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2" style:family="table-cell" style:parent-style-name="Default"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36" style:family="table-cell" style:parent-style-name="Default" style:data-style-name="N11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d2d2d2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4a4a4a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b1b1b1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9e9e9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a6a6a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bfbfb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a4a4a4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b7b7b7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cacaca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d8d8d8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cfcfc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a8a8a8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d1d1d1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9b9b9b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b8b8b8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7e7e7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bdbdbd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a1a1a1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757575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bebeb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c3c3c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d3d3d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d6d6d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878787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">
      <style:table-cell-properties fo:background-color="#eeeeee"/>
      <style:text-properties fo:color="#000000" style:font-name="Liberation Sans" fo:font-size="10pt" style:font-size-asian="10pt" style:font-size-complex="10pt"/>
    </style:style>
    <style:style style:name="ce63" style:family="table-cell" style:parent-style-name="Default" style:data-style-name="N11">
      <style:table-cell-properties fo:background-color="#b4c7dc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67" style:family="table-cell" style:parent-style-name="Default" style:data-style-name="N0"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ll_features_pca" table:style-name="ta1">
        <table:table-column table:style-name="co1" table:default-cell-style-name="ce32"/>
        <table:table-column table:style-name="co2" table:number-columns-repeated="2" table:default-cell-style-name="ce32"/>
        <table:table-column table:style-name="co3" table:default-cell-style-name="ce32"/>
        <table:table-column table:style-name="co2" table:number-columns-repeated="39" table:default-cell-style-name="ce32"/>
        <table:table-column table:style-name="co4" table:number-columns-repeated="4" table:default-cell-style-name="ce32"/>
        <table:table-column table:style-name="co4" table:default-cell-style-name="ce66"/>
        <table:table-column table:style-name="co4" table:number-columns-repeated="976" table:default-cell-style-name="ce32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Prin1</text:p>
          </table:table-cell>
          <table:table-cell office:value-type="string" calcext:value-type="string">
            <text:p>Prin2</text:p>
          </table:table-cell>
          <table:table-cell office:value-type="string" calcext:value-type="string">
            <text:p>Prin3</text:p>
          </table:table-cell>
          <table:table-cell office:value-type="string" calcext:value-type="string">
            <text:p>Prin4</text:p>
          </table:table-cell>
          <table:table-cell office:value-type="string" calcext:value-type="string">
            <text:p>Prin5</text:p>
          </table:table-cell>
          <table:table-cell office:value-type="string" calcext:value-type="string">
            <text:p>Prin6</text:p>
          </table:table-cell>
          <table:table-cell office:value-type="string" calcext:value-type="string">
            <text:p>Prin7</text:p>
          </table:table-cell>
          <table:table-cell/>
          <table:table-cell office:value-type="string" calcext:value-type="string">
            <text:p>Prin8</text:p>
          </table:table-cell>
          <table:table-cell office:value-type="string" calcext:value-type="string">
            <text:p>Prin9</text:p>
          </table:table-cell>
          <table:table-cell office:value-type="string" calcext:value-type="string">
            <text:p>Prin10</text:p>
          </table:table-cell>
          <table:table-cell office:value-type="string" calcext:value-type="string">
            <text:p>Prin11</text:p>
          </table:table-cell>
          <table:table-cell office:value-type="string" calcext:value-type="string">
            <text:p>Prin12</text:p>
          </table:table-cell>
          <table:table-cell office:value-type="string" calcext:value-type="string">
            <text:p>Prin13</text:p>
          </table:table-cell>
          <table:table-cell office:value-type="string" calcext:value-type="string">
            <text:p>Prin14</text:p>
          </table:table-cell>
          <table:table-cell office:value-type="string" calcext:value-type="string">
            <text:p>Prin15</text:p>
          </table:table-cell>
          <table:table-cell office:value-type="string" calcext:value-type="string">
            <text:p>Prin16</text:p>
          </table:table-cell>
          <table:table-cell office:value-type="string" calcext:value-type="string">
            <text:p>Prin17</text:p>
          </table:table-cell>
          <table:table-cell office:value-type="string" calcext:value-type="string">
            <text:p>Prin18</text:p>
          </table:table-cell>
          <table:table-cell office:value-type="string" calcext:value-type="string">
            <text:p>Prin19</text:p>
          </table:table-cell>
          <table:table-cell office:value-type="string" calcext:value-type="string">
            <text:p>Prin20</text:p>
          </table:table-cell>
          <table:table-cell office:value-type="string" calcext:value-type="string">
            <text:p>Prin21</text:p>
          </table:table-cell>
          <table:table-cell office:value-type="string" calcext:value-type="string">
            <text:p>Prin22</text:p>
          </table:table-cell>
          <table:table-cell office:value-type="string" calcext:value-type="string">
            <text:p>Prin23</text:p>
          </table:table-cell>
          <table:table-cell office:value-type="string" calcext:value-type="string">
            <text:p>Prin24</text:p>
          </table:table-cell>
          <table:table-cell office:value-type="string" calcext:value-type="string">
            <text:p>Prin25</text:p>
          </table:table-cell>
          <table:table-cell office:value-type="string" calcext:value-type="string">
            <text:p>Prin26</text:p>
          </table:table-cell>
          <table:table-cell office:value-type="string" calcext:value-type="string">
            <text:p>Prin27</text:p>
          </table:table-cell>
          <table:table-cell office:value-type="string" calcext:value-type="string">
            <text:p>Prin28</text:p>
          </table:table-cell>
          <table:table-cell office:value-type="string" calcext:value-type="string">
            <text:p>Prin29</text:p>
          </table:table-cell>
          <table:table-cell office:value-type="string" calcext:value-type="string">
            <text:p>Prin30</text:p>
          </table:table-cell>
          <table:table-cell office:value-type="string" calcext:value-type="string">
            <text:p>Prin31</text:p>
          </table:table-cell>
          <table:table-cell office:value-type="string" calcext:value-type="string">
            <text:p>Prin32</text:p>
          </table:table-cell>
          <table:table-cell office:value-type="string" calcext:value-type="string">
            <text:p>Prin33</text:p>
          </table:table-cell>
          <table:table-cell office:value-type="string" calcext:value-type="string">
            <text:p>Prin34</text:p>
          </table:table-cell>
          <table:table-cell office:value-type="string" calcext:value-type="string">
            <text:p>Prin35</text:p>
          </table:table-cell>
          <table:table-cell office:value-type="string" calcext:value-type="string">
            <text:p>Prin36</text:p>
          </table:table-cell>
          <table:table-cell office:value-type="string" calcext:value-type="string">
            <text:p>Prin37</text:p>
          </table:table-cell>
          <table:table-cell office:value-type="string" calcext:value-type="string">
            <text:p>Prin38</text:p>
          </table:table-cell>
          <table:table-cell office:value-type="string" calcext:value-type="string">
            <text:p>Prin39</text:p>
          </table:table-cell>
          <table:table-cell office:value-type="string" calcext:value-type="string">
            <text:p>Prin40</text:p>
          </table:table-cell>
          <table:table-cell office:value-type="string" calcext:value-type="string">
            <text:p>Prin41</text:p>
          </table:table-cell>
          <table:table-cell/>
          <table:table-cell office:value-type="string" calcext:value-type="string">
            <text:p>eigensum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locity-mean</text:p>
          </table:table-cell>
          <table:table-cell office:value-type="float" office:value="0.21764" calcext:value-type="float">
            <text:p>0.21764</text:p>
          </table:table-cell>
          <table:table-cell office:value-type="float" office:value="-0.05882" calcext:value-type="float">
            <text:p>-0.05882</text:p>
          </table:table-cell>
          <table:table-cell office:value-type="float" office:value="-0.11802" calcext:value-type="float">
            <text:p>-0.11802</text:p>
          </table:table-cell>
          <table:table-cell office:value-type="float" office:value="0.14554" calcext:value-type="float">
            <text:p>0.14554</text:p>
          </table:table-cell>
          <table:table-cell office:value-type="float" office:value="0.11941" calcext:value-type="float">
            <text:p>0.11941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-0.05434" calcext:value-type="float">
            <text:p>-0.05434</text:p>
          </table:table-cell>
          <table:table-cell table:style-name="ce62" table:formula="of:=SUM([.B2:.H2])" office:value-type="percentage" office:value="0.21401" calcext:value-type="percentage">
            <text:p>21.40%</text:p>
          </table:table-cell>
          <table:table-cell office:value-type="float" office:value="0.24449" calcext:value-type="float">
            <text:p>0.24449</text:p>
          </table:table-cell>
          <table:table-cell office:value-type="float" office:value="-0.08642" calcext:value-type="float">
            <text:p>-0.08642</text:p>
          </table:table-cell>
          <table:table-cell office:value-type="float" office:value="-0.01517" calcext:value-type="float">
            <text:p>-0.01517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-0.00577" calcext:value-type="float">
            <text:p>-0.00577</text:p>
          </table:table-cell>
          <table:table-cell office:value-type="float" office:value="-0.00689" calcext:value-type="float">
            <text:p>-0.00689</text:p>
          </table:table-cell>
          <table:table-cell office:value-type="float" office:value="0.04602" calcext:value-type="float">
            <text:p>0.04602</text:p>
          </table:table-cell>
          <table:table-cell office:value-type="float" office:value="-0.08151" calcext:value-type="float">
            <text:p>-0.08151</text:p>
          </table:table-cell>
          <table:table-cell office:value-type="float" office:value="0.14405" calcext:value-type="float">
            <text:p>0.14405</text:p>
          </table:table-cell>
          <table:table-cell office:value-type="float" office:value="0.21255" calcext:value-type="float">
            <text:p>0.21255</text:p>
          </table:table-cell>
          <table:table-cell office:value-type="float" office:value="-0.01541" calcext:value-type="float">
            <text:p>-0.01541</text:p>
          </table:table-cell>
          <table:table-cell office:value-type="float" office:value="0.1031" calcext:value-type="float">
            <text:p>0.1031</text:p>
          </table:table-cell>
          <table:table-cell office:value-type="float" office:value="-0.0269" calcext:value-type="float">
            <text:p>-0.0269</text:p>
          </table:table-cell>
          <table:table-cell office:value-type="float" office:value="-0.01382" calcext:value-type="float">
            <text:p>-0.01382</text:p>
          </table:table-cell>
          <table:table-cell office:value-type="float" office:value="-0.00526" calcext:value-type="float">
            <text:p>-0.00526</text:p>
          </table:table-cell>
          <table:table-cell office:value-type="float" office:value="-0.01339" calcext:value-type="float">
            <text:p>-0.01339</text:p>
          </table:table-cell>
          <table:table-cell office:value-type="float" office:value="-0.08583" calcext:value-type="float">
            <text:p>-0.08583</text:p>
          </table:table-cell>
          <table:table-cell office:value-type="float" office:value="0.05611" calcext:value-type="float">
            <text:p>0.05611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-0.02914" calcext:value-type="float">
            <text:p>-0.02914</text:p>
          </table:table-cell>
          <table:table-cell office:value-type="float" office:value="-0.02504" calcext:value-type="float">
            <text:p>-0.02504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23232" calcext:value-type="float">
            <text:p>0.23232</text:p>
          </table:table-cell>
          <table:table-cell office:value-type="float" office:value="-0.02719" calcext:value-type="float">
            <text:p>-0.02719</text:p>
          </table:table-cell>
          <table:table-cell office:value-type="float" office:value="0.03423" calcext:value-type="float">
            <text:p>0.03423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0.07678" calcext:value-type="float">
            <text:p>0.07678</text:p>
          </table:table-cell>
          <table:table-cell office:value-type="float" office:value="-0.02314" calcext:value-type="float">
            <text:p>-0.02314</text:p>
          </table:table-cell>
          <table:table-cell office:value-type="float" office:value="-0.0688" calcext:value-type="float">
            <text:p>-0.0688</text:p>
          </table:table-cell>
          <table:table-cell office:value-type="float" office:value="-0.65386" calcext:value-type="float">
            <text:p>-0.65386</text:p>
          </table:table-cell>
          <table:table-cell office:value-type="float" office:value="-0.43318" calcext:value-type="float">
            <text:p>-0.43318</text:p>
          </table:table-cell>
          <table:table-cell office:value-type="float" office:value="-0.19759" calcext:value-type="float">
            <text:p>-0.19759</text:p>
          </table:table-cell>
          <table:table-cell office:value-type="float" office:value="-0.08157" calcext:value-type="float">
            <text:p>-0.08157</text:p>
          </table:table-cell>
          <table:table-cell/>
          <table:table-cell table:style-name="ce66" table:formula="of:=SUM([.B2:.AQ2])" office:value-type="float" office:value="-0.2759" calcext:value-type="float">
            <text:p>-0.275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locity-median</text:p>
          </table:table-cell>
          <table:table-cell office:value-type="float" office:value="0.07465" calcext:value-type="float">
            <text:p>0.07465</text:p>
          </table:table-cell>
          <table:table-cell office:value-type="float" office:value="0.29113" calcext:value-type="float">
            <text:p>0.29113</text:p>
          </table:table-cell>
          <table:table-cell office:value-type="float" office:value="-0.08907" calcext:value-type="float">
            <text:p>-0.08907</text:p>
          </table:table-cell>
          <table:table-cell office:value-type="float" office:value="-0.01838" calcext:value-type="float">
            <text:p>-0.01838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7348" calcext:value-type="float">
            <text:p>0.07348</text:p>
          </table:table-cell>
          <table:table-cell office:value-type="float" office:value="0.06179" calcext:value-type="float">
            <text:p>0.06179</text:p>
          </table:table-cell>
          <table:table-cell table:style-name="ce63" table:formula="of:=SUM([.B3:.H3])" office:value-type="percentage" office:value="0.43717" calcext:value-type="percentage">
            <text:p>43.72%</text:p>
          </table:table-cell>
          <table:table-cell office:value-type="float" office:value="-0.07084" calcext:value-type="float">
            <text:p>-0.07084</text:p>
          </table:table-cell>
          <table:table-cell office:value-type="float" office:value="-0.06137" calcext:value-type="float">
            <text:p>-0.06137</text:p>
          </table:table-cell>
          <table:table-cell office:value-type="float" office:value="-0.01048" calcext:value-type="float">
            <text:p>-0.01048</text:p>
          </table:table-cell>
          <table:table-cell office:value-type="float" office:value="-0.08544" calcext:value-type="float">
            <text:p>-0.08544</text:p>
          </table:table-cell>
          <table:table-cell office:value-type="float" office:value="0.10314" calcext:value-type="float">
            <text:p>0.10314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-0.03011" calcext:value-type="float">
            <text:p>-0.03011</text:p>
          </table:table-cell>
          <table:table-cell office:value-type="float" office:value="-0.00138" calcext:value-type="float">
            <text:p>-0.00138</text:p>
          </table:table-cell>
          <table:table-cell office:value-type="float" office:value="-0.1082" calcext:value-type="float">
            <text:p>-0.1082</text:p>
          </table:table-cell>
          <table:table-cell office:value-type="float" office:value="0.02903" calcext:value-type="float">
            <text:p>0.02903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0.14511" calcext:value-type="float">
            <text:p>0.14511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4485" calcext:value-type="float">
            <text:p>0.4485</text:p>
          </table:table-cell>
          <table:table-cell office:value-type="float" office:value="-0.07667" calcext:value-type="float">
            <text:p>-0.07667</text:p>
          </table:table-cell>
          <table:table-cell office:value-type="float" office:value="-0.18536" calcext:value-type="float">
            <text:p>-0.18536</text:p>
          </table:table-cell>
          <table:table-cell office:value-type="float" office:value="-0.0941" calcext:value-type="float">
            <text:p>-0.0941</text:p>
          </table:table-cell>
          <table:table-cell office:value-type="float" office:value="-0.1189" calcext:value-type="float">
            <text:p>-0.1189</text:p>
          </table:table-cell>
          <table:table-cell office:value-type="float" office:value="-0.06174" calcext:value-type="float">
            <text:p>-0.06174</text:p>
          </table:table-cell>
          <table:table-cell office:value-type="float" office:value="-0.41061" calcext:value-type="float">
            <text:p>-0.41061</text:p>
          </table:table-cell>
          <table:table-cell office:value-type="float" office:value="-0.51096" calcext:value-type="float">
            <text:p>-0.51096</text:p>
          </table:table-cell>
          <table:table-cell office:value-type="float" office:value="0.14016" calcext:value-type="float">
            <text:p>0.14016</text:p>
          </table:table-cell>
          <table:table-cell office:value-type="float" office:value="-0.22653" calcext:value-type="float">
            <text:p>-0.22653</text:p>
          </table:table-cell>
          <table:table-cell office:value-type="float" office:value="-0.07971" calcext:value-type="float">
            <text:p>-0.07971</text:p>
          </table:table-cell>
          <table:table-cell office:value-type="float" office:value="-0.1806" calcext:value-type="float">
            <text:p>-0.1806</text:p>
          </table:table-cell>
          <table:table-cell office:value-type="float" office:value="0.12397" calcext:value-type="float">
            <text:p>0.12397</text:p>
          </table:table-cell>
          <table:table-cell office:value-type="float" office:value="-0.0703" calcext:value-type="float">
            <text:p>-0.0703</text:p>
          </table:table-cell>
          <table:table-cell office:value-type="float" office:value="-0.00412" calcext:value-type="float">
            <text:p>-0.00412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-0.00048" calcext:value-type="float">
            <text:p>-0.00048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19" calcext:value-type="float">
            <text:p>0.00019</text:p>
          </table:table-cell>
          <table:table-cell/>
          <table:table-cell table:style-name="ce66" table:formula="of:=SUM([.B3:.AQ3])" office:value-type="float" office:value="-0.47667" calcext:value-type="float">
            <text:p>-0.47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locity-mode</text:p>
          </table:table-cell>
          <table:table-cell office:value-type="float" office:value="0.02633" calcext:value-type="float">
            <text:p>0.02633</text:p>
          </table:table-cell>
          <table:table-cell office:value-type="float" office:value="0.00937" calcext:value-type="float">
            <text:p>0.00937</text:p>
          </table:table-cell>
          <table:table-cell office:value-type="float" office:value="-0.20185" calcext:value-type="float">
            <text:p>-0.20185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-0.04789" calcext:value-type="float">
            <text:p>-0.04789</text:p>
          </table:table-cell>
          <table:table-cell office:value-type="float" office:value="0.12288" calcext:value-type="float">
            <text:p>0.12288</text:p>
          </table:table-cell>
          <table:table-cell office:value-type="float" office:value="0.25259" calcext:value-type="float">
            <text:p>0.25259</text:p>
          </table:table-cell>
          <table:table-cell table:style-name="ce62" table:formula="of:=SUM([.B4:.H4])" office:value-type="percentage" office:value="0.12018" calcext:value-type="percentage">
            <text:p>12.02%</text:p>
          </table:table-cell>
          <table:table-cell office:value-type="float" office:value="0.18819" calcext:value-type="float">
            <text:p>0.18819</text:p>
          </table:table-cell>
          <table:table-cell office:value-type="float" office:value="0.4351" calcext:value-type="float">
            <text:p>0.4351</text:p>
          </table:table-cell>
          <table:table-cell office:value-type="float" office:value="0.04396" calcext:value-type="float">
            <text:p>0.04396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-0.0794" calcext:value-type="float">
            <text:p>-0.0794</text:p>
          </table:table-cell>
          <table:table-cell office:value-type="float" office:value="0.15029" calcext:value-type="float">
            <text:p>0.15029</text:p>
          </table:table-cell>
          <table:table-cell office:value-type="float" office:value="-0.19219" calcext:value-type="float">
            <text:p>-0.19219</text:p>
          </table:table-cell>
          <table:table-cell office:value-type="float" office:value="-0.5685" calcext:value-type="float">
            <text:p>-0.5685</text:p>
          </table:table-cell>
          <table:table-cell office:value-type="float" office:value="0.44787" calcext:value-type="float">
            <text:p>0.44787</text:p>
          </table:table-cell>
          <table:table-cell office:value-type="float" office:value="0.08687" calcext:value-type="float">
            <text:p>0.08687</text:p>
          </table:table-cell>
          <table:table-cell office:value-type="float" office:value="0.19719" calcext:value-type="float">
            <text:p>0.19719</text:p>
          </table:table-cell>
          <table:table-cell office:value-type="float" office:value="0.09252" calcext:value-type="float">
            <text:p>0.09252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-0.02989" calcext:value-type="float">
            <text:p>-0.02989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1744" calcext:value-type="float">
            <text:p>0.01744</text:p>
          </table:table-cell>
          <table:table-cell office:value-type="float" office:value="-0.00574" calcext:value-type="float">
            <text:p>-0.00574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-0.01739" calcext:value-type="float">
            <text:p>-0.01739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-0.00109" calcext:value-type="float">
            <text:p>-0.00109</text:p>
          </table:table-cell>
          <table:table-cell office:value-type="float" office:value="-0.00099" calcext:value-type="float">
            <text:p>-0.00099</text:p>
          </table:table-cell>
          <table:table-cell office:value-type="float" office:value="-0.00095" calcext:value-type="float">
            <text:p>-0.00095</text:p>
          </table:table-cell>
          <table:table-cell office:value-type="float" office:value="0.00006" calcext:value-type="float">
            <text:p>6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003" calcext:value-type="float">
            <text:p>-3E-05</text:p>
          </table:table-cell>
          <table:table-cell/>
          <table:table-cell table:style-name="ce66" table:formula="of:=SUM([.B4:.AQ4])" office:value-type="float" office:value="1.09772" calcext:value-type="float">
            <text:p>1.0977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locity-iqr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19416" calcext:value-type="float">
            <text:p>0.19416</text:p>
          </table:table-cell>
          <table:table-cell office:value-type="float" office:value="-0.27577" calcext:value-type="float">
            <text:p>-0.27577</text:p>
          </table:table-cell>
          <table:table-cell office:value-type="float" office:value="-0.08515" calcext:value-type="float">
            <text:p>-0.08515</text:p>
          </table:table-cell>
          <table:table-cell office:value-type="float" office:value="0.05489" calcext:value-type="float">
            <text:p>0.05489</text:p>
          </table:table-cell>
          <table:table-cell office:value-type="float" office:value="0.20702" calcext:value-type="float">
            <text:p>0.20702</text:p>
          </table:table-cell>
          <table:table-cell office:value-type="float" office:value="0.17844" calcext:value-type="float">
            <text:p>0.17844</text:p>
          </table:table-cell>
          <table:table-cell table:style-name="ce63" table:formula="of:=SUM([.B5:.H5])" office:value-type="percentage" office:value="0.35589" calcext:value-type="percentage">
            <text:p>35.59%</text:p>
          </table:table-cell>
          <table:table-cell office:value-type="float" office:value="0.02266" calcext:value-type="float">
            <text:p>0.02266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-0.06206" calcext:value-type="float">
            <text:p>-0.06206</text:p>
          </table:table-cell>
          <table:table-cell office:value-type="float" office:value="-0.07142" calcext:value-type="float">
            <text:p>-0.07142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6632" calcext:value-type="float">
            <text:p>0.06632</text:p>
          </table:table-cell>
          <table:table-cell office:value-type="float" office:value="-0.14486" calcext:value-type="float">
            <text:p>-0.14486</text:p>
          </table:table-cell>
          <table:table-cell office:value-type="float" office:value="0.04281" calcext:value-type="float">
            <text:p>0.04281</text:p>
          </table:table-cell>
          <table:table-cell office:value-type="float" office:value="-0.21143" calcext:value-type="float">
            <text:p>-0.21143</text:p>
          </table:table-cell>
          <table:table-cell office:value-type="float" office:value="-0.07476" calcext:value-type="float">
            <text:p>-0.07476</text:p>
          </table:table-cell>
          <table:table-cell office:value-type="float" office:value="-0.10206" calcext:value-type="float">
            <text:p>-0.10206</text:p>
          </table:table-cell>
          <table:table-cell office:value-type="float" office:value="-0.18992" calcext:value-type="float">
            <text:p>-0.18992</text:p>
          </table:table-cell>
          <table:table-cell office:value-type="float" office:value="-0.04312" calcext:value-type="float">
            <text:p>-0.04312</text:p>
          </table:table-cell>
          <table:table-cell office:value-type="float" office:value="-0.15878" calcext:value-type="float">
            <text:p>-0.15878</text:p>
          </table:table-cell>
          <table:table-cell office:value-type="float" office:value="0.07534" calcext:value-type="float">
            <text:p>0.07534</text:p>
          </table:table-cell>
          <table:table-cell office:value-type="float" office:value="0.18022" calcext:value-type="float">
            <text:p>0.18022</text:p>
          </table:table-cell>
          <table:table-cell office:value-type="float" office:value="0.11854" calcext:value-type="float">
            <text:p>0.11854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-0.14375" calcext:value-type="float">
            <text:p>-0.14375</text:p>
          </table:table-cell>
          <table:table-cell office:value-type="float" office:value="0.11804" calcext:value-type="float">
            <text:p>0.11804</text:p>
          </table:table-cell>
          <table:table-cell office:value-type="float" office:value="-0.06483" calcext:value-type="float">
            <text:p>-0.06483</text:p>
          </table:table-cell>
          <table:table-cell office:value-type="float" office:value="-0.55195" calcext:value-type="float">
            <text:p>-0.55195</text:p>
          </table:table-cell>
          <table:table-cell office:value-type="float" office:value="-0.45772" calcext:value-type="float">
            <text:p>-0.45772</text:p>
          </table:table-cell>
          <table:table-cell office:value-type="float" office:value="-0.05045" calcext:value-type="float">
            <text:p>-0.05045</text:p>
          </table:table-cell>
          <table:table-cell office:value-type="float" office:value="0.14057" calcext:value-type="float">
            <text:p>0.14057</text:p>
          </table:table-cell>
          <table:table-cell office:value-type="float" office:value="0.05004" calcext:value-type="float">
            <text:p>0.05004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-0.00034" calcext:value-type="float">
            <text:p>-0.00034</text:p>
          </table:table-cell>
          <table:table-cell office:value-type="float" office:value="-0.00653" calcext:value-type="float">
            <text:p>-0.00653</text:p>
          </table:table-cell>
          <table:table-cell office:value-type="float" office:value="-0.00146" calcext:value-type="float">
            <text:p>-0.00146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073" calcext:value-type="float">
            <text:p>0.00073</text:p>
          </table:table-cell>
          <table:table-cell/>
          <table:table-cell table:style-name="ce66" table:formula="of:=SUM([.B5:.AQ5])" office:value-type="float" office:value="-0.73123" calcext:value-type="float">
            <text:p>-0.7312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locity-stdev</text:p>
          </table:table-cell>
          <table:table-cell office:value-type="float" office:value="0.24077" calcext:value-type="float">
            <text:p>0.24077</text:p>
          </table:table-cell>
          <table:table-cell office:value-type="float" office:value="-0.08783" calcext:value-type="float">
            <text:p>-0.08783</text:p>
          </table:table-cell>
          <table:table-cell office:value-type="float" office:value="-0.06503" calcext:value-type="float">
            <text:p>-0.06503</text:p>
          </table:table-cell>
          <table:table-cell office:value-type="float" office:value="0.10451" calcext:value-type="float">
            <text:p>0.10451</text:p>
          </table:table-cell>
          <table:table-cell office:value-type="float" office:value="0.09269" calcext:value-type="float">
            <text:p>0.09269</text:p>
          </table:table-cell>
          <table:table-cell office:value-type="float" office:value="-0.04667" calcext:value-type="float">
            <text:p>-0.04667</text:p>
          </table:table-cell>
          <table:table-cell office:value-type="float" office:value="-0.03461" calcext:value-type="float">
            <text:p>-0.03461</text:p>
          </table:table-cell>
          <table:table-cell table:style-name="ce62" table:formula="of:=SUM([.B6:.H6])" office:value-type="percentage" office:value="0.20383" calcext:value-type="percentage">
            <text:p>20.38%</text:p>
          </table:table-cell>
          <table:table-cell office:value-type="float" office:value="0.01767" calcext:value-type="float">
            <text:p>0.01767</text:p>
          </table:table-cell>
          <table:table-cell office:value-type="float" office:value="-0.00467" calcext:value-type="float">
            <text:p>-0.00467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852" calcext:value-type="float">
            <text:p>-0.00852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-0.01418" calcext:value-type="float">
            <text:p>-0.01418</text:p>
          </table:table-cell>
          <table:table-cell office:value-type="float" office:value="0.04622" calcext:value-type="float">
            <text:p>0.04622</text:p>
          </table:table-cell>
          <table:table-cell office:value-type="float" office:value="0.07035" calcext:value-type="float">
            <text:p>0.07035</text:p>
          </table:table-cell>
          <table:table-cell office:value-type="float" office:value="-0.00171" calcext:value-type="float">
            <text:p>-0.00171</text:p>
          </table:table-cell>
          <table:table-cell office:value-type="float" office:value="-0.05764" calcext:value-type="float">
            <text:p>-0.05764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-0.00409" calcext:value-type="float">
            <text:p>-0.00409</text:p>
          </table:table-cell>
          <table:table-cell office:value-type="float" office:value="-0.00789" calcext:value-type="float">
            <text:p>-0.00789</text:p>
          </table:table-cell>
          <table:table-cell office:value-type="float" office:value="0.03248" calcext:value-type="float">
            <text:p>0.03248</text:p>
          </table:table-cell>
          <table:table-cell office:value-type="float" office:value="0.22403" calcext:value-type="float">
            <text:p>0.22403</text:p>
          </table:table-cell>
          <table:table-cell office:value-type="float" office:value="-0.16374" calcext:value-type="float">
            <text:p>-0.16374</text:p>
          </table:table-cell>
          <table:table-cell office:value-type="float" office:value="-0.15543" calcext:value-type="float">
            <text:p>-0.15543</text:p>
          </table:table-cell>
          <table:table-cell office:value-type="float" office:value="0.13743" calcext:value-type="float">
            <text:p>0.13743</text:p>
          </table:table-cell>
          <table:table-cell office:value-type="float" office:value="0.01134" calcext:value-type="float">
            <text:p>0.01134</text:p>
          </table:table-cell>
          <table:table-cell office:value-type="float" office:value="-0.01469" calcext:value-type="float">
            <text:p>-0.01469</text:p>
          </table:table-cell>
          <table:table-cell office:value-type="float" office:value="-0.3033" calcext:value-type="float">
            <text:p>-0.3033</text:p>
          </table:table-cell>
          <table:table-cell office:value-type="float" office:value="0.01715" calcext:value-type="float">
            <text:p>0.01715</text:p>
          </table:table-cell>
          <table:table-cell office:value-type="float" office:value="-0.06359" calcext:value-type="float">
            <text:p>-0.06359</text:p>
          </table:table-cell>
          <table:table-cell office:value-type="float" office:value="-0.04602" calcext:value-type="float">
            <text:p>-0.04602</text:p>
          </table:table-cell>
          <table:table-cell office:value-type="float" office:value="-0.09421" calcext:value-type="float">
            <text:p>-0.09421</text:p>
          </table:table-cell>
          <table:table-cell office:value-type="float" office:value="0.01439" calcext:value-type="float">
            <text:p>0.01439</text:p>
          </table:table-cell>
          <table:table-cell office:value-type="float" office:value="-0.00613" calcext:value-type="float">
            <text:p>-0.00613</text:p>
          </table:table-cell>
          <table:table-cell office:value-type="float" office:value="-0.11433" calcext:value-type="float">
            <text:p>-0.11433</text:p>
          </table:table-cell>
          <table:table-cell office:value-type="float" office:value="-0.03558" calcext:value-type="float">
            <text:p>-0.03558</text:p>
          </table:table-cell>
          <table:table-cell office:value-type="float" office:value="0.12583" calcext:value-type="float">
            <text:p>0.12583</text:p>
          </table:table-cell>
          <table:table-cell office:value-type="float" office:value="0.79781" calcext:value-type="float">
            <text:p>0.79781</text:p>
          </table:table-cell>
          <table:table-cell/>
          <table:table-cell table:style-name="ce66" table:formula="of:=SUM([.B6:.AQ6])" office:value-type="float" office:value="0.84672" calcext:value-type="float">
            <text:p>0.8467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locity-min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.04888" calcext:value-type="float">
            <text:p>0.04888</text:p>
          </table:table-cell>
          <table:table-cell office:value-type="float" office:value="-0.02017" calcext:value-type="float">
            <text:p>-0.02017</text:p>
          </table:table-cell>
          <table:table-cell office:value-type="float" office:value="0.35773" calcext:value-type="float">
            <text:p>0.35773</text:p>
          </table:table-cell>
          <table:table-cell office:value-type="float" office:value="-0.25737" calcext:value-type="float">
            <text:p>-0.25737</text:p>
          </table:table-cell>
          <table:table-cell office:value-type="float" office:value="0.31021" calcext:value-type="float">
            <text:p>0.31021</text:p>
          </table:table-cell>
          <table:table-cell office:value-type="float" office:value="-0.12211" calcext:value-type="float">
            <text:p>-0.12211</text:p>
          </table:table-cell>
          <table:table-cell table:style-name="ce62" table:formula="of:=SUM([.B7:.H7])" office:value-type="percentage" office:value="0.31337" calcext:value-type="percentage">
            <text:p>31.34%</text:p>
          </table:table-cell>
          <table:table-cell office:value-type="float" office:value="-0.08422" calcext:value-type="float">
            <text:p>-0.08422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-0.11979" calcext:value-type="float">
            <text:p>-0.11979</text:p>
          </table:table-cell>
          <table:table-cell office:value-type="float" office:value="-0.00305" calcext:value-type="float">
            <text:p>-0.00305</text:p>
          </table:table-cell>
          <table:table-cell office:value-type="float" office:value="-0.07912" calcext:value-type="float">
            <text:p>-0.07912</text:p>
          </table:table-cell>
          <table:table-cell office:value-type="float" office:value="-0.19469" calcext:value-type="float">
            <text:p>-0.19469</text:p>
          </table:table-cell>
          <table:table-cell office:value-type="float" office:value="-0.02832" calcext:value-type="float">
            <text:p>-0.02832</text:p>
          </table:table-cell>
          <table:table-cell office:value-type="float" office:value="-0.04503" calcext:value-type="float">
            <text:p>-0.04503</text:p>
          </table:table-cell>
          <table:table-cell office:value-type="float" office:value="0.02754" calcext:value-type="float">
            <text:p>0.02754</text:p>
          </table:table-cell>
          <table:table-cell office:value-type="float" office:value="-0.10745" calcext:value-type="float">
            <text:p>-0.10745</text:p>
          </table:table-cell>
          <table:table-cell office:value-type="float" office:value="0.04823" calcext:value-type="float">
            <text:p>0.04823</text:p>
          </table:table-cell>
          <table:table-cell office:value-type="float" office:value="-0.08984" calcext:value-type="float">
            <text:p>-0.08984</text:p>
          </table:table-cell>
          <table:table-cell office:value-type="float" office:value="-0.01113" calcext:value-type="float">
            <text:p>-0.01113</text:p>
          </table:table-cell>
          <table:table-cell office:value-type="float" office:value="-0.05609" calcext:value-type="float">
            <text:p>-0.05609</text:p>
          </table:table-cell>
          <table:table-cell office:value-type="float" office:value="-0.75395" calcext:value-type="float">
            <text:p>-0.75395</text:p>
          </table:table-cell>
          <table:table-cell office:value-type="float" office:value="0.15469" calcext:value-type="float">
            <text:p>0.15469</text:p>
          </table:table-cell>
          <table:table-cell office:value-type="float" office:value="0.03726" calcext:value-type="float">
            <text:p>0.03726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-0.03927" calcext:value-type="float">
            <text:p>-0.03927</text:p>
          </table:table-cell>
          <table:table-cell office:value-type="float" office:value="-0.00161" calcext:value-type="float">
            <text:p>-0.00161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-0.00111" calcext:value-type="float">
            <text:p>-0.00111</text:p>
          </table:table-cell>
          <table:table-cell office:value-type="float" office:value="-0.00019" calcext:value-type="float">
            <text:p>-0.00019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-0.00163" calcext:value-type="float">
            <text:p>-0.00163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-0.00019" calcext:value-type="float">
            <text:p>-0.00019</text:p>
          </table:table-cell>
          <table:table-cell office:value-type="float" office:value="-0.00001" calcext:value-type="float">
            <text:p>-1E-05</text:p>
          </table:table-cell>
          <table:table-cell/>
          <table:table-cell table:style-name="ce66" table:formula="of:=SUM([.B7:.AQ7])" office:value-type="float" office:value="-0.73379" calcext:value-type="float">
            <text:p>-0.7337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locity-max</text:p>
          </table:table-cell>
          <table:table-cell office:value-type="float" office:value="0.24071" calcext:value-type="float">
            <text:p>0.24071</text:p>
          </table:table-cell>
          <table:table-cell office:value-type="float" office:value="-0.08763" calcext:value-type="float">
            <text:p>-0.0876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413" calcext:value-type="float">
            <text:p>0.00413</text:p>
          </table:table-cell>
          <table:table-cell table:style-name="ce62" table:formula="of:=SUM([.B8:.H8])" office:value-type="percentage" office:value="0.17439" calcext:value-type="percentage">
            <text:p>17.44%</text:p>
          </table:table-cell>
          <table:table-cell office:value-type="float" office:value="-0.25433" calcext:value-type="float">
            <text:p>-0.25433</text:p>
          </table:table-cell>
          <table:table-cell office:value-type="float" office:value="0.08191" calcext:value-type="float">
            <text:p>0.08191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-0.00287" calcext:value-type="float">
            <text:p>-0.00287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2457" calcext:value-type="float">
            <text:p>-0.02457</text:p>
          </table:table-cell>
          <table:table-cell office:value-type="float" office:value="0.0116" calcext:value-type="float">
            <text:p>0.0116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-0.02396" calcext:value-type="float">
            <text:p>-0.02396</text:p>
          </table:table-cell>
          <table:table-cell office:value-type="float" office:value="-0.01148" calcext:value-type="float">
            <text:p>-0.01148</text:p>
          </table:table-cell>
          <table:table-cell office:value-type="float" office:value="-0.07359" calcext:value-type="float">
            <text:p>-0.07359</text:p>
          </table:table-cell>
          <table:table-cell office:value-type="float" office:value="-0.01007" calcext:value-type="float">
            <text:p>-0.01007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-0.01449" calcext:value-type="float">
            <text:p>-0.01449</text:p>
          </table:table-cell>
          <table:table-cell office:value-type="float" office:value="-0.08512" calcext:value-type="float">
            <text:p>-0.0851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02" calcext:value-type="float">
            <text:p>0.0602</text:p>
          </table:table-cell>
          <table:table-cell office:value-type="float" office:value="-0.04941" calcext:value-type="float">
            <text:p>-0.04941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5103" calcext:value-type="float">
            <text:p>0.05103</text:p>
          </table:table-cell>
          <table:table-cell office:value-type="float" office:value="-0.00018" calcext:value-type="float">
            <text:p>-0.00018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0.04713" calcext:value-type="float">
            <text:p>-0.04713</text:p>
          </table:table-cell>
          <table:table-cell office:value-type="float" office:value="-0.15473" calcext:value-type="float">
            <text:p>-0.15473</text:p>
          </table:table-cell>
          <table:table-cell office:value-type="float" office:value="0.54452" calcext:value-type="float">
            <text:p>0.54452</text:p>
          </table:table-cell>
          <table:table-cell office:value-type="float" office:value="-0.09976" calcext:value-type="float">
            <text:p>-0.09976</text:p>
          </table:table-cell>
          <table:table-cell/>
          <table:table-cell table:style-name="ce66" table:formula="of:=SUM([.B8:.AQ8])" office:value-type="float" office:value="0.38035" calcext:value-type="float">
            <text:p>0.3803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elocity-range</text:p>
          </table:table-cell>
          <table:table-cell office:value-type="float" office:value="0.24071" calcext:value-type="float">
            <text:p>0.24071</text:p>
          </table:table-cell>
          <table:table-cell office:value-type="float" office:value="-0.08763" calcext:value-type="float">
            <text:p>-0.0876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0413" calcext:value-type="float">
            <text:p>0.00413</text:p>
          </table:table-cell>
          <table:table-cell table:style-name="ce62" table:formula="of:=SUM([.B9:.H9])" office:value-type="percentage" office:value="0.17439" calcext:value-type="percentage">
            <text:p>17.44%</text:p>
          </table:table-cell>
          <table:table-cell office:value-type="float" office:value="-0.25433" calcext:value-type="float">
            <text:p>-0.25433</text:p>
          </table:table-cell>
          <table:table-cell office:value-type="float" office:value="0.08191" calcext:value-type="float">
            <text:p>0.08191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-0.00287" calcext:value-type="float">
            <text:p>-0.00287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01796" calcext:value-type="float">
            <text:p>0.01796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2457" calcext:value-type="float">
            <text:p>-0.02457</text:p>
          </table:table-cell>
          <table:table-cell office:value-type="float" office:value="0.0116" calcext:value-type="float">
            <text:p>0.0116</text:p>
          </table:table-cell>
          <table:table-cell office:value-type="float" office:value="-0.01515" calcext:value-type="float">
            <text:p>-0.01515</text:p>
          </table:table-cell>
          <table:table-cell office:value-type="float" office:value="-0.02396" calcext:value-type="float">
            <text:p>-0.02396</text:p>
          </table:table-cell>
          <table:table-cell office:value-type="float" office:value="-0.01148" calcext:value-type="float">
            <text:p>-0.01148</text:p>
          </table:table-cell>
          <table:table-cell office:value-type="float" office:value="-0.07359" calcext:value-type="float">
            <text:p>-0.07359</text:p>
          </table:table-cell>
          <table:table-cell office:value-type="float" office:value="-0.01007" calcext:value-type="float">
            <text:p>-0.01007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-0.01449" calcext:value-type="float">
            <text:p>-0.01449</text:p>
          </table:table-cell>
          <table:table-cell office:value-type="float" office:value="-0.08512" calcext:value-type="float">
            <text:p>-0.0851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02" calcext:value-type="float">
            <text:p>0.0602</text:p>
          </table:table-cell>
          <table:table-cell office:value-type="float" office:value="-0.04941" calcext:value-type="float">
            <text:p>-0.04941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5103" calcext:value-type="float">
            <text:p>0.05103</text:p>
          </table:table-cell>
          <table:table-cell office:value-type="float" office:value="-0.00018" calcext:value-type="float">
            <text:p>-0.00018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-0.04713" calcext:value-type="float">
            <text:p>-0.04713</text:p>
          </table:table-cell>
          <table:table-cell office:value-type="float" office:value="-0.15473" calcext:value-type="float">
            <text:p>-0.15473</text:p>
          </table:table-cell>
          <table:table-cell office:value-type="float" office:value="0.54452" calcext:value-type="float">
            <text:p>0.54452</text:p>
          </table:table-cell>
          <table:table-cell office:value-type="float" office:value="-0.09976" calcext:value-type="float">
            <text:p>-0.09976</text:p>
          </table:table-cell>
          <table:table-cell/>
          <table:table-cell table:style-name="ce66" table:formula="of:=SUM([.B9:.AQ9])" office:value-type="float" office:value="0.38035" calcext:value-type="float">
            <text:p>0.3803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xvelocity-mean</text:p>
          </table:table-cell>
          <table:table-cell office:value-type="float" office:value="0.21741" calcext:value-type="float">
            <text:p>0.21741</text:p>
          </table:table-cell>
          <table:table-cell office:value-type="float" office:value="-0.0596" calcext:value-type="float">
            <text:p>-0.0596</text:p>
          </table:table-cell>
          <table:table-cell office:value-type="float" office:value="-0.12302" calcext:value-type="float">
            <text:p>-0.12302</text:p>
          </table:table-cell>
          <table:table-cell office:value-type="float" office:value="0.14222" calcext:value-type="float">
            <text:p>0.14222</text:p>
          </table:table-cell>
          <table:table-cell office:value-type="float" office:value="0.11609" calcext:value-type="float">
            <text:p>0.11609</text:p>
          </table:table-cell>
          <table:table-cell office:value-type="float" office:value="-0.03852" calcext:value-type="float">
            <text:p>-0.03852</text:p>
          </table:table-cell>
          <table:table-cell office:value-type="float" office:value="-0.05964" calcext:value-type="float">
            <text:p>-0.05964</text:p>
          </table:table-cell>
          <table:table-cell table:style-name="ce62" table:formula="of:=SUM([.B10:.H10])" office:value-type="percentage" office:value="0.19494" calcext:value-type="percentage">
            <text:p>19.49%</text:p>
          </table:table-cell>
          <table:table-cell office:value-type="float" office:value="0.24393" calcext:value-type="float">
            <text:p>0.24393</text:p>
          </table:table-cell>
          <table:table-cell office:value-type="float" office:value="-0.08528" calcext:value-type="float">
            <text:p>-0.08528</text:p>
          </table:table-cell>
          <table:table-cell office:value-type="float" office:value="-0.01495" calcext:value-type="float">
            <text:p>-0.01495</text:p>
          </table:table-cell>
          <table:table-cell office:value-type="float" office:value="0.01895" calcext:value-type="float">
            <text:p>0.01895</text:p>
          </table:table-cell>
          <table:table-cell office:value-type="float" office:value="-0.00632" calcext:value-type="float">
            <text:p>-0.00632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706" calcext:value-type="float">
            <text:p>-0.00706</text:p>
          </table:table-cell>
          <table:table-cell office:value-type="float" office:value="0.04669" calcext:value-type="float">
            <text:p>0.04669</text:p>
          </table:table-cell>
          <table:table-cell office:value-type="float" office:value="-0.08335" calcext:value-type="float">
            <text:p>-0.08335</text:p>
          </table:table-cell>
          <table:table-cell office:value-type="float" office:value="0.14171" calcext:value-type="float">
            <text:p>0.14171</text:p>
          </table:table-cell>
          <table:table-cell office:value-type="float" office:value="0.21407" calcext:value-type="float">
            <text:p>0.21407</text:p>
          </table:table-cell>
          <table:table-cell office:value-type="float" office:value="-0.01241" calcext:value-type="float">
            <text:p>-0.01241</text:p>
          </table:table-cell>
          <table:table-cell office:value-type="float" office:value="0.10418" calcext:value-type="float">
            <text:p>0.10418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-0.01287" calcext:value-type="float">
            <text:p>-0.01287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838" calcext:value-type="float">
            <text:p>-0.0838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2103" calcext:value-type="float">
            <text:p>0.02103</text:p>
          </table:table-cell>
          <table:table-cell office:value-type="float" office:value="-0.03245" calcext:value-type="float">
            <text:p>-0.03245</text:p>
          </table:table-cell>
          <table:table-cell office:value-type="float" office:value="-0.01804" calcext:value-type="float">
            <text:p>-0.01804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21751" calcext:value-type="float">
            <text:p>0.21751</text:p>
          </table:table-cell>
          <table:table-cell office:value-type="float" office:value="-0.02881" calcext:value-type="float">
            <text:p>-0.02881</text:p>
          </table:table-cell>
          <table:table-cell office:value-type="float" office:value="0.03766" calcext:value-type="float">
            <text:p>0.03766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-0.63641" calcext:value-type="float">
            <text:p>-0.63641</text:p>
          </table:table-cell>
          <table:table-cell office:value-type="float" office:value="-0.26117" calcext:value-type="float">
            <text:p>-0.26117</text:p>
          </table:table-cell>
          <table:table-cell office:value-type="float" office:value="0.29344" calcext:value-type="float">
            <text:p>0.29344</text:p>
          </table:table-cell>
          <table:table-cell office:value-type="float" office:value="0.32208" calcext:value-type="float">
            <text:p>0.32208</text:p>
          </table:table-cell>
          <table:table-cell office:value-type="float" office:value="0.11755" calcext:value-type="float">
            <text:p>0.11755</text:p>
          </table:table-cell>
          <table:table-cell office:value-type="float" office:value="0.03606" calcext:value-type="float">
            <text:p>0.03606</text:p>
          </table:table-cell>
          <table:table-cell/>
          <table:table-cell table:style-name="ce66" table:formula="of:=SUM([.B10:.AQ10])" office:value-type="float" office:value="0.99653" calcext:value-type="float">
            <text:p>0.9965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xvelocity-median</text:p>
          </table:table-cell>
          <table:table-cell office:value-type="float" office:value="0.07269" calcext:value-type="float">
            <text:p>0.07269</text:p>
          </table:table-cell>
          <table:table-cell office:value-type="float" office:value="0.28475" calcext:value-type="float">
            <text:p>0.28475</text:p>
          </table:table-cell>
          <table:table-cell office:value-type="float" office:value="-0.11943" calcext:value-type="float">
            <text:p>-0.11943</text:p>
          </table:table-cell>
          <table:table-cell office:value-type="float" office:value="-0.03269" calcext:value-type="float">
            <text:p>-0.03269</text:p>
          </table:table-cell>
          <table:table-cell office:value-type="float" office:value="-0.02232" calcext:value-type="float">
            <text:p>-0.02232</text:p>
          </table:table-cell>
          <table:table-cell office:value-type="float" office:value="-0.02639" calcext:value-type="float">
            <text:p>-0.02639</text:p>
          </table:table-cell>
          <table:table-cell office:value-type="float" office:value="-0.01603" calcext:value-type="float">
            <text:p>-0.01603</text:p>
          </table:table-cell>
          <table:table-cell table:style-name="ce62" table:formula="of:=SUM([.B11:.H11])" office:value-type="percentage" office:value="0.14058" calcext:value-type="percentage">
            <text:p>14.06%</text:p>
          </table:table-cell>
          <table:table-cell office:value-type="float" office:value="-0.07498" calcext:value-type="float">
            <text:p>-0.07498</text:p>
          </table:table-cell>
          <table:table-cell office:value-type="float" office:value="-0.06874" calcext:value-type="float">
            <text:p>-0.06874</text:p>
          </table:table-cell>
          <table:table-cell office:value-type="float" office:value="-0.00352" calcext:value-type="float">
            <text:p>-0.00352</text:p>
          </table:table-cell>
          <table:table-cell office:value-type="float" office:value="-0.09845" calcext:value-type="float">
            <text:p>-0.09845</text:p>
          </table:table-cell>
          <table:table-cell office:value-type="float" office:value="0.12916" calcext:value-type="float">
            <text:p>0.12916</text:p>
          </table:table-cell>
          <table:table-cell office:value-type="float" office:value="-0.01794" calcext:value-type="float">
            <text:p>-0.01794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-0.03444" calcext:value-type="float">
            <text:p>-0.03444</text:p>
          </table:table-cell>
          <table:table-cell office:value-type="float" office:value="-0.10651" calcext:value-type="float">
            <text:p>-0.10651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0.04209" calcext:value-type="float">
            <text:p>0.04209</text:p>
          </table:table-cell>
          <table:table-cell office:value-type="float" office:value="0.20616" calcext:value-type="float">
            <text:p>0.20616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47923" calcext:value-type="float">
            <text:p>0.47923</text:p>
          </table:table-cell>
          <table:table-cell office:value-type="float" office:value="-0.0546" calcext:value-type="float">
            <text:p>-0.0546</text:p>
          </table:table-cell>
          <table:table-cell office:value-type="float" office:value="0.10474" calcext:value-type="float">
            <text:p>0.10474</text:p>
          </table:table-cell>
          <table:table-cell office:value-type="float" office:value="-0.46052" calcext:value-type="float">
            <text:p>-0.46052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-0.0573" calcext:value-type="float">
            <text:p>-0.0573</text:p>
          </table:table-cell>
          <table:table-cell office:value-type="float" office:value="0.34678" calcext:value-type="float">
            <text:p>0.34678</text:p>
          </table:table-cell>
          <table:table-cell office:value-type="float" office:value="0.43413" calcext:value-type="float">
            <text:p>0.43413</text:p>
          </table:table-cell>
          <table:table-cell office:value-type="float" office:value="-0.14713" calcext:value-type="float">
            <text:p>-0.14713</text:p>
          </table:table-cell>
          <table:table-cell office:value-type="float" office:value="0.10509" calcext:value-type="float">
            <text:p>0.10509</text:p>
          </table:table-cell>
          <table:table-cell office:value-type="float" office:value="0.02559" calcext:value-type="float">
            <text:p>0.02559</text:p>
          </table:table-cell>
          <table:table-cell office:value-type="float" office:value="-0.00117" calcext:value-type="float">
            <text:p>-0.00117</text:p>
          </table:table-cell>
          <table:table-cell office:value-type="float" office:value="-0.01471" calcext:value-type="float">
            <text:p>-0.01471</text:p>
          </table:table-cell>
          <table:table-cell office:value-type="float" office:value="0.00996" calcext:value-type="float">
            <text:p>0.0099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-0.00172" calcext:value-type="float">
            <text:p>-0.00172</text:p>
          </table:table-cell>
          <table:table-cell office:value-type="float" office:value="-0.00068" calcext:value-type="float">
            <text:p>-0.00068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25" calcext:value-type="float">
            <text:p>0.00025</text:p>
          </table:table-cell>
          <table:table-cell/>
          <table:table-cell table:style-name="ce66" table:formula="of:=SUM([.B11:.AQ11])" office:value-type="float" office:value="1.10827" calcext:value-type="float">
            <text:p>1.1082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xvelocity-mode</text:p>
          </table:table-cell>
          <table:table-cell office:value-type="float" office:value="0.02265" calcext:value-type="float">
            <text:p>0.02265</text:p>
          </table:table-cell>
          <table:table-cell office:value-type="float" office:value="0.05441" calcext:value-type="float">
            <text:p>0.05441</text:p>
          </table:table-cell>
          <table:table-cell office:value-type="float" office:value="-0.14843" calcext:value-type="float">
            <text:p>-0.14843</text:p>
          </table:table-cell>
          <table:table-cell office:value-type="float" office:value="-0.02639" calcext:value-type="float">
            <text:p>-0.02639</text:p>
          </table:table-cell>
          <table:table-cell office:value-type="float" office:value="-0.10295" calcext:value-type="float">
            <text:p>-0.10295</text:p>
          </table:table-cell>
          <table:table-cell office:value-type="float" office:value="0.02437" calcext:value-type="float">
            <text:p>0.02437</text:p>
          </table:table-cell>
          <table:table-cell office:value-type="float" office:value="0.11577" calcext:value-type="float">
            <text:p>0.11577</text:p>
          </table:table-cell>
          <table:table-cell table:style-name="ce62" table:formula="of:=SUM([.B12:.H12])" office:value-type="percentage" office:value="-0.06057" calcext:value-type="percentage">
            <text:p>-6.06%</text:p>
          </table:table-cell>
          <table:table-cell office:value-type="float" office:value="0.09631" calcext:value-type="float">
            <text:p>0.09631</text:p>
          </table:table-cell>
          <table:table-cell office:value-type="float" office:value="0.46465" calcext:value-type="float">
            <text:p>0.46465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-0.34759" calcext:value-type="float">
            <text:p>-0.34759</text:p>
          </table:table-cell>
          <table:table-cell office:value-type="float" office:value="-0.05837" calcext:value-type="float">
            <text:p>-0.05837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58239" calcext:value-type="float">
            <text:p>0.58239</text:p>
          </table:table-cell>
          <table:table-cell office:value-type="float" office:value="0.32386" calcext:value-type="float">
            <text:p>0.32386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4898" calcext:value-type="float">
            <text:p>0.04898</text:p>
          </table:table-cell>
          <table:table-cell office:value-type="float" office:value="0.0543" calcext:value-type="float">
            <text:p>0.0543</text:p>
          </table:table-cell>
          <table:table-cell office:value-type="float" office:value="-0.00494" calcext:value-type="float">
            <text:p>-0.00494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-0.03098" calcext:value-type="float">
            <text:p>-0.03098</text:p>
          </table:table-cell>
          <table:table-cell office:value-type="float" office:value="-0.01754" calcext:value-type="float">
            <text:p>-0.01754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0001" calcext:value-type="float">
            <text:p>1E-05</text:p>
          </table:table-cell>
          <table:table-cell office:value-type="float" office:value="-0.01015" calcext:value-type="float">
            <text:p>-0.01015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-0.00158" calcext:value-type="float">
            <text:p>-0.00158</text:p>
          </table:table-cell>
          <table:table-cell office:value-type="float" office:value="-0.00739" calcext:value-type="float">
            <text:p>-0.00739</text:p>
          </table:table-cell>
          <table:table-cell office:value-type="float" office:value="-0.00895" calcext:value-type="float">
            <text:p>-0.0089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-0.00193" calcext:value-type="float">
            <text:p>-0.00193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4" calcext:value-type="float">
            <text:p>4E-05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02" calcext:value-type="float">
            <text:p>2E-05</text:p>
          </table:table-cell>
          <table:table-cell office:value-type="float" office:value="-0.00003" calcext:value-type="float">
            <text:p>-3E-05</text:p>
          </table:table-cell>
          <table:table-cell/>
          <table:table-cell table:style-name="ce66" table:formula="of:=SUM([.B12:.AQ12])" office:value-type="float" office:value="0.99476" calcext:value-type="float">
            <text:p>0.9947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xvelocity-iqr</text:p>
          </table:table-cell>
          <table:table-cell office:value-type="float" office:value="0.07759" calcext:value-type="float">
            <text:p>0.07759</text:p>
          </table:table-cell>
          <table:table-cell office:value-type="float" office:value="0.19663" calcext:value-type="float">
            <text:p>0.19663</text:p>
          </table:table-cell>
          <table:table-cell office:value-type="float" office:value="-0.30998" calcext:value-type="float">
            <text:p>-0.30998</text:p>
          </table:table-cell>
          <table:table-cell office:value-type="float" office:value="-0.11425" calcext:value-type="float">
            <text:p>-0.1142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13876" calcext:value-type="float">
            <text:p>0.13876</text:p>
          </table:table-cell>
          <table:table-cell office:value-type="float" office:value="0.0603" calcext:value-type="float">
            <text:p>0.0603</text:p>
          </table:table-cell>
          <table:table-cell table:style-name="ce62" table:formula="of:=SUM([.B13:.H13])" office:value-type="percentage" office:value="0.05145" calcext:value-type="percentage">
            <text:p>5.15%</text:p>
          </table:table-cell>
          <table:table-cell office:value-type="float" office:value="-0.00594" calcext:value-type="float">
            <text:p>-0.00594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-0.05663" calcext:value-type="float">
            <text:p>-0.05663</text:p>
          </table:table-cell>
          <table:table-cell office:value-type="float" office:value="-0.09087" calcext:value-type="float">
            <text:p>-0.09087</text:p>
          </table:table-cell>
          <table:table-cell office:value-type="float" office:value="0.07035" calcext:value-type="float">
            <text:p>0.07035</text:p>
          </table:table-cell>
          <table:table-cell office:value-type="float" office:value="0.0419" calcext:value-type="float">
            <text:p>0.0419</text:p>
          </table:table-cell>
          <table:table-cell office:value-type="float" office:value="-0.12575" calcext:value-type="float">
            <text:p>-0.12575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-0.18512" calcext:value-type="float">
            <text:p>-0.18512</text:p>
          </table:table-cell>
          <table:table-cell office:value-type="float" office:value="-0.07025" calcext:value-type="float">
            <text:p>-0.07025</text:p>
          </table:table-cell>
          <table:table-cell office:value-type="float" office:value="-0.03863" calcext:value-type="float">
            <text:p>-0.03863</text:p>
          </table:table-cell>
          <table:table-cell office:value-type="float" office:value="-0.13767" calcext:value-type="float">
            <text:p>-0.13767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0.08164" calcext:value-type="float">
            <text:p>0.08164</text:p>
          </table:table-cell>
          <table:table-cell office:value-type="float" office:value="0.13749" calcext:value-type="float">
            <text:p>0.13749</text:p>
          </table:table-cell>
          <table:table-cell office:value-type="float" office:value="0.50868" calcext:value-type="float">
            <text:p>0.50868</text:p>
          </table:table-cell>
          <table:table-cell office:value-type="float" office:value="0.29902" calcext:value-type="float">
            <text:p>0.29902</text:p>
          </table:table-cell>
          <table:table-cell office:value-type="float" office:value="-0.01914" calcext:value-type="float">
            <text:p>-0.01914</text:p>
          </table:table-cell>
          <table:table-cell office:value-type="float" office:value="0.1916" calcext:value-type="float">
            <text:p>0.1916</text:p>
          </table:table-cell>
          <table:table-cell office:value-type="float" office:value="-0.15481" calcext:value-type="float">
            <text:p>-0.15481</text:p>
          </table:table-cell>
          <table:table-cell office:value-type="float" office:value="0.09314" calcext:value-type="float">
            <text:p>0.09314</text:p>
          </table:table-cell>
          <table:table-cell office:value-type="float" office:value="0.38577" calcext:value-type="float">
            <text:p>0.38577</text:p>
          </table:table-cell>
          <table:table-cell office:value-type="float" office:value="0.35164" calcext:value-type="float">
            <text:p>0.3516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04308" calcext:value-type="float">
            <text:p>0.04308</text:p>
          </table:table-cell>
          <table:table-cell office:value-type="float" office:value="-0.01125" calcext:value-type="float">
            <text:p>-0.01125</text:p>
          </table:table-cell>
          <table:table-cell office:value-type="float" office:value="-0.01399" calcext:value-type="float">
            <text:p>-0.01399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013" calcext:value-type="float">
            <text:p>-0.00013</text:p>
          </table:table-cell>
          <table:table-cell/>
          <table:table-cell table:style-name="ce66" table:formula="of:=SUM([.B13:.AQ13])" office:value-type="float" office:value="1.62275" calcext:value-type="float">
            <text:p>1.6227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xvelocity-stdev</text:p>
          </table:table-cell>
          <table:table-cell office:value-type="float" office:value="0.24078" calcext:value-type="float">
            <text:p>0.24078</text:p>
          </table:table-cell>
          <table:table-cell office:value-type="float" office:value="-0.08794" calcext:value-type="float">
            <text:p>-0.08794</text:p>
          </table:table-cell>
          <table:table-cell office:value-type="float" office:value="-0.06529" calcext:value-type="float">
            <text:p>-0.06529</text:p>
          </table:table-cell>
          <table:table-cell office:value-type="float" office:value="0.10411" calcext:value-type="float">
            <text:p>0.10411</text:p>
          </table:table-cell>
          <table:table-cell office:value-type="float" office:value="0.09243" calcext:value-type="float">
            <text:p>0.09243</text:p>
          </table:table-cell>
          <table:table-cell office:value-type="float" office:value="-0.04657" calcext:value-type="float">
            <text:p>-0.04657</text:p>
          </table:table-cell>
          <table:table-cell office:value-type="float" office:value="-0.03519" calcext:value-type="float">
            <text:p>-0.03519</text:p>
          </table:table-cell>
          <table:table-cell table:style-name="ce62" table:formula="of:=SUM([.B14:.H14])" office:value-type="percentage" office:value="0.20233" calcext:value-type="percentage">
            <text:p>20.23%</text:p>
          </table:table-cell>
          <table:table-cell office:value-type="float" office:value="0.01728" calcext:value-type="float">
            <text:p>0.01728</text:p>
          </table:table-cell>
          <table:table-cell office:value-type="float" office:value="-0.00416" calcext:value-type="float">
            <text:p>-0.00416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-0.00886" calcext:value-type="float">
            <text:p>-0.00886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-0.01443" calcext:value-type="float">
            <text:p>-0.01443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06979" calcext:value-type="float">
            <text:p>0.06979</text:p>
          </table:table-cell>
          <table:table-cell office:value-type="float" office:value="-0.00081" calcext:value-type="float">
            <text:p>-0.00081</text:p>
          </table:table-cell>
          <table:table-cell office:value-type="float" office:value="-0.05721" calcext:value-type="float">
            <text:p>-0.05721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825" calcext:value-type="float">
            <text:p>-0.00825</text:p>
          </table:table-cell>
          <table:table-cell office:value-type="float" office:value="0.03472" calcext:value-type="float">
            <text:p>0.03472</text:p>
          </table:table-cell>
          <table:table-cell office:value-type="float" office:value="0.22418" calcext:value-type="float">
            <text:p>0.22418</text:p>
          </table:table-cell>
          <table:table-cell office:value-type="float" office:value="-0.16374" calcext:value-type="float">
            <text:p>-0.16374</text:p>
          </table:table-cell>
          <table:table-cell office:value-type="float" office:value="-0.15165" calcext:value-type="float">
            <text:p>-0.15165</text:p>
          </table:table-cell>
          <table:table-cell office:value-type="float" office:value="0.13439" calcext:value-type="float">
            <text:p>0.13439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-0.01178" calcext:value-type="float">
            <text:p>-0.01178</text:p>
          </table:table-cell>
          <table:table-cell office:value-type="float" office:value="-0.3068" calcext:value-type="float">
            <text:p>-0.306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-0.06178" calcext:value-type="float">
            <text:p>-0.06178</text:p>
          </table:table-cell>
          <table:table-cell office:value-type="float" office:value="-0.04724" calcext:value-type="float">
            <text:p>-0.04724</text:p>
          </table:table-cell>
          <table:table-cell office:value-type="float" office:value="-0.10876" calcext:value-type="float">
            <text:p>-0.10876</text:p>
          </table:table-cell>
          <table:table-cell office:value-type="float" office:value="-0.21251" calcext:value-type="float">
            <text:p>-0.21251</text:p>
          </table:table-cell>
          <table:table-cell office:value-type="float" office:value="0.26375" calcext:value-type="float">
            <text:p>0.26375</text:p>
          </table:table-cell>
          <table:table-cell office:value-type="float" office:value="0.39471" calcext:value-type="float">
            <text:p>0.39471</text:p>
          </table:table-cell>
          <table:table-cell office:value-type="float" office:value="-0.49335" calcext:value-type="float">
            <text:p>-0.49335</text:p>
          </table:table-cell>
          <table:table-cell office:value-type="float" office:value="-0.1579" calcext:value-type="float">
            <text:p>-0.1579</text:p>
          </table:table-cell>
          <table:table-cell office:value-type="float" office:value="-0.35381" calcext:value-type="float">
            <text:p>-0.35381</text:p>
          </table:table-cell>
          <table:table-cell/>
          <table:table-cell table:style-name="ce66" table:formula="of:=SUM([.B14:.AQ14])" office:value-type="float" office:value="-0.50906" calcext:value-type="float">
            <text:p>-0.5090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xvelocity-min</text:p>
          </table:table-cell>
          <table:table-cell office:value-type="float" office:value="-0.0067" calcext:value-type="float">
            <text:p>-0.0067</text:p>
          </table:table-cell>
          <table:table-cell office:value-type="float" office:value="0.03631" calcext:value-type="float">
            <text:p>0.03631</text:p>
          </table:table-cell>
          <table:table-cell office:value-type="float" office:value="-0.00714" calcext:value-type="float">
            <text:p>-0.00714</text:p>
          </table:table-cell>
          <table:table-cell office:value-type="float" office:value="0.34535" calcext:value-type="float">
            <text:p>0.34535</text:p>
          </table:table-cell>
          <table:table-cell office:value-type="float" office:value="-0.24521" calcext:value-type="float">
            <text:p>-0.24521</text:p>
          </table:table-cell>
          <table:table-cell office:value-type="float" office:value="0.28893" calcext:value-type="float">
            <text:p>0.28893</text:p>
          </table:table-cell>
          <table:table-cell office:value-type="float" office:value="-0.15257" calcext:value-type="float">
            <text:p>-0.15257</text:p>
          </table:table-cell>
          <table:table-cell table:style-name="ce62" table:formula="of:=SUM([.B15:.H15])" office:value-type="percentage" office:value="0.25897" calcext:value-type="percentage">
            <text:p>25.90%</text:p>
          </table:table-cell>
          <table:table-cell office:value-type="float" office:value="-0.06791" calcext:value-type="float">
            <text:p>-0.06791</text:p>
          </table:table-cell>
          <table:table-cell office:value-type="float" office:value="-0.00692" calcext:value-type="float">
            <text:p>-0.00692</text:p>
          </table:table-cell>
          <table:table-cell office:value-type="float" office:value="-0.07015" calcext:value-type="float">
            <text:p>-0.07015</text:p>
          </table:table-cell>
          <table:table-cell office:value-type="float" office:value="0.02851" calcext:value-type="float">
            <text:p>0.02851</text:p>
          </table:table-cell>
          <table:table-cell office:value-type="float" office:value="-0.06408" calcext:value-type="float">
            <text:p>-0.06408</text:p>
          </table:table-cell>
          <table:table-cell office:value-type="float" office:value="-0.1128" calcext:value-type="float">
            <text:p>-0.1128</text:p>
          </table:table-cell>
          <table:table-cell office:value-type="float" office:value="0.04234" calcext:value-type="float">
            <text:p>0.04234</text:p>
          </table:table-cell>
          <table:table-cell office:value-type="float" office:value="-0.04833" calcext:value-type="float">
            <text:p>-0.04833</text:p>
          </table:table-cell>
          <table:table-cell office:value-type="float" office:value="-0.01369" calcext:value-type="float">
            <text:p>-0.01369</text:p>
          </table:table-cell>
          <table:table-cell office:value-type="float" office:value="-0.51117" calcext:value-type="float">
            <text:p>-0.51117</text:p>
          </table:table-cell>
          <table:table-cell office:value-type="float" office:value="0.36061" calcext:value-type="float">
            <text:p>0.36061</text:p>
          </table:table-cell>
          <table:table-cell office:value-type="float" office:value="-0.03932" calcext:value-type="float">
            <text:p>-0.03932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51334" calcext:value-type="float">
            <text:p>0.51334</text:p>
          </table:table-cell>
          <table:table-cell office:value-type="float" office:value="-0.13501" calcext:value-type="float">
            <text:p>-0.13501</text:p>
          </table:table-cell>
          <table:table-cell office:value-type="float" office:value="-0.05514" calcext:value-type="float">
            <text:p>-0.05514</text:p>
          </table:table-cell>
          <table:table-cell office:value-type="float" office:value="0.02238" calcext:value-type="float">
            <text:p>0.02238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-0.00386" calcext:value-type="float">
            <text:p>-0.00386</text:p>
          </table:table-cell>
          <table:table-cell office:value-type="float" office:value="-0.00519" calcext:value-type="float">
            <text:p>-0.00519</text:p>
          </table:table-cell>
          <table:table-cell office:value-type="float" office:value="-0.0113" calcext:value-type="float">
            <text:p>-0.0113</text:p>
          </table:table-cell>
          <table:table-cell office:value-type="float" office:value="-0.00473" calcext:value-type="float">
            <text:p>-0.00473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807" calcext:value-type="float">
            <text:p>0.0080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0.00002" calcext:value-type="float">
            <text:p>2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-0.00002" calcext:value-type="float">
            <text:p>-2E-05</text:p>
          </table:table-cell>
          <table:table-cell/>
          <table:table-cell table:style-name="ce66" table:formula="of:=SUM([.B15:.AQ15])" office:value-type="float" office:value="0.42858" calcext:value-type="float">
            <text:p>0.4285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xvelocity-max</text:p>
          </table:table-cell>
          <table:table-cell office:value-type="float" office:value="0.24064" calcext:value-type="float">
            <text:p>0.24064</text:p>
          </table:table-cell>
          <table:table-cell office:value-type="float" office:value="-0.08772" calcext:value-type="float">
            <text:p>-0.08772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-0.01801" calcext:value-type="float">
            <text:p>-0.01801</text:p>
          </table:table-cell>
          <table:table-cell office:value-type="float" office:value="0.00377" calcext:value-type="float">
            <text:p>0.00377</text:p>
          </table:table-cell>
          <table:table-cell table:style-name="ce62" table:formula="of:=SUM([.B16:.H16])" office:value-type="percentage" office:value="0.17367" calcext:value-type="percentage">
            <text:p>17.37%</text:p>
          </table:table-cell>
          <table:table-cell office:value-type="float" office:value="-0.25476" calcext:value-type="float">
            <text:p>-0.25476</text:p>
          </table:table-cell>
          <table:table-cell office:value-type="float" office:value="0.08203" calcext:value-type="float">
            <text:p>0.08203</text:p>
          </table:table-cell>
          <table:table-cell office:value-type="float" office:value="0.00886" calcext:value-type="float">
            <text:p>0.00886</text:p>
          </table:table-cell>
          <table:table-cell office:value-type="float" office:value="-0.00258" calcext:value-type="float">
            <text:p>-0.00258</text:p>
          </table:table-cell>
          <table:table-cell office:value-type="float" office:value="0.02761" calcext:value-type="float">
            <text:p>0.02761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2435" calcext:value-type="float">
            <text:p>-0.02435</text:p>
          </table:table-cell>
          <table:table-cell office:value-type="float" office:value="-0.01114" calcext:value-type="float">
            <text:p>-0.01114</text:p>
          </table:table-cell>
          <table:table-cell office:value-type="float" office:value="-0.07348" calcext:value-type="float">
            <text:p>-0.07348</text:p>
          </table:table-cell>
          <table:table-cell office:value-type="float" office:value="-0.00923" calcext:value-type="float">
            <text:p>-0.00923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-0.01462" calcext:value-type="float">
            <text:p>-0.01462</text:p>
          </table:table-cell>
          <table:table-cell office:value-type="float" office:value="-0.08677" calcext:value-type="float">
            <text:p>-0.08677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-0.05178" calcext:value-type="float">
            <text:p>-0.05178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175" calcext:value-type="float">
            <text:p>0.0517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-0.15816" calcext:value-type="float">
            <text:p>-0.15816</text:p>
          </table:table-cell>
          <table:table-cell office:value-type="float" office:value="0.42705" calcext:value-type="float">
            <text:p>0.42705</text:p>
          </table:table-cell>
          <table:table-cell office:value-type="float" office:value="-0.13152" calcext:value-type="float">
            <text:p>-0.13152</text:p>
          </table:table-cell>
          <table:table-cell office:value-type="float" office:value="0.23537" calcext:value-type="float">
            <text:p>0.23537</text:p>
          </table:table-cell>
          <table:table-cell office:value-type="float" office:value="-0.22534" calcext:value-type="float">
            <text:p>-0.22534</text:p>
          </table:table-cell>
          <table:table-cell office:value-type="float" office:value="0.03514" calcext:value-type="float">
            <text:p>0.03514</text:p>
          </table:table-cell>
          <table:table-cell/>
          <table:table-cell table:style-name="ce66" table:formula="of:=SUM([.B16:.AQ16])" office:value-type="float" office:value="0.34101" calcext:value-type="float">
            <text:p>0.3410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xvelocity-range</text:p>
          </table:table-cell>
          <table:table-cell office:value-type="float" office:value="0.24064" calcext:value-type="float">
            <text:p>0.24064</text:p>
          </table:table-cell>
          <table:table-cell office:value-type="float" office:value="-0.08772" calcext:value-type="float">
            <text:p>-0.08772</text:p>
          </table:table-cell>
          <table:table-cell office:value-type="float" office:value="0.01295" calcext:value-type="float">
            <text:p>0.0129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-0.01801" calcext:value-type="float">
            <text:p>-0.01801</text:p>
          </table:table-cell>
          <table:table-cell office:value-type="float" office:value="0.00377" calcext:value-type="float">
            <text:p>0.00377</text:p>
          </table:table-cell>
          <table:table-cell table:style-name="ce62" table:formula="of:=SUM([.B17:.H17])" office:value-type="percentage" office:value="0.17367" calcext:value-type="percentage">
            <text:p>17.37%</text:p>
          </table:table-cell>
          <table:table-cell office:value-type="float" office:value="-0.25476" calcext:value-type="float">
            <text:p>-0.25476</text:p>
          </table:table-cell>
          <table:table-cell office:value-type="float" office:value="0.08203" calcext:value-type="float">
            <text:p>0.08203</text:p>
          </table:table-cell>
          <table:table-cell office:value-type="float" office:value="0.00886" calcext:value-type="float">
            <text:p>0.00886</text:p>
          </table:table-cell>
          <table:table-cell office:value-type="float" office:value="-0.00258" calcext:value-type="float">
            <text:p>-0.00258</text:p>
          </table:table-cell>
          <table:table-cell office:value-type="float" office:value="0.02761" calcext:value-type="float">
            <text:p>0.02761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-0.02445" calcext:value-type="float">
            <text:p>-0.02445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2435" calcext:value-type="float">
            <text:p>-0.02435</text:p>
          </table:table-cell>
          <table:table-cell office:value-type="float" office:value="-0.01114" calcext:value-type="float">
            <text:p>-0.01114</text:p>
          </table:table-cell>
          <table:table-cell office:value-type="float" office:value="-0.07348" calcext:value-type="float">
            <text:p>-0.07348</text:p>
          </table:table-cell>
          <table:table-cell office:value-type="float" office:value="-0.00923" calcext:value-type="float">
            <text:p>-0.00923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-0.01462" calcext:value-type="float">
            <text:p>-0.01462</text:p>
          </table:table-cell>
          <table:table-cell office:value-type="float" office:value="-0.08677" calcext:value-type="float">
            <text:p>-0.08677</text:p>
          </table:table-cell>
          <table:table-cell office:value-type="float" office:value="0.06258" calcext:value-type="float">
            <text:p>0.06258</text:p>
          </table:table-cell>
          <table:table-cell office:value-type="float" office:value="0.06235" calcext:value-type="float">
            <text:p>0.06235</text:p>
          </table:table-cell>
          <table:table-cell office:value-type="float" office:value="-0.05178" calcext:value-type="float">
            <text:p>-0.05178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175" calcext:value-type="float">
            <text:p>0.0517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-0.15816" calcext:value-type="float">
            <text:p>-0.15816</text:p>
          </table:table-cell>
          <table:table-cell office:value-type="float" office:value="0.42705" calcext:value-type="float">
            <text:p>0.42705</text:p>
          </table:table-cell>
          <table:table-cell office:value-type="float" office:value="-0.13152" calcext:value-type="float">
            <text:p>-0.13152</text:p>
          </table:table-cell>
          <table:table-cell office:value-type="float" office:value="0.23537" calcext:value-type="float">
            <text:p>0.23537</text:p>
          </table:table-cell>
          <table:table-cell office:value-type="float" office:value="-0.22534" calcext:value-type="float">
            <text:p>-0.22534</text:p>
          </table:table-cell>
          <table:table-cell office:value-type="float" office:value="0.03514" calcext:value-type="float">
            <text:p>0.03514</text:p>
          </table:table-cell>
          <table:table-cell/>
          <table:table-cell table:style-name="ce66" table:formula="of:=SUM([.B17:.AQ17])" office:value-type="float" office:value="0.34101" calcext:value-type="float">
            <text:p>0.3410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yvelocity-mean</text:p>
          </table:table-cell>
          <table:table-cell office:value-type="float" office:value="0.21716" calcext:value-type="float">
            <text:p>0.21716</text:p>
          </table:table-cell>
          <table:table-cell office:value-type="float" office:value="-0.06125" calcext:value-type="float">
            <text:p>-0.06125</text:p>
          </table:table-cell>
          <table:table-cell office:value-type="float" office:value="-0.10936" calcext:value-type="float">
            <text:p>-0.10936</text:p>
          </table:table-cell>
          <table:table-cell office:value-type="float" office:value="0.15104" calcext:value-type="float">
            <text:p>0.15104</text:p>
          </table:table-cell>
          <table:table-cell office:value-type="float" office:value="0.12175" calcext:value-type="float">
            <text:p>0.12175</text:p>
          </table:table-cell>
          <table:table-cell office:value-type="float" office:value="-0.04028" calcext:value-type="float">
            <text:p>-0.04028</text:p>
          </table:table-cell>
          <table:table-cell office:value-type="float" office:value="-0.04993" calcext:value-type="float">
            <text:p>-0.04993</text:p>
          </table:table-cell>
          <table:table-cell table:style-name="ce62" table:formula="of:=SUM([.B18:.H18])" office:value-type="percentage" office:value="0.22913" calcext:value-type="percentage">
            <text:p>22.91%</text:p>
          </table:table-cell>
          <table:table-cell office:value-type="float" office:value="0.24561" calcext:value-type="float">
            <text:p>0.24561</text:p>
          </table:table-cell>
          <table:table-cell office:value-type="float" office:value="-0.08877" calcext:value-type="float">
            <text:p>-0.08877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-0.01298" calcext:value-type="float">
            <text:p>-0.01298</text:p>
          </table:table-cell>
          <table:table-cell office:value-type="float" office:value="-0.00476" calcext:value-type="float">
            <text:p>-0.00476</text:p>
          </table:table-cell>
          <table:table-cell office:value-type="float" office:value="-0.00501" calcext:value-type="float">
            <text:p>-0.00501</text:p>
          </table:table-cell>
          <table:table-cell office:value-type="float" office:value="0.04547" calcext:value-type="float">
            <text:p>0.04547</text:p>
          </table:table-cell>
          <table:table-cell office:value-type="float" office:value="-0.07608" calcext:value-type="float">
            <text:p>-0.07608</text:p>
          </table:table-cell>
          <table:table-cell office:value-type="float" office:value="0.14783" calcext:value-type="float">
            <text:p>0.14783</text:p>
          </table:table-cell>
          <table:table-cell office:value-type="float" office:value="0.21207" calcext:value-type="float">
            <text:p>0.21207</text:p>
          </table:table-cell>
          <table:table-cell office:value-type="float" office:value="-0.01591" calcext:value-type="float">
            <text:p>-0.01591</text:p>
          </table:table-cell>
          <table:table-cell office:value-type="float" office:value="0.10265" calcext:value-type="float">
            <text:p>0.10265</text:p>
          </table:table-cell>
          <table:table-cell office:value-type="float" office:value="-0.03463" calcext:value-type="float">
            <text:p>-0.03463</text:p>
          </table:table-cell>
          <table:table-cell office:value-type="float" office:value="-0.01529" calcext:value-type="float">
            <text:p>-0.01529</text:p>
          </table:table-cell>
          <table:table-cell office:value-type="float" office:value="-0.01801" calcext:value-type="float">
            <text:p>-0.01801</text:p>
          </table:table-cell>
          <table:table-cell office:value-type="float" office:value="-0.03346" calcext:value-type="float">
            <text:p>-0.03346</text:p>
          </table:table-cell>
          <table:table-cell office:value-type="float" office:value="-0.08306" calcext:value-type="float">
            <text:p>-0.08306</text:p>
          </table:table-cell>
          <table:table-cell office:value-type="float" office:value="0.05318" calcext:value-type="float">
            <text:p>0.05318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-0.02644" calcext:value-type="float">
            <text:p>-0.02644</text:p>
          </table:table-cell>
          <table:table-cell office:value-type="float" office:value="-0.02574" calcext:value-type="float">
            <text:p>-0.02574</text:p>
          </table:table-cell>
          <table:table-cell office:value-type="float" office:value="-0.01748" calcext:value-type="float">
            <text:p>-0.01748</text:p>
          </table:table-cell>
          <table:table-cell office:value-type="float" office:value="0.24619" calcext:value-type="float">
            <text:p>0.24619</text:p>
          </table:table-cell>
          <table:table-cell office:value-type="float" office:value="-0.01199" calcext:value-type="float">
            <text:p>-0.01199</text:p>
          </table:table-cell>
          <table:table-cell office:value-type="float" office:value="0.03757" calcext:value-type="float">
            <text:p>0.03757</text:p>
          </table:table-cell>
          <table:table-cell office:value-type="float" office:value="0.06395" calcext:value-type="float">
            <text:p>0.06395</text:p>
          </table:table-cell>
          <table:table-cell office:value-type="float" office:value="0.12179" calcext:value-type="float">
            <text:p>0.12179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31882" calcext:value-type="float">
            <text:p>0.31882</text:p>
          </table:table-cell>
          <table:table-cell office:value-type="float" office:value="0.36342" calcext:value-type="float">
            <text:p>0.36342</text:p>
          </table:table-cell>
          <table:table-cell office:value-type="float" office:value="0.11074" calcext:value-type="float">
            <text:p>0.11074</text:p>
          </table:table-cell>
          <table:table-cell office:value-type="float" office:value="0.08044" calcext:value-type="float">
            <text:p>0.08044</text:p>
          </table:table-cell>
          <table:table-cell office:value-type="float" office:value="0.04568" calcext:value-type="float">
            <text:p>0.04568</text:p>
          </table:table-cell>
          <table:table-cell/>
          <table:table-cell table:style-name="ce66" table:formula="of:=SUM([.B18:.AQ18])" office:value-type="float" office:value="2.82093" calcext:value-type="float">
            <text:p>2.8209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yvelocity-median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28156" calcext:value-type="float">
            <text:p>0.28156</text:p>
          </table:table-cell>
          <table:table-cell office:value-type="float" office:value="0.04382" calcext:value-type="float">
            <text:p>0.04382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5896" calcext:value-type="float">
            <text:p>0.05896</text:p>
          </table:table-cell>
          <table:table-cell office:value-type="float" office:value="-0.01075" calcext:value-type="float">
            <text:p>-0.01075</text:p>
          </table:table-cell>
          <table:table-cell office:value-type="float" office:value="0.19422" calcext:value-type="float">
            <text:p>0.19422</text:p>
          </table:table-cell>
          <table:table-cell table:style-name="ce63" table:formula="of:=SUM([.B19:.H19])" office:value-type="percentage" office:value="0.706" calcext:value-type="percentage">
            <text:p>70.60%</text:p>
          </table:table-cell>
          <table:table-cell office:value-type="float" office:value="-0.0792" calcext:value-type="float">
            <text:p>-0.0792</text:p>
          </table:table-cell>
          <table:table-cell office:value-type="float" office:value="-0.13529" calcext:value-type="float">
            <text:p>-0.13529</text:p>
          </table:table-cell>
          <table:table-cell office:value-type="float" office:value="-0.01959" calcext:value-type="float">
            <text:p>-0.01959</text:p>
          </table:table-cell>
          <table:table-cell office:value-type="float" office:value="-0.05118" calcext:value-type="float">
            <text:p>-0.05118</text:p>
          </table:table-cell>
          <table:table-cell office:value-type="float" office:value="0.03141" calcext:value-type="float">
            <text:p>0.03141</text:p>
          </table:table-cell>
          <table:table-cell office:value-type="float" office:value="-0.01416" calcext:value-type="float">
            <text:p>-0.01416</text:p>
          </table:table-cell>
          <table:table-cell office:value-type="float" office:value="0.03643" calcext:value-type="float">
            <text:p>0.03643</text:p>
          </table:table-cell>
          <table:table-cell office:value-type="float" office:value="-0.02953" calcext:value-type="float">
            <text:p>-0.02953</text:p>
          </table:table-cell>
          <table:table-cell office:value-type="float" office:value="0.04577" calcext:value-type="float">
            <text:p>0.04577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7106" calcext:value-type="float">
            <text:p>0.07106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.15006" calcext:value-type="float">
            <text:p>0.15006</text:p>
          </table:table-cell>
          <table:table-cell office:value-type="float" office:value="-0.08174" calcext:value-type="float">
            <text:p>-0.08174</text:p>
          </table:table-cell>
          <table:table-cell office:value-type="float" office:value="-0.46746" calcext:value-type="float">
            <text:p>-0.46746</text:p>
          </table:table-cell>
          <table:table-cell office:value-type="float" office:value="0.65377" calcext:value-type="float">
            <text:p>0.65377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21155" calcext:value-type="float">
            <text:p>0.21155</text:p>
          </table:table-cell>
          <table:table-cell office:value-type="float" office:value="0.19585" calcext:value-type="float">
            <text:p>0.19585</text:p>
          </table:table-cell>
          <table:table-cell office:value-type="float" office:value="0.23808" calcext:value-type="float">
            <text:p>0.23808</text:p>
          </table:table-cell>
          <table:table-cell office:value-type="float" office:value="-0.00927" calcext:value-type="float">
            <text:p>-0.00927</text:p>
          </table:table-cell>
          <table:table-cell office:value-type="float" office:value="-0.034" calcext:value-type="float">
            <text:p>-0.034</text:p>
          </table:table-cell>
          <table:table-cell office:value-type="float" office:value="-0.00749" calcext:value-type="float">
            <text:p>-0.00749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-0.02496" calcext:value-type="float">
            <text:p>-0.02496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-0.00016" calcext:value-type="float">
            <text:p>-0.00016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-0.00007" calcext:value-type="float">
            <text:p>-7E-05</text:p>
          </table:table-cell>
          <table:table-cell/>
          <table:table-cell table:style-name="ce66" table:formula="of:=SUM([.B19:.AQ19])" office:value-type="float" office:value="2.32612" calcext:value-type="float">
            <text:p>2.3261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yvelocity-mode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7331" calcext:value-type="float">
            <text:p>0.07331</text:p>
          </table:table-cell>
          <table:table-cell office:value-type="float" office:value="-0.03345" calcext:value-type="float">
            <text:p>-0.03345</text:p>
          </table:table-cell>
          <table:table-cell office:value-type="float" office:value="0.05473" calcext:value-type="float">
            <text:p>0.05473</text:p>
          </table:table-cell>
          <table:table-cell office:value-type="float" office:value="-0.03101" calcext:value-type="float">
            <text:p>-0.03101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28034" calcext:value-type="float">
            <text:p>0.28034</text:p>
          </table:table-cell>
          <table:table-cell table:style-name="ce63" table:formula="of:=SUM([.B20:.H20])" office:value-type="percentage" office:value="0.33746" calcext:value-type="percentage">
            <text:p>33.75%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22229" calcext:value-type="float">
            <text:p>0.22229</text:p>
          </table:table-cell>
          <table:table-cell office:value-type="float" office:value="-0.13964" calcext:value-type="float">
            <text:p>-0.13964</text:p>
          </table:table-cell>
          <table:table-cell office:value-type="float" office:value="0.78634" calcext:value-type="float">
            <text:p>0.78634</text:p>
          </table:table-cell>
          <table:table-cell office:value-type="float" office:value="0.3217" calcext:value-type="float">
            <text:p>0.3217</text:p>
          </table:table-cell>
          <table:table-cell office:value-type="float" office:value="-0.23578" calcext:value-type="float">
            <text:p>-0.23578</text:p>
          </table:table-cell>
          <table:table-cell office:value-type="float" office:value="0.09863" calcext:value-type="float">
            <text:p>0.09863</text:p>
          </table:table-cell>
          <table:table-cell office:value-type="float" office:value="0.20657" calcext:value-type="float">
            <text:p>0.20657</text:p>
          </table:table-cell>
          <table:table-cell office:value-type="float" office:value="0.04354" calcext:value-type="float">
            <text:p>0.04354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-0.01014" calcext:value-type="float">
            <text:p>-0.01014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0.01282" calcext:value-type="float">
            <text:p>0.01282</text:p>
          </table:table-cell>
          <table:table-cell office:value-type="float" office:value="0.05052" calcext:value-type="float">
            <text:p>0.05052</text:p>
          </table:table-cell>
          <table:table-cell office:value-type="float" office:value="-0.00774" calcext:value-type="float">
            <text:p>-0.00774</text:p>
          </table:table-cell>
          <table:table-cell office:value-type="float" office:value="-0.00464" calcext:value-type="float">
            <text:p>-0.00464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-0.00271" calcext:value-type="float">
            <text:p>-0.00271</text:p>
          </table:table-cell>
          <table:table-cell office:value-type="float" office:value="-0.00571" calcext:value-type="float">
            <text:p>-0.00571</text:p>
          </table:table-cell>
          <table:table-cell office:value-type="float" office:value="-0.00254" calcext:value-type="float">
            <text:p>-0.00254</text:p>
          </table:table-cell>
          <table:table-cell office:value-type="float" office:value="-0.00101" calcext:value-type="float">
            <text:p>-0.00101</text:p>
          </table:table-cell>
          <table:table-cell office:value-type="float" office:value="-0.00786" calcext:value-type="float">
            <text:p>-0.00786</text:p>
          </table:table-cell>
          <table:table-cell office:value-type="float" office:value="-0.00351" calcext:value-type="float">
            <text:p>-0.00351</text:p>
          </table:table-cell>
          <table:table-cell office:value-type="float" office:value="0.00004" calcext:value-type="float">
            <text:p>4E-05</text:p>
          </table:table-cell>
          <table:table-cell office:value-type="float" office:value="-0.00018" calcext:value-type="float">
            <text:p>-0.00018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011" calcext:value-type="float">
            <text:p>-0.00011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1" calcext:value-type="float">
            <text:p>1E-05</text:p>
          </table:table-cell>
          <table:table-cell/>
          <table:table-cell table:style-name="ce66" table:formula="of:=SUM([.B20:.AQ20])" office:value-type="float" office:value="2.16952" calcext:value-type="float">
            <text:p>2.169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yvelocity-iqr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21938" calcext:value-type="float">
            <text:p>0.21938</text:p>
          </table:table-cell>
          <table:table-cell office:value-type="float" office:value="-0.12383" calcext:value-type="float">
            <text:p>-0.1238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11576" calcext:value-type="float">
            <text:p>0.11576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30084" calcext:value-type="float">
            <text:p>0.30084</text:p>
          </table:table-cell>
          <table:table-cell table:style-name="ce63" table:formula="of:=SUM([.B21:.H21])" office:value-type="percentage" office:value="0.78258" calcext:value-type="percentage">
            <text:p>78.26%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-0.07121" calcext:value-type="float">
            <text:p>-0.07121</text:p>
          </table:table-cell>
          <table:table-cell office:value-type="float" office:value="-0.03952" calcext:value-type="float">
            <text:p>-0.03952</text:p>
          </table:table-cell>
          <table:table-cell office:value-type="float" office:value="-0.01921" calcext:value-type="float">
            <text:p>-0.01921</text:p>
          </table:table-cell>
          <table:table-cell office:value-type="float" office:value="0.05711" calcext:value-type="float">
            <text:p>0.05711</text:p>
          </table:table-cell>
          <table:table-cell office:value-type="float" office:value="-0.13438" calcext:value-type="float">
            <text:p>-0.13438</text:p>
          </table:table-cell>
          <table:table-cell office:value-type="float" office:value="0.05977" calcext:value-type="float">
            <text:p>0.05977</text:p>
          </table:table-cell>
          <table:table-cell office:value-type="float" office:value="-0.14228" calcext:value-type="float">
            <text:p>-0.14228</text:p>
          </table:table-cell>
          <table:table-cell office:value-type="float" office:value="-0.06103" calcext:value-type="float">
            <text:p>-0.06103</text:p>
          </table:table-cell>
          <table:table-cell office:value-type="float" office:value="-0.15531" calcext:value-type="float">
            <text:p>-0.15531</text:p>
          </table:table-cell>
          <table:table-cell office:value-type="float" office:value="-0.21205" calcext:value-type="float">
            <text:p>-0.21205</text:p>
          </table:table-cell>
          <table:table-cell office:value-type="float" office:value="-0.06383" calcext:value-type="float">
            <text:p>-0.06383</text:p>
          </table:table-cell>
          <table:table-cell office:value-type="float" office:value="-0.36949" calcext:value-type="float">
            <text:p>-0.36949</text:p>
          </table:table-cell>
          <table:table-cell office:value-type="float" office:value="-0.05419" calcext:value-type="float">
            <text:p>-0.05419</text:p>
          </table:table-cell>
          <table:table-cell office:value-type="float" office:value="-0.49156" calcext:value-type="float">
            <text:p>-0.49156</text:p>
          </table:table-cell>
          <table:table-cell office:value-type="float" office:value="-0.36624" calcext:value-type="float">
            <text:p>-0.36624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-0.12053" calcext:value-type="float">
            <text:p>-0.12053</text:p>
          </table:table-cell>
          <table:table-cell office:value-type="float" office:value="-0.02838" calcext:value-type="float">
            <text:p>-0.02838</text:p>
          </table:table-cell>
          <table:table-cell office:value-type="float" office:value="0.07994" calcext:value-type="float">
            <text:p>0.07994</text:p>
          </table:table-cell>
          <table:table-cell office:value-type="float" office:value="0.22266" calcext:value-type="float">
            <text:p>0.22266</text:p>
          </table:table-cell>
          <table:table-cell office:value-type="float" office:value="0.26544" calcext:value-type="float">
            <text:p>0.26544</text:p>
          </table:table-cell>
          <table:table-cell office:value-type="float" office:value="0.05338" calcext:value-type="float">
            <text:p>0.05338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-0.00653" calcext:value-type="float">
            <text:p>-0.00653</text:p>
          </table:table-cell>
          <table:table-cell office:value-type="float" office:value="-0.00317" calcext:value-type="float">
            <text:p>-0.00317</text:p>
          </table:table-cell>
          <table:table-cell office:value-type="float" office:value="-0.01686" calcext:value-type="float">
            <text:p>-0.01686</text:p>
          </table:table-cell>
          <table:table-cell office:value-type="float" office:value="-0.00726" calcext:value-type="float">
            <text:p>-0.00726</text:p>
          </table:table-cell>
          <table:table-cell office:value-type="float" office:value="-0.00115" calcext:value-type="float">
            <text:p>-0.001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00019" calcext:value-type="float">
            <text:p>-0.00019</text:p>
          </table:table-cell>
          <table:table-cell office:value-type="float" office:value="-0.00037" calcext:value-type="float">
            <text:p>-0.00037</text:p>
          </table:table-cell>
          <table:table-cell/>
          <table:table-cell table:style-name="ce66" table:formula="of:=SUM([.B21:.AQ21])" office:value-type="float" office:value="0.0702700000000002" calcext:value-type="float">
            <text:p>0.0702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yvelocity-stdev</text:p>
          </table:table-cell>
          <table:table-cell office:value-type="float" office:value="0.24076" calcext:value-type="float">
            <text:p>0.24076</text:p>
          </table:table-cell>
          <table:table-cell office:value-type="float" office:value="-0.08768" calcext:value-type="float">
            <text:p>-0.08768</text:p>
          </table:table-cell>
          <table:table-cell office:value-type="float" office:value="-0.06461" calcext:value-type="float">
            <text:p>-0.06461</text:p>
          </table:table-cell>
          <table:table-cell office:value-type="float" office:value="0.10491" calcext:value-type="float">
            <text:p>0.10491</text:p>
          </table:table-cell>
          <table:table-cell office:value-type="float" office:value="0.09304" calcext:value-type="float">
            <text:p>0.09304</text:p>
          </table:table-cell>
          <table:table-cell office:value-type="float" office:value="-0.04685" calcext:value-type="float">
            <text:p>-0.04685</text:p>
          </table:table-cell>
          <table:table-cell office:value-type="float" office:value="-0.03413" calcext:value-type="float">
            <text:p>-0.03413</text:p>
          </table:table-cell>
          <table:table-cell table:style-name="ce62" table:formula="of:=SUM([.B22:.H22])" office:value-type="percentage" office:value="0.20544" calcext:value-type="percentage">
            <text:p>20.54%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997" calcext:value-type="float">
            <text:p>0.00997</text:p>
          </table:table-cell>
          <table:table-cell office:value-type="float" office:value="0.0022" calcext:value-type="float">
            <text:p>0.0022</text:p>
          </table:table-cell>
          <table:table-cell office:value-type="float" office:value="-0.00822" calcext:value-type="float">
            <text:p>-0.00822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-0.01399" calcext:value-type="float">
            <text:p>-0.01399</text:p>
          </table:table-cell>
          <table:table-cell office:value-type="float" office:value="0.04718" calcext:value-type="float">
            <text:p>0.04718</text:p>
          </table:table-cell>
          <table:table-cell office:value-type="float" office:value="0.07093" calcext:value-type="float">
            <text:p>0.07093</text:p>
          </table:table-cell>
          <table:table-cell office:value-type="float" office:value="-0.00241" calcext:value-type="float">
            <text:p>-0.00241</text:p>
          </table:table-cell>
          <table:table-cell office:value-type="float" office:value="-0.05785" calcext:value-type="float">
            <text:p>-0.05785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-0.00383" calcext:value-type="float">
            <text:p>-0.00383</text:p>
          </table:table-cell>
          <table:table-cell office:value-type="float" office:value="-0.00734" calcext:value-type="float">
            <text:p>-0.00734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22479" calcext:value-type="float">
            <text:p>0.22479</text:p>
          </table:table-cell>
          <table:table-cell office:value-type="float" office:value="-0.16391" calcext:value-type="float">
            <text:p>-0.16391</text:p>
          </table:table-cell>
          <table:table-cell office:value-type="float" office:value="-0.15826" calcext:value-type="float">
            <text:p>-0.15826</text:p>
          </table:table-cell>
          <table:table-cell office:value-type="float" office:value="0.13992" calcext:value-type="float">
            <text:p>0.13992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-0.29989" calcext:value-type="float">
            <text:p>-0.29989</text:p>
          </table:table-cell>
          <table:table-cell office:value-type="float" office:value="0.01826" calcext:value-type="float">
            <text:p>0.01826</text:p>
          </table:table-cell>
          <table:table-cell office:value-type="float" office:value="-0.06474" calcext:value-type="float">
            <text:p>-0.06474</text:p>
          </table:table-cell>
          <table:table-cell office:value-type="float" office:value="-0.04497" calcext:value-type="float">
            <text:p>-0.04497</text:p>
          </table:table-cell>
          <table:table-cell office:value-type="float" office:value="-0.0812" calcext:value-type="float">
            <text:p>-0.0812</text:p>
          </table:table-cell>
          <table:table-cell office:value-type="float" office:value="0.22985" calcext:value-type="float">
            <text:p>0.22985</text:p>
          </table:table-cell>
          <table:table-cell office:value-type="float" office:value="-0.23702" calcext:value-type="float">
            <text:p>-0.23702</text:p>
          </table:table-cell>
          <table:table-cell office:value-type="float" office:value="-0.28551" calcext:value-type="float">
            <text:p>-0.28551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0325" calcext:value-type="float">
            <text:p>0.0325</text:p>
          </table:table-cell>
          <table:table-cell office:value-type="float" office:value="-0.44443" calcext:value-type="float">
            <text:p>-0.44443</text:p>
          </table:table-cell>
          <table:table-cell/>
          <table:table-cell table:style-name="ce66" table:formula="of:=SUM([.B22:.AQ22])" office:value-type="float" office:value="-0.0959699999999999" calcext:value-type="float">
            <text:p>-0.0959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yvelocity-min</text:p>
          </table:table-cell>
          <table:table-cell office:value-type="float" office:value="-0.00407" calcext:value-type="float">
            <text:p>-0.00407</text:p>
          </table:table-cell>
          <table:table-cell office:value-type="float" office:value="0.03687" calcext:value-type="float">
            <text:p>0.03687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32303" calcext:value-type="float">
            <text:p>0.32303</text:p>
          </table:table-cell>
          <table:table-cell office:value-type="float" office:value="-0.24768" calcext:value-type="float">
            <text:p>-0.24768</text:p>
          </table:table-cell>
          <table:table-cell office:value-type="float" office:value="0.26212" calcext:value-type="float">
            <text:p>0.26212</text:p>
          </table:table-cell>
          <table:table-cell office:value-type="float" office:value="-0.16277" calcext:value-type="float">
            <text:p>-0.16277</text:p>
          </table:table-cell>
          <table:table-cell table:style-name="ce62" table:formula="of:=SUM([.B23:.H23])" office:value-type="percentage" office:value="0.1765" calcext:value-type="percentage">
            <text:p>17.65%</text:p>
          </table:table-cell>
          <table:table-cell office:value-type="float" office:value="-0.04384" calcext:value-type="float">
            <text:p>-0.04384</text:p>
          </table:table-cell>
          <table:table-cell office:value-type="float" office:value="0.05003" calcext:value-type="float">
            <text:p>0.05003</text:p>
          </table:table-cell>
          <table:table-cell office:value-type="float" office:value="-0.10974" calcext:value-type="float">
            <text:p>-0.10974</text:p>
          </table:table-cell>
          <table:table-cell office:value-type="float" office:value="-0.03101" calcext:value-type="float">
            <text:p>-0.03101</text:p>
          </table:table-cell>
          <table:table-cell office:value-type="float" office:value="-0.0458" calcext:value-type="float">
            <text:p>-0.0458</text:p>
          </table:table-cell>
          <table:table-cell office:value-type="float" office:value="-0.16912" calcext:value-type="float">
            <text:p>-0.16912</text:p>
          </table:table-cell>
          <table:table-cell office:value-type="float" office:value="-0.05747" calcext:value-type="float">
            <text:p>-0.05747</text:p>
          </table:table-cell>
          <table:table-cell office:value-type="float" office:value="-0.07892" calcext:value-type="float">
            <text:p>-0.07892</text:p>
          </table:table-cell>
          <table:table-cell office:value-type="float" office:value="-0.03959" calcext:value-type="float">
            <text:p>-0.03959</text:p>
          </table:table-cell>
          <table:table-cell office:value-type="float" office:value="0.6256" calcext:value-type="float">
            <text:p>0.6256</text:p>
          </table:table-cell>
          <table:table-cell office:value-type="float" office:value="-0.41553" calcext:value-type="float">
            <text:p>-0.41553</text:p>
          </table:table-cell>
          <table:table-cell office:value-type="float" office:value="0.10594" calcext:value-type="float">
            <text:p>0.10594</text:p>
          </table:table-cell>
          <table:table-cell office:value-type="float" office:value="-0.00904" calcext:value-type="float">
            <text:p>-0.00904</text:p>
          </table:table-cell>
          <table:table-cell office:value-type="float" office:value="-0.00796" calcext:value-type="float">
            <text:p>-0.00796</text:p>
          </table:table-cell>
          <table:table-cell office:value-type="float" office:value="0.31025" calcext:value-type="float">
            <text:p>0.31025</text:p>
          </table:table-cell>
          <table:table-cell office:value-type="float" office:value="-0.05508" calcext:value-type="float">
            <text:p>-0.05508</text:p>
          </table:table-cell>
          <table:table-cell office:value-type="float" office:value="0.02161" calcext:value-type="float">
            <text:p>0.02161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03501" calcext:value-type="float">
            <text:p>0.0350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767" calcext:value-type="float">
            <text:p>-0.01767</text:p>
          </table:table-cell>
          <table:table-cell office:value-type="float" office:value="0.0197" calcext:value-type="float">
            <text:p>0.0197</text:p>
          </table:table-cell>
          <table:table-cell office:value-type="float" office:value="-0.00447" calcext:value-type="float">
            <text:p>-0.00447</text:p>
          </table:table-cell>
          <table:table-cell office:value-type="float" office:value="-0.00423" calcext:value-type="float">
            <text:p>-0.00423</text:p>
          </table:table-cell>
          <table:table-cell office:value-type="float" office:value="0.00786" calcext:value-type="float">
            <text:p>0.00786</text:p>
          </table:table-cell>
          <table:table-cell office:value-type="float" office:value="-0.00214" calcext:value-type="float">
            <text:p>-0.00214</text:p>
          </table:table-cell>
          <table:table-cell office:value-type="float" office:value="-0.00046" calcext:value-type="float">
            <text:p>-0.00046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-0.00021" calcext:value-type="float">
            <text:p>-0.00021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 table:formula="of:=SUM([.B23:.AQ23])" office:value-type="float" office:value="0.46648" calcext:value-type="float">
            <text:p>0.4664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yvelocity-max</text:p>
          </table:table-cell>
          <table:table-cell office:value-type="float" office:value="0.24078" calcext:value-type="float">
            <text:p>0.24078</text:p>
          </table:table-cell>
          <table:table-cell office:value-type="float" office:value="-0.08754" calcext:value-type="float">
            <text:p>-0.08754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857" calcext:value-type="float">
            <text:p>0.01857</text:p>
          </table:table-cell>
          <table:table-cell office:value-type="float" office:value="-0.01836" calcext:value-type="float">
            <text:p>-0.01836</text:p>
          </table:table-cell>
          <table:table-cell office:value-type="float" office:value="0.00436" calcext:value-type="float">
            <text:p>0.00436</text:p>
          </table:table-cell>
          <table:table-cell table:style-name="ce62" table:formula="of:=SUM([.B24:.H24])" office:value-type="percentage" office:value="0.17519" calcext:value-type="percentage">
            <text:p>17.52%</text:p>
          </table:table-cell>
          <table:table-cell office:value-type="float" office:value="-0.25377" calcext:value-type="float">
            <text:p>-0.25377</text:p>
          </table:table-cell>
          <table:table-cell office:value-type="float" office:value="0.08151" calcext:value-type="float">
            <text:p>0.08151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-0.00306" calcext:value-type="float">
            <text:p>-0.00306</text:p>
          </table:table-cell>
          <table:table-cell office:value-type="float" office:value="0.02803" calcext:value-type="float">
            <text:p>0.02803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-0.02463" calcext:value-type="float">
            <text:p>-0.02463</text:p>
          </table:table-cell>
          <table:table-cell office:value-type="float" office:value="0.01173" calcext:value-type="float">
            <text:p>0.01173</text:p>
          </table:table-cell>
          <table:table-cell office:value-type="float" office:value="-0.01454" calcext:value-type="float">
            <text:p>-0.01454</text:p>
          </table:table-cell>
          <table:table-cell office:value-type="float" office:value="-0.02335" calcext:value-type="float">
            <text:p>-0.02335</text:p>
          </table:table-cell>
          <table:table-cell office:value-type="float" office:value="-0.01152" calcext:value-type="float">
            <text:p>-0.01152</text:p>
          </table:table-cell>
          <table:table-cell office:value-type="float" office:value="-0.07343" calcext:value-type="float">
            <text:p>-0.07343</text:p>
          </table:table-cell>
          <table:table-cell office:value-type="float" office:value="-0.01105" calcext:value-type="float">
            <text:p>-0.01105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-0.01411" calcext:value-type="float">
            <text:p>-0.01411</text:p>
          </table:table-cell>
          <table:table-cell office:value-type="float" office:value="-0.08285" calcext:value-type="float">
            <text:p>-0.08285</text:p>
          </table:table-cell>
          <table:table-cell office:value-type="float" office:value="0.06149" calcext:value-type="float">
            <text:p>0.06149</text:p>
          </table:table-cell>
          <table:table-cell office:value-type="float" office:value="0.05747" calcext:value-type="float">
            <text:p>0.05747</text:p>
          </table:table-cell>
          <table:table-cell office:value-type="float" office:value="-0.04666" calcext:value-type="float">
            <text:p>-0.04666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5147" calcext:value-type="float">
            <text:p>0.05147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15225" calcext:value-type="float">
            <text:p>0.15225</text:p>
          </table:table-cell>
          <table:table-cell office:value-type="float" office:value="-0.40779" calcext:value-type="float">
            <text:p>-0.40779</text:p>
          </table:table-cell>
          <table:table-cell office:value-type="float" office:value="0.17978" calcext:value-type="float">
            <text:p>0.17978</text:p>
          </table:table-cell>
          <table:table-cell office:value-type="float" office:value="-0.08071" calcext:value-type="float">
            <text:p>-0.08071</text:p>
          </table:table-cell>
          <table:table-cell office:value-type="float" office:value="-0.31959" calcext:value-type="float">
            <text:p>-0.31959</text:p>
          </table:table-cell>
          <table:table-cell office:value-type="float" office:value="0.06472" calcext:value-type="float">
            <text:p>0.06472</text:p>
          </table:table-cell>
          <table:table-cell/>
          <table:table-cell table:style-name="ce66" table:formula="of:=SUM([.B24:.AQ24])" office:value-type="float" office:value="-0.25274" calcext:value-type="float">
            <text:p>-0.2527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yvelocity-range</text:p>
          </table:table-cell>
          <table:table-cell office:value-type="float" office:value="0.24078" calcext:value-type="float">
            <text:p>0.24078</text:p>
          </table:table-cell>
          <table:table-cell office:value-type="float" office:value="-0.08754" calcext:value-type="float">
            <text:p>-0.08754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857" calcext:value-type="float">
            <text:p>0.01857</text:p>
          </table:table-cell>
          <table:table-cell office:value-type="float" office:value="-0.01836" calcext:value-type="float">
            <text:p>-0.01836</text:p>
          </table:table-cell>
          <table:table-cell office:value-type="float" office:value="0.00436" calcext:value-type="float">
            <text:p>0.00436</text:p>
          </table:table-cell>
          <table:table-cell table:style-name="ce62" table:formula="of:=SUM([.B25:.H25])" office:value-type="percentage" office:value="0.17519" calcext:value-type="percentage">
            <text:p>17.52%</text:p>
          </table:table-cell>
          <table:table-cell office:value-type="float" office:value="-0.25377" calcext:value-type="float">
            <text:p>-0.25377</text:p>
          </table:table-cell>
          <table:table-cell office:value-type="float" office:value="0.08151" calcext:value-type="float">
            <text:p>0.08151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-0.00306" calcext:value-type="float">
            <text:p>-0.00306</text:p>
          </table:table-cell>
          <table:table-cell office:value-type="float" office:value="0.02803" calcext:value-type="float">
            <text:p>0.02803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-0.02463" calcext:value-type="float">
            <text:p>-0.02463</text:p>
          </table:table-cell>
          <table:table-cell office:value-type="float" office:value="0.01173" calcext:value-type="float">
            <text:p>0.01173</text:p>
          </table:table-cell>
          <table:table-cell office:value-type="float" office:value="-0.01454" calcext:value-type="float">
            <text:p>-0.01454</text:p>
          </table:table-cell>
          <table:table-cell office:value-type="float" office:value="-0.02335" calcext:value-type="float">
            <text:p>-0.02335</text:p>
          </table:table-cell>
          <table:table-cell office:value-type="float" office:value="-0.01152" calcext:value-type="float">
            <text:p>-0.01152</text:p>
          </table:table-cell>
          <table:table-cell office:value-type="float" office:value="-0.07343" calcext:value-type="float">
            <text:p>-0.07343</text:p>
          </table:table-cell>
          <table:table-cell office:value-type="float" office:value="-0.01105" calcext:value-type="float">
            <text:p>-0.01105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-0.01411" calcext:value-type="float">
            <text:p>-0.01411</text:p>
          </table:table-cell>
          <table:table-cell office:value-type="float" office:value="-0.08285" calcext:value-type="float">
            <text:p>-0.08285</text:p>
          </table:table-cell>
          <table:table-cell office:value-type="float" office:value="0.06149" calcext:value-type="float">
            <text:p>0.06149</text:p>
          </table:table-cell>
          <table:table-cell office:value-type="float" office:value="0.05747" calcext:value-type="float">
            <text:p>0.05747</text:p>
          </table:table-cell>
          <table:table-cell office:value-type="float" office:value="-0.04666" calcext:value-type="float">
            <text:p>-0.04666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529" calcext:value-type="float">
            <text:p>0.00529</text:p>
          </table:table-cell>
          <table:table-cell office:value-type="float" office:value="0.05147" calcext:value-type="float">
            <text:p>0.05147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15225" calcext:value-type="float">
            <text:p>0.15225</text:p>
          </table:table-cell>
          <table:table-cell office:value-type="float" office:value="-0.40779" calcext:value-type="float">
            <text:p>-0.40779</text:p>
          </table:table-cell>
          <table:table-cell office:value-type="float" office:value="0.17978" calcext:value-type="float">
            <text:p>0.17978</text:p>
          </table:table-cell>
          <table:table-cell office:value-type="float" office:value="-0.08071" calcext:value-type="float">
            <text:p>-0.08071</text:p>
          </table:table-cell>
          <table:table-cell office:value-type="float" office:value="-0.31959" calcext:value-type="float">
            <text:p>-0.31959</text:p>
          </table:table-cell>
          <table:table-cell office:value-type="float" office:value="0.06472" calcext:value-type="float">
            <text:p>0.06472</text:p>
          </table:table-cell>
          <table:table-cell/>
          <table:table-cell table:style-name="ce66" table:formula="of:=SUM([.B25:.AQ25])" office:value-type="float" office:value="-0.25274" calcext:value-type="float">
            <text:p>-0.2527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cceleration-mean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03292" calcext:value-type="float">
            <text:p>0.03292</text:p>
          </table:table-cell>
          <table:table-cell office:value-type="float" office:value="-0.02749" calcext:value-type="float">
            <text:p>-0.02749</text:p>
          </table:table-cell>
          <table:table-cell office:value-type="float" office:value="0.06338" calcext:value-type="float">
            <text:p>0.06338</text:p>
          </table:table-cell>
          <table:table-cell office:value-type="float" office:value="0.05323" calcext:value-type="float">
            <text:p>0.05323</text:p>
          </table:table-cell>
          <table:table-cell office:value-type="float" office:value="-0.01317" calcext:value-type="float">
            <text:p>-0.01317</text:p>
          </table:table-cell>
          <table:table-cell office:value-type="float" office:value="-0.07131" calcext:value-type="float">
            <text:p>-0.07131</text:p>
          </table:table-cell>
          <table:table-cell table:style-name="ce62" table:formula="of:=SUM([.B26:.H26])" office:value-type="percentage" office:value="0.25946" calcext:value-type="percentage">
            <text:p>25.95%</text:p>
          </table:table-cell>
          <table:table-cell office:value-type="float" office:value="0.34991" calcext:value-type="float">
            <text:p>0.34991</text:p>
          </table:table-cell>
          <table:table-cell office:value-type="float" office:value="-0.0802" calcext:value-type="float">
            <text:p>-0.0802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-0.04314" calcext:value-type="float">
            <text:p>-0.04314</text:p>
          </table:table-cell>
          <table:table-cell office:value-type="float" office:value="-0.05748" calcext:value-type="float">
            <text:p>-0.05748</text:p>
          </table:table-cell>
          <table:table-cell office:value-type="float" office:value="0.0197" calcext:value-type="float">
            <text:p>0.0197</text:p>
          </table:table-cell>
          <table:table-cell office:value-type="float" office:value="-0.01136" calcext:value-type="float">
            <text:p>-0.01136</text:p>
          </table:table-cell>
          <table:table-cell office:value-type="float" office:value="0.11637" calcext:value-type="float">
            <text:p>0.11637</text:p>
          </table:table-cell>
          <table:table-cell office:value-type="float" office:value="-0.21382" calcext:value-type="float">
            <text:p>-0.21382</text:p>
          </table:table-cell>
          <table:table-cell office:value-type="float" office:value="-0.29649" calcext:value-type="float">
            <text:p>-0.29649</text:p>
          </table:table-cell>
          <table:table-cell office:value-type="float" office:value="0.06276" calcext:value-type="float">
            <text:p>0.06276</text:p>
          </table:table-cell>
          <table:table-cell office:value-type="float" office:value="0.11955" calcext:value-type="float">
            <text:p>0.11955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-0.03602" calcext:value-type="float">
            <text:p>-0.03602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14558" calcext:value-type="float">
            <text:p>0.14558</text:p>
          </table:table-cell>
          <table:table-cell office:value-type="float" office:value="0.44298" calcext:value-type="float">
            <text:p>0.44298</text:p>
          </table:table-cell>
          <table:table-cell office:value-type="float" office:value="-0.29335" calcext:value-type="float">
            <text:p>-0.29335</text:p>
          </table:table-cell>
          <table:table-cell office:value-type="float" office:value="0.09693" calcext:value-type="float">
            <text:p>0.09693</text:p>
          </table:table-cell>
          <table:table-cell office:value-type="float" office:value="0.05835" calcext:value-type="float">
            <text:p>0.05835</text:p>
          </table:table-cell>
          <table:table-cell office:value-type="float" office:value="-0.32208" calcext:value-type="float">
            <text:p>-0.32208</text:p>
          </table:table-cell>
          <table:table-cell office:value-type="float" office:value="0.0272" calcext:value-type="float">
            <text:p>0.0272</text:p>
          </table:table-cell>
          <table:table-cell office:value-type="float" office:value="-0.05123" calcext:value-type="float">
            <text:p>-0.05123</text:p>
          </table:table-cell>
          <table:table-cell office:value-type="float" office:value="-0.14029" calcext:value-type="float">
            <text:p>-0.14029</text:p>
          </table:table-cell>
          <table:table-cell office:value-type="float" office:value="-0.38427" calcext:value-type="float">
            <text:p>-0.38427</text:p>
          </table:table-cell>
          <table:table-cell office:value-type="float" office:value="0.04985" calcext:value-type="float">
            <text:p>0.04985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-0.00426" calcext:value-type="float">
            <text:p>-0.00426</text:p>
          </table:table-cell>
          <table:table-cell office:value-type="float" office:value="-0.00082" calcext:value-type="float">
            <text:p>-0.00082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0023" calcext:value-type="float">
            <text:p>-0.00023</text:p>
          </table:table-cell>
          <table:table-cell/>
          <table:table-cell table:style-name="ce66" table:formula="of:=SUM([.B26:.AQ26])" office:value-type="float" office:value="-0.0698700000000002" calcext:value-type="float">
            <text:p>-0.069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cceleration-median</text:p>
          </table:table-cell>
          <table:table-cell office:value-type="float" office:value="0.06119" calcext:value-type="float">
            <text:p>0.06119</text:p>
          </table:table-cell>
          <table:table-cell office:value-type="float" office:value="0.30728" calcext:value-type="float">
            <text:p>0.30728</text:p>
          </table:table-cell>
          <table:table-cell office:value-type="float" office:value="0.07359" calcext:value-type="float">
            <text:p>0.07359</text:p>
          </table:table-cell>
          <table:table-cell office:value-type="float" office:value="-0.00969" calcext:value-type="float">
            <text:p>-0.00969</text:p>
          </table:table-cell>
          <table:table-cell office:value-type="float" office:value="0.06811" calcext:value-type="float">
            <text:p>0.06811</text:p>
          </table:table-cell>
          <table:table-cell office:value-type="float" office:value="-0.01569" calcext:value-type="float">
            <text:p>-0.01569</text:p>
          </table:table-cell>
          <table:table-cell office:value-type="float" office:value="-0.12593" calcext:value-type="float">
            <text:p>-0.12593</text:p>
          </table:table-cell>
          <table:table-cell table:style-name="ce63" table:formula="of:=SUM([.B27:.H27])" office:value-type="percentage" office:value="0.35886" calcext:value-type="percentage">
            <text:p>35.89%</text:p>
          </table:table-cell>
          <table:table-cell office:value-type="float" office:value="-0.05561" calcext:value-type="float">
            <text:p>-0.05561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-0.02463" calcext:value-type="float">
            <text:p>-0.02463</text:p>
          </table:table-cell>
          <table:table-cell office:value-type="float" office:value="0.0996" calcext:value-type="float">
            <text:p>0.0996</text:p>
          </table:table-cell>
          <table:table-cell office:value-type="float" office:value="-0.01772" calcext:value-type="float">
            <text:p>-0.01772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-0.03412" calcext:value-type="float">
            <text:p>-0.03412</text:p>
          </table:table-cell>
          <table:table-cell office:value-type="float" office:value="0.06306" calcext:value-type="float">
            <text:p>0.06306</text:p>
          </table:table-cell>
          <table:table-cell office:value-type="float" office:value="0.03119" calcext:value-type="float">
            <text:p>0.03119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13869" calcext:value-type="float">
            <text:p>0.13869</text:p>
          </table:table-cell>
          <table:table-cell office:value-type="float" office:value="0.03578" calcext:value-type="float">
            <text:p>0.03578</text:p>
          </table:table-cell>
          <table:table-cell office:value-type="float" office:value="-0.10821" calcext:value-type="float">
            <text:p>-0.1082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6289" calcext:value-type="float">
            <text:p>0.06289</text:p>
          </table:table-cell>
          <table:table-cell office:value-type="float" office:value="-0.02143" calcext:value-type="float">
            <text:p>-0.02143</text:p>
          </table:table-cell>
          <table:table-cell office:value-type="float" office:value="0.15725" calcext:value-type="float">
            <text:p>0.15725</text:p>
          </table:table-cell>
          <table:table-cell office:value-type="float" office:value="-0.06626" calcext:value-type="float">
            <text:p>-0.06626</text:p>
          </table:table-cell>
          <table:table-cell office:value-type="float" office:value="-0.02838" calcext:value-type="float">
            <text:p>-0.02838</text:p>
          </table:table-cell>
          <table:table-cell office:value-type="float" office:value="-0.25161" calcext:value-type="float">
            <text:p>-0.25161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13601" calcext:value-type="float">
            <text:p>0.13601</text:p>
          </table:table-cell>
          <table:table-cell office:value-type="float" office:value="0.30101" calcext:value-type="float">
            <text:p>0.30101</text:p>
          </table:table-cell>
          <table:table-cell office:value-type="float" office:value="-0.62068" calcext:value-type="float">
            <text:p>-0.62068</text:p>
          </table:table-cell>
          <table:table-cell office:value-type="float" office:value="0.46119" calcext:value-type="float">
            <text:p>0.46119</text:p>
          </table:table-cell>
          <table:table-cell office:value-type="float" office:value="-0.10545" calcext:value-type="float">
            <text:p>-0.10545</text:p>
          </table:table-cell>
          <table:table-cell office:value-type="float" office:value="-0.01464" calcext:value-type="float">
            <text:p>-0.01464</text:p>
          </table:table-cell>
          <table:table-cell office:value-type="float" office:value="-0.00743" calcext:value-type="float">
            <text:p>-0.00743</text:p>
          </table:table-cell>
          <table:table-cell office:value-type="float" office:value="-0.00431" calcext:value-type="float">
            <text:p>-0.00431</text:p>
          </table:table-cell>
          <table:table-cell office:value-type="float" office:value="-0.00073" calcext:value-type="float">
            <text:p>-0.00073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06" calcext:value-type="float">
            <text:p>-0.0006</text:p>
          </table:table-cell>
          <table:table-cell/>
          <table:table-cell table:style-name="ce66" table:formula="of:=SUM([.B27:.AQ27])" office:value-type="float" office:value="1.00836" calcext:value-type="float">
            <text:p>1.0083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cceleration-mode</text:p>
          </table:table-cell>
          <table:table-cell office:value-type="float" office:value="0.03273" calcext:value-type="float">
            <text:p>0.03273</text:p>
          </table:table-cell>
          <table:table-cell office:value-type="float" office:value="0.15599" calcext:value-type="float">
            <text:p>0.15599</text:p>
          </table:table-cell>
          <table:table-cell office:value-type="float" office:value="-0.06711" calcext:value-type="float">
            <text:p>-0.06711</text:p>
          </table:table-cell>
          <table:table-cell office:value-type="float" office:value="-0.04513" calcext:value-type="float">
            <text:p>-0.04513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10028" calcext:value-type="float">
            <text:p>0.10028</text:p>
          </table:table-cell>
          <table:table-cell office:value-type="float" office:value="-0.08681" calcext:value-type="float">
            <text:p>-0.08681</text:p>
          </table:table-cell>
          <table:table-cell table:style-name="ce62" table:formula="of:=SUM([.B28:.H28])" office:value-type="percentage" office:value="0.15315" calcext:value-type="percentage">
            <text:p>15.32%</text:p>
          </table:table-cell>
          <table:table-cell office:value-type="float" office:value="-0.07523" calcext:value-type="float">
            <text:p>-0.07523</text:p>
          </table:table-cell>
          <table:table-cell office:value-type="float" office:value="0.08902" calcext:value-type="float">
            <text:p>0.08902</text:p>
          </table:table-cell>
          <table:table-cell office:value-type="float" office:value="0.14417" calcext:value-type="float">
            <text:p>0.14417</text:p>
          </table:table-cell>
          <table:table-cell office:value-type="float" office:value="0.34062" calcext:value-type="float">
            <text:p>0.34062</text:p>
          </table:table-cell>
          <table:table-cell office:value-type="float" office:value="-0.70707" calcext:value-type="float">
            <text:p>-0.70707</text:p>
          </table:table-cell>
          <table:table-cell office:value-type="float" office:value="0.27328" calcext:value-type="float">
            <text:p>0.27328</text:p>
          </table:table-cell>
          <table:table-cell office:value-type="float" office:value="0.05459" calcext:value-type="float">
            <text:p>0.05459</text:p>
          </table:table-cell>
          <table:table-cell office:value-type="float" office:value="0.12316" calcext:value-type="float">
            <text:p>0.12316</text:p>
          </table:table-cell>
          <table:table-cell office:value-type="float" office:value="-0.1903" calcext:value-type="float">
            <text:p>-0.1903</text:p>
          </table:table-cell>
          <table:table-cell office:value-type="float" office:value="-0.01412" calcext:value-type="float">
            <text:p>-0.01412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.39458" calcext:value-type="float">
            <text:p>0.39458</text:p>
          </table:table-cell>
          <table:table-cell office:value-type="float" office:value="-0.05681" calcext:value-type="float">
            <text:p>-0.05681</text:p>
          </table:table-cell>
          <table:table-cell office:value-type="float" office:value="-0.04994" calcext:value-type="float">
            <text:p>-0.04994</text:p>
          </table:table-cell>
          <table:table-cell office:value-type="float" office:value="-0.0387" calcext:value-type="float">
            <text:p>-0.038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-0.02601" calcext:value-type="float">
            <text:p>-0.02601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-0.00661" calcext:value-type="float">
            <text:p>-0.00661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-0.00956" calcext:value-type="float">
            <text:p>-0.00956</text:p>
          </table:table-cell>
          <table:table-cell office:value-type="float" office:value="-0.02039" calcext:value-type="float">
            <text:p>-0.02039</text:p>
          </table:table-cell>
          <table:table-cell office:value-type="float" office:value="0.01384" calcext:value-type="float">
            <text:p>0.01384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037" calcext:value-type="float">
            <text:p>-0.00037</text:p>
          </table:table-cell>
          <table:table-cell office:value-type="float" office:value="-0.00023" calcext:value-type="float">
            <text:p>-0.00023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-0.00004" calcext:value-type="float">
            <text:p>-4E-05</text:p>
          </table:table-cell>
          <table:table-cell/>
          <table:table-cell table:style-name="ce66" table:formula="of:=SUM([.B28:.AQ28])" office:value-type="float" office:value="0.66741" calcext:value-type="float">
            <text:p>0.6674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cceleration-iqr</text:p>
          </table:table-cell>
          <table:table-cell office:value-type="float" office:value="0.06496" calcext:value-type="float">
            <text:p>0.06496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04305" calcext:value-type="float">
            <text:p>0.04305</text:p>
          </table:table-cell>
          <table:table-cell office:value-type="float" office:value="-0.03021" calcext:value-type="float">
            <text:p>-0.03021</text:p>
          </table:table-cell>
          <table:table-cell office:value-type="float" office:value="0.07108" calcext:value-type="float">
            <text:p>0.07108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-0.12996" calcext:value-type="float">
            <text:p>-0.12996</text:p>
          </table:table-cell>
          <table:table-cell table:style-name="ce62" table:formula="of:=SUM([.B29:.H29])" office:value-type="percentage" office:value="0.32607" calcext:value-type="percentage">
            <text:p>32.61%</text:p>
          </table:table-cell>
          <table:table-cell office:value-type="float" office:value="-0.03963" calcext:value-type="float">
            <text:p>-0.03963</text:p>
          </table:table-cell>
          <table:table-cell office:value-type="float" office:value="0.02968" calcext:value-type="float">
            <text:p>0.02968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-0.02313" calcext:value-type="float">
            <text:p>-0.02313</text:p>
          </table:table-cell>
          <table:table-cell office:value-type="float" office:value="0.10291" calcext:value-type="float">
            <text:p>0.10291</text:p>
          </table:table-cell>
          <table:table-cell office:value-type="float" office:value="-0.00117" calcext:value-type="float">
            <text:p>-0.00117</text:p>
          </table:table-cell>
          <table:table-cell office:value-type="float" office:value="-0.01068" calcext:value-type="float">
            <text:p>-0.01068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05358" calcext:value-type="float">
            <text:p>0.05358</text:p>
          </table:table-cell>
          <table:table-cell office:value-type="float" office:value="-0.00271" calcext:value-type="float">
            <text:p>-0.00271</text:p>
          </table:table-cell>
          <table:table-cell office:value-type="float" office:value="0.03384" calcext:value-type="float">
            <text:p>0.03384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-0.29633" calcext:value-type="float">
            <text:p>-0.29633</text:p>
          </table:table-cell>
          <table:table-cell office:value-type="float" office:value="0.04344" calcext:value-type="float">
            <text:p>0.04344</text:p>
          </table:table-cell>
          <table:table-cell office:value-type="float" office:value="0.10744" calcext:value-type="float">
            <text:p>0.10744</text:p>
          </table:table-cell>
          <table:table-cell office:value-type="float" office:value="0.05027" calcext:value-type="float">
            <text:p>0.05027</text:p>
          </table:table-cell>
          <table:table-cell office:value-type="float" office:value="0.13674" calcext:value-type="float">
            <text:p>0.13674</text:p>
          </table:table-cell>
          <table:table-cell office:value-type="float" office:value="-0.04874" calcext:value-type="float">
            <text:p>-0.04874</text:p>
          </table:table-cell>
          <table:table-cell office:value-type="float" office:value="0.16271" calcext:value-type="float">
            <text:p>0.16271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8157" calcext:value-type="float">
            <text:p>0.08157</text:p>
          </table:table-cell>
          <table:table-cell office:value-type="float" office:value="-0.09741" calcext:value-type="float">
            <text:p>-0.09741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-0.75268" calcext:value-type="float">
            <text:p>-0.75268</text:p>
          </table:table-cell>
          <table:table-cell office:value-type="float" office:value="-0.23252" calcext:value-type="float">
            <text:p>-0.23252</text:p>
          </table:table-cell>
          <table:table-cell office:value-type="float" office:value="-0.21379" calcext:value-type="float">
            <text:p>-0.21379</text:p>
          </table:table-cell>
          <table:table-cell office:value-type="float" office:value="0.15741" calcext:value-type="float">
            <text:p>0.15741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096" calcext:value-type="float">
            <text:p>0.00096</text:p>
          </table:table-cell>
          <table:table-cell/>
          <table:table-cell table:style-name="ce66" table:formula="of:=SUM([.B29:.AQ29])" office:value-type="float" office:value="-0.0568300000000002" calcext:value-type="float">
            <text:p>-0.0568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cceleration-stdev</text:p>
          </table:table-cell>
          <table:table-cell office:value-type="float" office:value="0.23556" calcext:value-type="float">
            <text:p>0.23556</text:p>
          </table:table-cell>
          <table:table-cell office:value-type="float" office:value="-0.05004" calcext:value-type="float">
            <text:p>-0.05004</text:p>
          </table:table-cell>
          <table:table-cell office:value-type="float" office:value="0.02521" calcext:value-type="float">
            <text:p>0.02521</text:p>
          </table:table-cell>
          <table:table-cell office:value-type="float" office:value="-0.00739" calcext:value-type="float">
            <text:p>-0.00739</text:p>
          </table:table-cell>
          <table:table-cell office:value-type="float" office:value="-0.04094" calcext:value-type="float">
            <text:p>-0.04094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0.00335" calcext:value-type="float">
            <text:p>0.00335</text:p>
          </table:table-cell>
          <table:table-cell table:style-name="ce62" table:formula="of:=SUM([.B30:.H30])" office:value-type="percentage" office:value="0.17559" calcext:value-type="percentage">
            <text:p>17.56%</text:p>
          </table:table-cell>
          <table:table-cell office:value-type="float" office:value="0.19282" calcext:value-type="float">
            <text:p>0.19282</text:p>
          </table:table-cell>
          <table:table-cell office:value-type="float" office:value="-0.02885" calcext:value-type="float">
            <text:p>-0.02885</text:p>
          </table:table-cell>
          <table:table-cell office:value-type="float" office:value="0.0176" calcext:value-type="float">
            <text:p>0.0176</text:p>
          </table:table-cell>
          <table:table-cell office:value-type="float" office:value="-0.00375" calcext:value-type="float">
            <text:p>-0.00375</text:p>
          </table:table-cell>
          <table:table-cell office:value-type="float" office:value="-0.05686" calcext:value-type="float">
            <text:p>-0.05686</text:p>
          </table:table-cell>
          <table:table-cell office:value-type="float" office:value="-0.04591" calcext:value-type="float">
            <text:p>-0.04591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-0.01878" calcext:value-type="float">
            <text:p>-0.01878</text:p>
          </table:table-cell>
          <table:table-cell office:value-type="float" office:value="0.12206" calcext:value-type="float">
            <text:p>0.12206</text:p>
          </table:table-cell>
          <table:table-cell office:value-type="float" office:value="-0.26265" calcext:value-type="float">
            <text:p>-0.26265</text:p>
          </table:table-cell>
          <table:table-cell office:value-type="float" office:value="-0.3811" calcext:value-type="float">
            <text:p>-0.3811</text:p>
          </table:table-cell>
          <table:table-cell office:value-type="float" office:value="0.08847" calcext:value-type="float">
            <text:p>0.08847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0.13" calcext:value-type="float">
            <text:p>0.13</text:p>
          </table:table-cell>
          <table:table-cell office:value-type="float" office:value="-0.00194" calcext:value-type="float">
            <text:p>-0.00194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9352" calcext:value-type="float">
            <text:p>0.09352</text:p>
          </table:table-cell>
          <table:table-cell office:value-type="float" office:value="0.33192" calcext:value-type="float">
            <text:p>0.33192</text:p>
          </table:table-cell>
          <table:table-cell office:value-type="float" office:value="-0.20252" calcext:value-type="float">
            <text:p>-0.20252</text:p>
          </table:table-cell>
          <table:table-cell office:value-type="float" office:value="0.07883" calcext:value-type="float">
            <text:p>0.07883</text:p>
          </table:table-cell>
          <table:table-cell office:value-type="float" office:value="-0.1058" calcext:value-type="float">
            <text:p>-0.1058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0.05723" calcext:value-type="float">
            <text:p>0.05723</text:p>
          </table:table-cell>
          <table:table-cell office:value-type="float" office:value="0.06332" calcext:value-type="float">
            <text:p>0.06332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18586" calcext:value-type="float">
            <text:p>0.18586</text:p>
          </table:table-cell>
          <table:table-cell office:value-type="float" office:value="0.25253" calcext:value-type="float">
            <text:p>0.25253</text:p>
          </table:table-cell>
          <table:table-cell office:value-type="float" office:value="0.58994" calcext:value-type="float">
            <text:p>0.58994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-0.01886" calcext:value-type="float">
            <text:p>-0.0188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-0.00017" calcext:value-type="float">
            <text:p>-0.00017</text:p>
          </table:table-cell>
          <table:table-cell office:value-type="float" office:value="0.00042" calcext:value-type="float">
            <text:p>0.00042</text:p>
          </table:table-cell>
          <table:table-cell/>
          <table:table-cell table:style-name="ce66" table:formula="of:=SUM([.B30:.AQ30])" office:value-type="float" office:value="1.54235" calcext:value-type="float">
            <text:p>1.5423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cceleration-min</text:p>
          </table:table-cell>
          <table:table-cell office:value-type="float" office:value="-0.00392" calcext:value-type="float">
            <text:p>-0.00392</text:p>
          </table:table-cell>
          <table:table-cell office:value-type="float" office:value="-0.01396" calcext:value-type="float">
            <text:p>-0.01396</text:p>
          </table:table-cell>
          <table:table-cell office:value-type="float" office:value="-0.04599" calcext:value-type="float">
            <text:p>-0.04599</text:p>
          </table:table-cell>
          <table:table-cell office:value-type="float" office:value="0.20339" calcext:value-type="float">
            <text:p>0.20339</text:p>
          </table:table-cell>
          <table:table-cell office:value-type="float" office:value="-0.17749" calcext:value-type="float">
            <text:p>-0.17749</text:p>
          </table:table-cell>
          <table:table-cell office:value-type="float" office:value="0.16535" calcext:value-type="float">
            <text:p>0.16535</text:p>
          </table:table-cell>
          <table:table-cell office:value-type="float" office:value="-0.03136" calcext:value-type="float">
            <text:p>-0.03136</text:p>
          </table:table-cell>
          <table:table-cell table:style-name="ce62" table:formula="of:=SUM([.B31:.H31])" office:value-type="percentage" office:value="0.09602" calcext:value-type="percentage">
            <text:p>9.60%</text:p>
          </table:table-cell>
          <table:table-cell office:value-type="float" office:value="0.04977" calcext:value-type="float">
            <text:p>0.04977</text:p>
          </table:table-cell>
          <table:table-cell office:value-type="float" office:value="-0.08857" calcext:value-type="float">
            <text:p>-0.08857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05441" calcext:value-type="float">
            <text:p>0.05441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05415" calcext:value-type="float">
            <text:p>0.05415</text:p>
          </table:table-cell>
          <table:table-cell office:value-type="float" office:value="0.07106" calcext:value-type="float">
            <text:p>0.07106</text:p>
          </table:table-cell>
          <table:table-cell office:value-type="float" office:value="0.02313" calcext:value-type="float">
            <text:p>0.02313</text:p>
          </table:table-cell>
          <table:table-cell office:value-type="float" office:value="-0.07434" calcext:value-type="float">
            <text:p>-0.07434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1724" calcext:value-type="float">
            <text:p>-0.01724</text:p>
          </table:table-cell>
          <table:table-cell office:value-type="float" office:value="-0.02771" calcext:value-type="float">
            <text:p>-0.0277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-0.00917" calcext:value-type="float">
            <text:p>-0.0091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166" calcext:value-type="float">
            <text:p>-0.00166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-0.00613" calcext:value-type="float">
            <text:p>-0.00613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-0.00162" calcext:value-type="float">
            <text:p>-0.00162</text:p>
          </table:table-cell>
          <table:table-cell office:value-type="float" office:value="-0.00214" calcext:value-type="float">
            <text:p>-0.00214</text:p>
          </table:table-cell>
          <table:table-cell office:value-type="float" office:value="-0.00078" calcext:value-type="float">
            <text:p>-0.00078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-0.00003" calcext:value-type="float">
            <text:p>-3E-05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 table:formula="of:=SUM([.B31:.AQ31])" office:value-type="float" office:value="1.77783" calcext:value-type="float">
            <text:p>1.7778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cceleration-max</text:p>
          </table:table-cell>
          <table:table-cell office:value-type="float" office:value="0.2052" calcext:value-type="float">
            <text:p>0.2052</text:p>
          </table:table-cell>
          <table:table-cell office:value-type="float" office:value="-0.02912" calcext:value-type="float">
            <text:p>-0.02912</text:p>
          </table:table-cell>
          <table:table-cell office:value-type="float" office:value="0.15654" calcext:value-type="float">
            <text:p>0.15654</text:p>
          </table:table-cell>
          <table:table-cell office:value-type="float" office:value="-0.17352" calcext:value-type="float">
            <text:p>-0.17352</text:p>
          </table:table-cell>
          <table:table-cell office:value-type="float" office:value="-0.20294" calcext:value-type="float">
            <text:p>-0.20294</text:p>
          </table:table-cell>
          <table:table-cell office:value-type="float" office:value="0.08605" calcext:value-type="float">
            <text:p>0.08605</text:p>
          </table:table-cell>
          <table:table-cell office:value-type="float" office:value="0.06114" calcext:value-type="float">
            <text:p>0.06114</text:p>
          </table:table-cell>
          <table:table-cell table:style-name="ce62" table:formula="of:=SUM([.B32:.H32])" office:value-type="percentage" office:value="0.10335" calcext:value-type="percentage">
            <text:p>10.34%</text:p>
          </table:table-cell>
          <table:table-cell office:value-type="float" office:value="-0.01165" calcext:value-type="float">
            <text:p>-0.01165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-0.00864" calcext:value-type="float">
            <text:p>-0.00864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18" calcext:value-type="float">
            <text:p>-0.0118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-0.02576" calcext:value-type="float">
            <text:p>-0.02576</text:p>
          </table:table-cell>
          <table:table-cell office:value-type="float" office:value="0.02523" calcext:value-type="float">
            <text:p>0.02523</text:p>
          </table:table-cell>
          <table:table-cell office:value-type="float" office:value="-0.00477" calcext:value-type="float">
            <text:p>-0.00477</text:p>
          </table:table-cell>
          <table:table-cell office:value-type="float" office:value="-0.05432" calcext:value-type="float">
            <text:p>-0.05432</text:p>
          </table:table-cell>
          <table:table-cell office:value-type="float" office:value="-0.08204" calcext:value-type="float">
            <text:p>-0.08204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47982" calcext:value-type="float">
            <text:p>0.47982</text:p>
          </table:table-cell>
          <table:table-cell office:value-type="float" office:value="-0.02967" calcext:value-type="float">
            <text:p>-0.02967</text:p>
          </table:table-cell>
          <table:table-cell office:value-type="float" office:value="-0.00546" calcext:value-type="float">
            <text:p>-0.00546</text:p>
          </table:table-cell>
          <table:table-cell office:value-type="float" office:value="-0.01505" calcext:value-type="float">
            <text:p>-0.01505</text:p>
          </table:table-cell>
          <table:table-cell office:value-type="float" office:value="-0.00143" calcext:value-type="float">
            <text:p>-0.00143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-0.02217" calcext:value-type="float">
            <text:p>-0.02217</text:p>
          </table:table-cell>
          <table:table-cell office:value-type="float" office:value="-0.18174" calcext:value-type="float">
            <text:p>-0.18174</text:p>
          </table:table-cell>
          <table:table-cell office:value-type="float" office:value="0.14917" calcext:value-type="float">
            <text:p>0.14917</text:p>
          </table:table-cell>
          <table:table-cell office:value-type="float" office:value="-0.05316" calcext:value-type="float">
            <text:p>-0.05316</text:p>
          </table:table-cell>
          <table:table-cell office:value-type="float" office:value="-0.04357" calcext:value-type="float">
            <text:p>-0.04357</text:p>
          </table:table-cell>
          <table:table-cell office:value-type="float" office:value="0.11491" calcext:value-type="float">
            <text:p>0.11491</text:p>
          </table:table-cell>
          <table:table-cell office:value-type="float" office:value="-0.02236" calcext:value-type="float">
            <text:p>-0.02236</text:p>
          </table:table-cell>
          <table:table-cell office:value-type="float" office:value="-0.04752" calcext:value-type="float">
            <text:p>-0.04752</text:p>
          </table:table-cell>
          <table:table-cell office:value-type="float" office:value="-0.06999" calcext:value-type="float">
            <text:p>-0.06999</text:p>
          </table:table-cell>
          <table:table-cell office:value-type="float" office:value="-0.1501" calcext:value-type="float">
            <text:p>-0.1501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-0.00084" calcext:value-type="float">
            <text:p>-0.00084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-0.00013" calcext:value-type="float">
            <text:p>-0.00013</text:p>
          </table:table-cell>
          <table:table-cell/>
          <table:table-cell table:style-name="ce66" table:formula="of:=SUM([.B32:.AQ32])" office:value-type="float" office:value="0.2111" calcext:value-type="float">
            <text:p>0.211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cceleration-range</text:p>
          </table:table-cell>
          <table:table-cell office:value-type="float" office:value="0.2052" calcext:value-type="float">
            <text:p>0.2052</text:p>
          </table:table-cell>
          <table:table-cell office:value-type="float" office:value="-0.02912" calcext:value-type="float">
            <text:p>-0.02912</text:p>
          </table:table-cell>
          <table:table-cell office:value-type="float" office:value="0.15654" calcext:value-type="float">
            <text:p>0.15654</text:p>
          </table:table-cell>
          <table:table-cell office:value-type="float" office:value="-0.17352" calcext:value-type="float">
            <text:p>-0.17352</text:p>
          </table:table-cell>
          <table:table-cell office:value-type="float" office:value="-0.20294" calcext:value-type="float">
            <text:p>-0.20294</text:p>
          </table:table-cell>
          <table:table-cell office:value-type="float" office:value="0.08605" calcext:value-type="float">
            <text:p>0.08605</text:p>
          </table:table-cell>
          <table:table-cell office:value-type="float" office:value="0.06114" calcext:value-type="float">
            <text:p>0.06114</text:p>
          </table:table-cell>
          <table:table-cell table:style-name="ce62" table:formula="of:=SUM([.B33:.H33])" office:value-type="percentage" office:value="0.10335" calcext:value-type="percentage">
            <text:p>10.34%</text:p>
          </table:table-cell>
          <table:table-cell office:value-type="float" office:value="-0.01165" calcext:value-type="float">
            <text:p>-0.01165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-0.00864" calcext:value-type="float">
            <text:p>-0.00864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118" calcext:value-type="float">
            <text:p>-0.0118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-0.02576" calcext:value-type="float">
            <text:p>-0.02576</text:p>
          </table:table-cell>
          <table:table-cell office:value-type="float" office:value="0.02523" calcext:value-type="float">
            <text:p>0.02523</text:p>
          </table:table-cell>
          <table:table-cell office:value-type="float" office:value="-0.00477" calcext:value-type="float">
            <text:p>-0.00477</text:p>
          </table:table-cell>
          <table:table-cell office:value-type="float" office:value="-0.05432" calcext:value-type="float">
            <text:p>-0.05432</text:p>
          </table:table-cell>
          <table:table-cell office:value-type="float" office:value="-0.08204" calcext:value-type="float">
            <text:p>-0.08204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47982" calcext:value-type="float">
            <text:p>0.47982</text:p>
          </table:table-cell>
          <table:table-cell office:value-type="float" office:value="-0.02967" calcext:value-type="float">
            <text:p>-0.02967</text:p>
          </table:table-cell>
          <table:table-cell office:value-type="float" office:value="-0.00546" calcext:value-type="float">
            <text:p>-0.00546</text:p>
          </table:table-cell>
          <table:table-cell office:value-type="float" office:value="-0.01505" calcext:value-type="float">
            <text:p>-0.01505</text:p>
          </table:table-cell>
          <table:table-cell office:value-type="float" office:value="-0.00143" calcext:value-type="float">
            <text:p>-0.00143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-0.02217" calcext:value-type="float">
            <text:p>-0.02217</text:p>
          </table:table-cell>
          <table:table-cell office:value-type="float" office:value="-0.18174" calcext:value-type="float">
            <text:p>-0.18174</text:p>
          </table:table-cell>
          <table:table-cell office:value-type="float" office:value="0.14917" calcext:value-type="float">
            <text:p>0.14917</text:p>
          </table:table-cell>
          <table:table-cell office:value-type="float" office:value="-0.05316" calcext:value-type="float">
            <text:p>-0.05316</text:p>
          </table:table-cell>
          <table:table-cell office:value-type="float" office:value="-0.04357" calcext:value-type="float">
            <text:p>-0.04357</text:p>
          </table:table-cell>
          <table:table-cell office:value-type="float" office:value="0.11491" calcext:value-type="float">
            <text:p>0.11491</text:p>
          </table:table-cell>
          <table:table-cell office:value-type="float" office:value="-0.02236" calcext:value-type="float">
            <text:p>-0.02236</text:p>
          </table:table-cell>
          <table:table-cell office:value-type="float" office:value="-0.04752" calcext:value-type="float">
            <text:p>-0.04752</text:p>
          </table:table-cell>
          <table:table-cell office:value-type="float" office:value="-0.06999" calcext:value-type="float">
            <text:p>-0.06999</text:p>
          </table:table-cell>
          <table:table-cell office:value-type="float" office:value="-0.1501" calcext:value-type="float">
            <text:p>-0.1501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-0.00084" calcext:value-type="float">
            <text:p>-0.00084</text:p>
          </table:table-cell>
          <table:table-cell office:value-type="float" office:value="-0.00029" calcext:value-type="float">
            <text:p>-0.00029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-0.00013" calcext:value-type="float">
            <text:p>-0.00013</text:p>
          </table:table-cell>
          <table:table-cell/>
          <table:table-cell table:style-name="ce66" table:formula="of:=SUM([.B33:.AQ33])" office:value-type="float" office:value="0.2111" calcext:value-type="float">
            <text:p>0.211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erk-mean</text:p>
          </table:table-cell>
          <table:table-cell office:value-type="float" office:value="0.14149" calcext:value-type="float">
            <text:p>0.14149</text:p>
          </table:table-cell>
          <table:table-cell office:value-type="float" office:value="0.22489" calcext:value-type="float">
            <text:p>0.22489</text:p>
          </table:table-cell>
          <table:table-cell office:value-type="float" office:value="0.12918" calcext:value-type="float">
            <text:p>0.12918</text:p>
          </table:table-cell>
          <table:table-cell office:value-type="float" office:value="-0.02501" calcext:value-type="float">
            <text:p>-0.02501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-0.04055" calcext:value-type="float">
            <text:p>-0.04055</text:p>
          </table:table-cell>
          <table:table-cell office:value-type="float" office:value="-0.18307" calcext:value-type="float">
            <text:p>-0.18307</text:p>
          </table:table-cell>
          <table:table-cell table:style-name="ce62" table:formula="of:=SUM([.B34:.H34])" office:value-type="percentage" office:value="0.27708" calcext:value-type="percentage">
            <text:p>27.71%</text:p>
          </table:table-cell>
          <table:table-cell office:value-type="float" office:value="0.19777" calcext:value-type="float">
            <text:p>0.19777</text:p>
          </table:table-cell>
          <table:table-cell office:value-type="float" office:value="-0.02107" calcext:value-type="float">
            <text:p>-0.02107</text:p>
          </table:table-cell>
          <table:table-cell office:value-type="float" office:value="0.02753" calcext:value-type="float">
            <text:p>0.02753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-0.05486" calcext:value-type="float">
            <text:p>-0.05486</text:p>
          </table:table-cell>
          <table:table-cell office:value-type="float" office:value="0.04157" calcext:value-type="float">
            <text:p>0.04157</text:p>
          </table:table-cell>
          <table:table-cell office:value-type="float" office:value="-0.03957" calcext:value-type="float">
            <text:p>-0.03957</text:p>
          </table:table-cell>
          <table:table-cell office:value-type="float" office:value="0.1768" calcext:value-type="float">
            <text:p>0.1768</text:p>
          </table:table-cell>
          <table:table-cell office:value-type="float" office:value="-0.10035" calcext:value-type="float">
            <text:p>-0.10035</text:p>
          </table:table-cell>
          <table:table-cell office:value-type="float" office:value="-0.14047" calcext:value-type="float">
            <text:p>-0.14047</text:p>
          </table:table-cell>
          <table:table-cell office:value-type="float" office:value="-0.01135" calcext:value-type="float">
            <text:p>-0.01135</text:p>
          </table:table-cell>
          <table:table-cell office:value-type="float" office:value="-0.1835" calcext:value-type="float">
            <text:p>-0.1835</text:p>
          </table:table-cell>
          <table:table-cell office:value-type="float" office:value="-0.10861" calcext:value-type="float">
            <text:p>-0.10861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-0.11071" calcext:value-type="float">
            <text:p>-0.11071</text:p>
          </table:table-cell>
          <table:table-cell office:value-type="float" office:value="-0.46134" calcext:value-type="float">
            <text:p>-0.46134</text:p>
          </table:table-cell>
          <table:table-cell office:value-type="float" office:value="0.28743" calcext:value-type="float">
            <text:p>0.28743</text:p>
          </table:table-cell>
          <table:table-cell office:value-type="float" office:value="-0.38613" calcext:value-type="float">
            <text:p>-0.38613</text:p>
          </table:table-cell>
          <table:table-cell office:value-type="float" office:value="0.30659" calcext:value-type="float">
            <text:p>0.30659</text:p>
          </table:table-cell>
          <table:table-cell office:value-type="float" office:value="-0.11334" calcext:value-type="float">
            <text:p>-0.11334</text:p>
          </table:table-cell>
          <table:table-cell office:value-type="float" office:value="-0.09689" calcext:value-type="float">
            <text:p>-0.09689</text:p>
          </table:table-cell>
          <table:table-cell office:value-type="float" office:value="-0.21337" calcext:value-type="float">
            <text:p>-0.21337</text:p>
          </table:table-cell>
          <table:table-cell office:value-type="float" office:value="0.06942" calcext:value-type="float">
            <text:p>0.06942</text:p>
          </table:table-cell>
          <table:table-cell office:value-type="float" office:value="-0.09661" calcext:value-type="float">
            <text:p>-0.09661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28802" calcext:value-type="float">
            <text:p>0.28802</text:p>
          </table:table-cell>
          <table:table-cell office:value-type="float" office:value="-0.03087" calcext:value-type="float">
            <text:p>-0.03087</text:p>
          </table:table-cell>
          <table:table-cell office:value-type="float" office:value="-0.00705" calcext:value-type="float">
            <text:p>-0.00705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-0.00005" calcext:value-type="float">
            <text:p>-5E-05</text:p>
          </table:table-cell>
          <table:table-cell/>
          <table:table-cell table:style-name="ce66" table:formula="of:=SUM([.B34:.AQ34])" office:value-type="float" office:value="-0.0775399999999998" calcext:value-type="float">
            <text:p>-0.0775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erk-median</text:p>
          </table:table-cell>
          <table:table-cell office:value-type="float" office:value="0.04984" calcext:value-type="float">
            <text:p>0.04984</text:p>
          </table:table-cell>
          <table:table-cell office:value-type="float" office:value="0.29232" calcext:value-type="float">
            <text:p>0.29232</text:p>
          </table:table-cell>
          <table:table-cell office:value-type="float" office:value="0.13511" calcext:value-type="float">
            <text:p>0.13511</text:p>
          </table:table-cell>
          <table:table-cell office:value-type="float" office:value="-0.00182" calcext:value-type="float">
            <text:p>-0.00182</text:p>
          </table:table-cell>
          <table:table-cell office:value-type="float" office:value="0.06763" calcext:value-type="float">
            <text:p>0.06763</text:p>
          </table:table-cell>
          <table:table-cell office:value-type="float" office:value="-0.06792" calcext:value-type="float">
            <text:p>-0.06792</text:p>
          </table:table-cell>
          <table:table-cell office:value-type="float" office:value="-0.1783" calcext:value-type="float">
            <text:p>-0.1783</text:p>
          </table:table-cell>
          <table:table-cell table:style-name="ce62" table:formula="of:=SUM([.B35:.H35])" office:value-type="percentage" office:value="0.29686" calcext:value-type="percentage">
            <text:p>29.69%</text:p>
          </table:table-cell>
          <table:table-cell office:value-type="float" office:value="-0.06041" calcext:value-type="float">
            <text:p>-0.06041</text:p>
          </table:table-cell>
          <table:table-cell office:value-type="float" office:value="0.02144" calcext:value-type="float">
            <text:p>0.02144</text:p>
          </table:table-cell>
          <table:table-cell office:value-type="float" office:value="0.02287" calcext:value-type="float">
            <text:p>0.02287</text:p>
          </table:table-cell>
          <table:table-cell office:value-type="float" office:value="-0.00234" calcext:value-type="float">
            <text:p>-0.00234</text:p>
          </table:table-cell>
          <table:table-cell office:value-type="float" office:value="0.08907" calcext:value-type="float">
            <text:p>0.08907</text:p>
          </table:table-cell>
          <table:table-cell office:value-type="float" office:value="-0.03524" calcext:value-type="float">
            <text:p>-0.03524</text:p>
          </table:table-cell>
          <table:table-cell office:value-type="float" office:value="0.04257" calcext:value-type="float">
            <text:p>0.04257</text:p>
          </table:table-cell>
          <table:table-cell office:value-type="float" office:value="-0.04731" calcext:value-type="float">
            <text:p>-0.0473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623" calcext:value-type="float">
            <text:p>0.04623</text:p>
          </table:table-cell>
          <table:table-cell office:value-type="float" office:value="0.09953" calcext:value-type="float">
            <text:p>0.09953</text:p>
          </table:table-cell>
          <table:table-cell office:value-type="float" office:value="0.13441" calcext:value-type="float">
            <text:p>0.13441</text:p>
          </table:table-cell>
          <table:table-cell office:value-type="float" office:value="0.0384" calcext:value-type="float">
            <text:p>0.0384</text:p>
          </table:table-cell>
          <table:table-cell office:value-type="float" office:value="-0.17033" calcext:value-type="float">
            <text:p>-0.17033</text:p>
          </table:table-cell>
          <table:table-cell office:value-type="float" office:value="-0.00025" calcext:value-type="float">
            <text:p>-0.00025</text:p>
          </table:table-cell>
          <table:table-cell office:value-type="float" office:value="0.07234" calcext:value-type="float">
            <text:p>0.07234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13954" calcext:value-type="float">
            <text:p>0.13954</text:p>
          </table:table-cell>
          <table:table-cell office:value-type="float" office:value="-0.08798" calcext:value-type="float">
            <text:p>-0.08798</text:p>
          </table:table-cell>
          <table:table-cell office:value-type="float" office:value="-0.00356" calcext:value-type="float">
            <text:p>-0.00356</text:p>
          </table:table-cell>
          <table:table-cell office:value-type="float" office:value="-0.14925" calcext:value-type="float">
            <text:p>-0.14925</text:p>
          </table:table-cell>
          <table:table-cell office:value-type="float" office:value="-0.07297" calcext:value-type="float">
            <text:p>-0.07297</text:p>
          </table:table-cell>
          <table:table-cell office:value-type="float" office:value="0.13004" calcext:value-type="float">
            <text:p>0.13004</text:p>
          </table:table-cell>
          <table:table-cell office:value-type="float" office:value="0.09394" calcext:value-type="float">
            <text:p>0.09394</text:p>
          </table:table-cell>
          <table:table-cell office:value-type="float" office:value="0.44709" calcext:value-type="float">
            <text:p>0.44709</text:p>
          </table:table-cell>
          <table:table-cell office:value-type="float" office:value="0.16977" calcext:value-type="float">
            <text:p>0.16977</text:p>
          </table:table-cell>
          <table:table-cell office:value-type="float" office:value="-0.64691" calcext:value-type="float">
            <text:p>-0.64691</text:p>
          </table:table-cell>
          <table:table-cell office:value-type="float" office:value="0.16537" calcext:value-type="float">
            <text:p>0.1653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-0.00036" calcext:value-type="float">
            <text:p>-0.0003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53" calcext:value-type="float">
            <text:p>0.00053</text:p>
          </table:table-cell>
          <table:table-cell/>
          <table:table-cell table:style-name="ce66" table:formula="of:=SUM([.B35:.AQ35])" office:value-type="float" office:value="1.16637" calcext:value-type="float">
            <text:p>1.1663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erk-mode</text:p>
          </table:table-cell>
          <table:table-cell office:value-type="float" office:value="0.03838" calcext:value-type="float">
            <text:p>0.03838</text:p>
          </table:table-cell>
          <table:table-cell office:value-type="float" office:value="0.23557" calcext:value-type="float">
            <text:p>0.23557</text:p>
          </table:table-cell>
          <table:table-cell office:value-type="float" office:value="0.09278" calcext:value-type="float">
            <text:p>0.09278</text:p>
          </table:table-cell>
          <table:table-cell office:value-type="float" office:value="-0.00642" calcext:value-type="float">
            <text:p>-0.00642</text:p>
          </table:table-cell>
          <table:table-cell office:value-type="float" office:value="0.06071" calcext:value-type="float">
            <text:p>0.06071</text:p>
          </table:table-cell>
          <table:table-cell office:value-type="float" office:value="-0.06178" calcext:value-type="float">
            <text:p>-0.06178</text:p>
          </table:table-cell>
          <table:table-cell office:value-type="float" office:value="-0.19553" calcext:value-type="float">
            <text:p>-0.19553</text:p>
          </table:table-cell>
          <table:table-cell table:style-name="ce62" table:formula="of:=SUM([.B36:.H36])" office:value-type="percentage" office:value="0.16371" calcext:value-type="percentage">
            <text:p>16.37%</text:p>
          </table:table-cell>
          <table:table-cell office:value-type="float" office:value="-0.06235" calcext:value-type="float">
            <text:p>-0.06235</text:p>
          </table:table-cell>
          <table:table-cell office:value-type="float" office:value="0.07506" calcext:value-type="float">
            <text:p>0.07506</text:p>
          </table:table-cell>
          <table:table-cell office:value-type="float" office:value="0.08801" calcext:value-type="float">
            <text:p>0.08801</text:p>
          </table:table-cell>
          <table:table-cell office:value-type="float" office:value="0.20478" calcext:value-type="float">
            <text:p>0.20478</text:p>
          </table:table-cell>
          <table:table-cell office:value-type="float" office:value="-0.27061" calcext:value-type="float">
            <text:p>-0.27061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08077" calcext:value-type="float">
            <text:p>0.08077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18665" calcext:value-type="float">
            <text:p>0.18665</text:p>
          </table:table-cell>
          <table:table-cell office:value-type="float" office:value="0.13499" calcext:value-type="float">
            <text:p>0.13499</text:p>
          </table:table-cell>
          <table:table-cell office:value-type="float" office:value="-0.02706" calcext:value-type="float">
            <text:p>-0.02706</text:p>
          </table:table-cell>
          <table:table-cell office:value-type="float" office:value="-0.74845" calcext:value-type="float">
            <text:p>-0.74845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30121" calcext:value-type="float">
            <text:p>0.30121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-0.03389" calcext:value-type="float">
            <text:p>-0.03389</text:p>
          </table:table-cell>
          <table:table-cell office:value-type="float" office:value="-0.02794" calcext:value-type="float">
            <text:p>-0.02794</text:p>
          </table:table-cell>
          <table:table-cell office:value-type="float" office:value="0.05446" calcext:value-type="float">
            <text:p>0.05446</text:p>
          </table:table-cell>
          <table:table-cell office:value-type="float" office:value="-0.04035" calcext:value-type="float">
            <text:p>-0.04035</text:p>
          </table:table-cell>
          <table:table-cell office:value-type="float" office:value="0.05053" calcext:value-type="float">
            <text:p>0.05053</text:p>
          </table:table-cell>
          <table:table-cell office:value-type="float" office:value="-0.02195" calcext:value-type="float">
            <text:p>-0.02195</text:p>
          </table:table-cell>
          <table:table-cell office:value-type="float" office:value="-0.00467" calcext:value-type="float">
            <text:p>-0.00467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-0.01841" calcext:value-type="float">
            <text:p>-0.01841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-0.00796" calcext:value-type="float">
            <text:p>-0.00796</text:p>
          </table:table-cell>
          <table:table-cell office:value-type="float" office:value="-0.00117" calcext:value-type="float">
            <text:p>-0.00117</text:p>
          </table:table-cell>
          <table:table-cell office:value-type="float" office:value="-0.00114" calcext:value-type="float">
            <text:p>-0.001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0.00007" calcext:value-type="float">
            <text:p>7E-05</text:p>
          </table:table-cell>
          <table:table-cell/>
          <table:table-cell table:style-name="ce66" table:formula="of:=SUM([.B36:.AQ36])" office:value-type="float" office:value="0.55782" calcext:value-type="float">
            <text:p>0.5578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erk-iqr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29118" calcext:value-type="float">
            <text:p>0.29118</text:p>
          </table:table-cell>
          <table:table-cell office:value-type="float" office:value="0.13368" calcext:value-type="float">
            <text:p>0.13368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6773" calcext:value-type="float">
            <text:p>0.06773</text:p>
          </table:table-cell>
          <table:table-cell office:value-type="float" office:value="-0.07355" calcext:value-type="float">
            <text:p>-0.07355</text:p>
          </table:table-cell>
          <table:table-cell office:value-type="float" office:value="-0.18652" calcext:value-type="float">
            <text:p>-0.18652</text:p>
          </table:table-cell>
          <table:table-cell table:style-name="ce62" table:formula="of:=SUM([.B37:.H37])" office:value-type="percentage" office:value="0.27162" calcext:value-type="percentage">
            <text:p>27.16%</text:p>
          </table:table-cell>
          <table:table-cell office:value-type="float" office:value="-0.04896" calcext:value-type="float">
            <text:p>-0.04896</text:p>
          </table:table-cell>
          <table:table-cell office:value-type="float" office:value="0.02616" calcext:value-type="float">
            <text:p>0.02616</text:p>
          </table:table-cell>
          <table:table-cell office:value-type="float" office:value="0.00886" calcext:value-type="float">
            <text:p>0.00886</text:p>
          </table:table-cell>
          <table:table-cell office:value-type="float" office:value="-0.00489" calcext:value-type="float">
            <text:p>-0.00489</text:p>
          </table:table-cell>
          <table:table-cell office:value-type="float" office:value="0.10649" calcext:value-type="float">
            <text:p>0.10649</text:p>
          </table:table-cell>
          <table:table-cell office:value-type="float" office:value="-0.03432" calcext:value-type="float">
            <text:p>-0.03432</text:p>
          </table:table-cell>
          <table:table-cell office:value-type="float" office:value="0.04361" calcext:value-type="float">
            <text:p>0.04361</text:p>
          </table:table-cell>
          <table:table-cell office:value-type="float" office:value="-0.04839" calcext:value-type="float">
            <text:p>-0.04839</text:p>
          </table:table-cell>
          <table:table-cell office:value-type="float" office:value="0.11945" calcext:value-type="float">
            <text:p>0.11945</text:p>
          </table:table-cell>
          <table:table-cell office:value-type="float" office:value="0.03436" calcext:value-type="float">
            <text:p>0.03436</text:p>
          </table:table-cell>
          <table:table-cell office:value-type="float" office:value="0.08324" calcext:value-type="float">
            <text:p>0.08324</text:p>
          </table:table-cell>
          <table:table-cell office:value-type="float" office:value="0.07354" calcext:value-type="float">
            <text:p>0.07354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-0.23431" calcext:value-type="float">
            <text:p>-0.23431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6405" calcext:value-type="float">
            <text:p>0.06405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06611" calcext:value-type="float">
            <text:p>0.06611</text:p>
          </table:table-cell>
          <table:table-cell office:value-type="float" office:value="-0.04596" calcext:value-type="float">
            <text:p>-0.04596</text:p>
          </table:table-cell>
          <table:table-cell office:value-type="float" office:value="-0.01884" calcext:value-type="float">
            <text:p>-0.01884</text:p>
          </table:table-cell>
          <table:table-cell office:value-type="float" office:value="0.04069" calcext:value-type="float">
            <text:p>0.04069</text:p>
          </table:table-cell>
          <table:table-cell office:value-type="float" office:value="-0.02031" calcext:value-type="float">
            <text:p>-0.02031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-0.03089" calcext:value-type="float">
            <text:p>-0.03089</text:p>
          </table:table-cell>
          <table:table-cell office:value-type="float" office:value="-0.08363" calcext:value-type="float">
            <text:p>-0.08363</text:p>
          </table:table-cell>
          <table:table-cell office:value-type="float" office:value="0.66006" calcext:value-type="float">
            <text:p>0.66006</text:p>
          </table:table-cell>
          <table:table-cell office:value-type="float" office:value="0.42865" calcext:value-type="float">
            <text:p>0.42865</text:p>
          </table:table-cell>
          <table:table-cell office:value-type="float" office:value="-0.32373" calcext:value-type="float">
            <text:p>-0.32373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-0.00345" calcext:value-type="float">
            <text:p>-0.00345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0196" calcext:value-type="float">
            <text:p>-0.00196</text:p>
          </table:table-cell>
          <table:table-cell office:value-type="float" office:value="-0.00102" calcext:value-type="float">
            <text:p>-0.00102</text:p>
          </table:table-cell>
          <table:table-cell office:value-type="float" office:value="-0.00073" calcext:value-type="float">
            <text:p>-0.00073</text:p>
          </table:table-cell>
          <table:table-cell/>
          <table:table-cell table:style-name="ce66" table:formula="of:=SUM([.B37:.AQ37])" office:value-type="float" office:value="1.47943" calcext:value-type="float">
            <text:p>1.479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erk-stdev</text:p>
          </table:table-cell>
          <table:table-cell office:value-type="float" office:value="0.19043" calcext:value-type="float">
            <text:p>0.19043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16207" calcext:value-type="float">
            <text:p>0.16207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-0.18702" calcext:value-type="float">
            <text:p>-0.18702</text:p>
          </table:table-cell>
          <table:table-cell office:value-type="float" office:value="0.05024" calcext:value-type="float">
            <text:p>0.05024</text:p>
          </table:table-cell>
          <table:table-cell office:value-type="float" office:value="0.00154" calcext:value-type="float">
            <text:p>0.00154</text:p>
          </table:table-cell>
          <table:table-cell table:style-name="ce62" table:formula="of:=SUM([.B38:.H38])" office:value-type="percentage" office:value="0.10931" calcext:value-type="percentage">
            <text:p>10.93%</text:p>
          </table:table-cell>
          <table:table-cell office:value-type="float" office:value="0.27093" calcext:value-type="float">
            <text:p>0.27093</text:p>
          </table:table-cell>
          <table:table-cell office:value-type="float" office:value="-0.06398" calcext:value-type="float">
            <text:p>-0.06398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1902" calcext:value-type="float">
            <text:p>0.01902</text:p>
          </table:table-cell>
          <table:table-cell office:value-type="float" office:value="-0.04664" calcext:value-type="float">
            <text:p>-0.04664</text:p>
          </table:table-cell>
          <table:table-cell office:value-type="float" office:value="-0.03551" calcext:value-type="float">
            <text:p>-0.03551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-0.00212" calcext:value-type="float">
            <text:p>-0.00212</text:p>
          </table:table-cell>
          <table:table-cell office:value-type="float" office:value="0.05615" calcext:value-type="float">
            <text:p>0.05615</text:p>
          </table:table-cell>
          <table:table-cell office:value-type="float" office:value="-0.07951" calcext:value-type="float">
            <text:p>-0.07951</text:p>
          </table:table-cell>
          <table:table-cell office:value-type="float" office:value="-0.11955" calcext:value-type="float">
            <text:p>-0.11955</text:p>
          </table:table-cell>
          <table:table-cell office:value-type="float" office:value="-0.0384" calcext:value-type="float">
            <text:p>-0.0384</text:p>
          </table:table-cell>
          <table:table-cell office:value-type="float" office:value="-0.593" calcext:value-type="float">
            <text:p>-0.593</text:p>
          </table:table-cell>
          <table:table-cell office:value-type="float" office:value="0.13798" calcext:value-type="float">
            <text:p>0.13798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6068" calcext:value-type="float">
            <text:p>0.06068</text:p>
          </table:table-cell>
          <table:table-cell office:value-type="float" office:value="0.15555" calcext:value-type="float">
            <text:p>0.15555</text:p>
          </table:table-cell>
          <table:table-cell office:value-type="float" office:value="-0.06278" calcext:value-type="float">
            <text:p>-0.06278</text:p>
          </table:table-cell>
          <table:table-cell office:value-type="float" office:value="-0.11314" calcext:value-type="float">
            <text:p>-0.11314</text:p>
          </table:table-cell>
          <table:table-cell office:value-type="float" office:value="0.05647" calcext:value-type="float">
            <text:p>0.05647</text:p>
          </table:table-cell>
          <table:table-cell office:value-type="float" office:value="-0.04224" calcext:value-type="float">
            <text:p>-0.04224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0.45656" calcext:value-type="float">
            <text:p>0.45656</text:p>
          </table:table-cell>
          <table:table-cell office:value-type="float" office:value="-0.06799" calcext:value-type="float">
            <text:p>-0.06799</text:p>
          </table:table-cell>
          <table:table-cell office:value-type="float" office:value="-0.02452" calcext:value-type="float">
            <text:p>-0.02452</text:p>
          </table:table-cell>
          <table:table-cell office:value-type="float" office:value="-0.13116" calcext:value-type="float">
            <text:p>-0.13116</text:p>
          </table:table-cell>
          <table:table-cell office:value-type="float" office:value="-0.3456" calcext:value-type="float">
            <text:p>-0.345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04" calcext:value-type="float">
            <text:p>-0.0010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-0.0002" calcext:value-type="float">
            <text:p>-0.0002</text:p>
          </table:table-cell>
          <table:table-cell/>
          <table:table-cell table:style-name="ce66" table:formula="of:=SUM([.B38:.AQ38])" office:value-type="float" office:value="-0.31442" calcext:value-type="float">
            <text:p>-0.3144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erk-min</text:p>
          </table:table-cell>
          <table:table-cell office:value-type="float" office:value="-0.00123" calcext:value-type="float">
            <text:p>-0.00123</text:p>
          </table:table-cell>
          <table:table-cell office:value-type="float" office:value="0.0175" calcext:value-type="float">
            <text:p>0.0175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0.1416" calcext:value-type="float">
            <text:p>0.1416</text:p>
          </table:table-cell>
          <table:table-cell office:value-type="float" office:value="-0.12566" calcext:value-type="float">
            <text:p>-0.12566</text:p>
          </table:table-cell>
          <table:table-cell office:value-type="float" office:value="0.03677" calcext:value-type="float">
            <text:p>0.03677</text:p>
          </table:table-cell>
          <table:table-cell office:value-type="float" office:value="0.05538" calcext:value-type="float">
            <text:p>0.05538</text:p>
          </table:table-cell>
          <table:table-cell table:style-name="ce62" table:formula="of:=SUM([.B39:.H39])" office:value-type="percentage" office:value="0.10863" calcext:value-type="percentage">
            <text:p>10.86%</text:p>
          </table:table-cell>
          <table:table-cell office:value-type="float" office:value="-0.02531" calcext:value-type="float">
            <text:p>-0.02531</text:p>
          </table:table-cell>
          <table:table-cell office:value-type="float" office:value="-0.13126" calcext:value-type="float">
            <text:p>-0.13126</text:p>
          </table:table-cell>
          <table:table-cell office:value-type="float" office:value="0.87891" calcext:value-type="float">
            <text:p>0.87891</text:p>
          </table:table-cell>
          <table:table-cell office:value-type="float" office:value="0.10331" calcext:value-type="float">
            <text:p>0.10331</text:p>
          </table:table-cell>
          <table:table-cell office:value-type="float" office:value="0.14733" calcext:value-type="float">
            <text:p>0.14733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35213" calcext:value-type="float">
            <text:p>-0.35213</text:p>
          </table:table-cell>
          <table:table-cell office:value-type="float" office:value="0.06831" calcext:value-type="float">
            <text:p>0.06831</text:p>
          </table:table-cell>
          <table:table-cell office:value-type="float" office:value="-0.00112" calcext:value-type="float">
            <text:p>-0.00112</text:p>
          </table:table-cell>
          <table:table-cell office:value-type="float" office:value="0.00687" calcext:value-type="float">
            <text:p>0.00687</text:p>
          </table:table-cell>
          <table:table-cell office:value-type="float" office:value="-0.00607" calcext:value-type="float">
            <text:p>-0.00607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-0.02961" calcext:value-type="float">
            <text:p>-0.0296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0841" calcext:value-type="float">
            <text:p>0.00841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-0.00459" calcext:value-type="float">
            <text:p>-0.00459</text:p>
          </table:table-cell>
          <table:table-cell office:value-type="float" office:value="-0.00115" calcext:value-type="float">
            <text:p>-0.00115</text:p>
          </table:table-cell>
          <table:table-cell office:value-type="float" office:value="-0.00328" calcext:value-type="float">
            <text:p>-0.00328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-0.00131" calcext:value-type="float">
            <text:p>-0.00131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16" calcext:value-type="float">
            <text:p>0.00016</text:p>
          </table:table-cell>
          <table:table-cell table:number-columns-repeated="3" office:value-type="float" office:value="-0.00006" calcext:value-type="float">
            <text:p>-6E-05</text:p>
          </table:table-cell>
          <table:table-cell office:value-type="float" office:value="-0.00001" calcext:value-type="float">
            <text:p>-1E-05</text:p>
          </table:table-cell>
          <table:table-cell/>
          <table:table-cell table:style-name="ce66" table:formula="of:=SUM([.B39:.AQ39])" office:value-type="float" office:value="0.82497" calcext:value-type="float">
            <text:p>0.8249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erk-max</text:p>
          </table:table-cell>
          <table:table-cell office:value-type="float" office:value="0.13499" calcext:value-type="float">
            <text:p>0.13499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22802" calcext:value-type="float">
            <text:p>0.22802</text:p>
          </table:table-cell>
          <table:table-cell office:value-type="float" office:value="-0.24547" calcext:value-type="float">
            <text:p>-0.24547</text:p>
          </table:table-cell>
          <table:table-cell office:value-type="float" office:value="-0.29844" calcext:value-type="float">
            <text:p>-0.29844</text:p>
          </table:table-cell>
          <table:table-cell office:value-type="float" office:value="0.11246" calcext:value-type="float">
            <text:p>0.11246</text:p>
          </table:table-cell>
          <table:table-cell office:value-type="float" office:value="0.07108" calcext:value-type="float">
            <text:p>0.07108</text:p>
          </table:table-cell>
          <table:table-cell table:style-name="ce62" table:formula="of:=SUM([.B40:.H40])" office:value-type="percentage" office:value="0.02519" calcext:value-type="percentage">
            <text:p>2.52%</text:p>
          </table:table-cell>
          <table:table-cell office:value-type="float" office:value="0.09923" calcext:value-type="float">
            <text:p>0.09923</text:p>
          </table:table-cell>
          <table:table-cell office:value-type="float" office:value="-0.0517" calcext:value-type="float">
            <text:p>-0.0517</text:p>
          </table:table-cell>
          <table:table-cell office:value-type="float" office:value="-0.03364" calcext:value-type="float">
            <text:p>-0.03364</text:p>
          </table:table-cell>
          <table:table-cell office:value-type="float" office:value="0.00785" calcext:value-type="float">
            <text:p>0.00785</text:p>
          </table:table-cell>
          <table:table-cell office:value-type="float" office:value="-0.01022" calcext:value-type="float">
            <text:p>-0.01022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-0.04217" calcext:value-type="float">
            <text:p>-0.04217</text:p>
          </table:table-cell>
          <table:table-cell office:value-type="float" office:value="0.05256" calcext:value-type="float">
            <text:p>0.05256</text:p>
          </table:table-cell>
          <table:table-cell office:value-type="float" office:value="-0.11296" calcext:value-type="float">
            <text:p>-0.11296</text:p>
          </table:table-cell>
          <table:table-cell office:value-type="float" office:value="0.17954" calcext:value-type="float">
            <text:p>0.17954</text:p>
          </table:table-cell>
          <table:table-cell office:value-type="float" office:value="0.26154" calcext:value-type="float">
            <text:p>0.26154</text:p>
          </table:table-cell>
          <table:table-cell office:value-type="float" office:value="-0.05163" calcext:value-type="float">
            <text:p>-0.05163</text:p>
          </table:table-cell>
          <table:table-cell office:value-type="float" office:value="-0.0997" calcext:value-type="float">
            <text:p>-0.0997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0077" calcext:value-type="float">
            <text:p>-0.00077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-0.01958" calcext:value-type="float">
            <text:p>-0.01958</text:p>
          </table:table-cell>
          <table:table-cell office:value-type="float" office:value="-0.0145" calcext:value-type="float">
            <text:p>-0.014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15014" calcext:value-type="float">
            <text:p>0.15014</text:p>
          </table:table-cell>
          <table:table-cell office:value-type="float" office:value="-0.10462" calcext:value-type="float">
            <text:p>-0.10462</text:p>
          </table:table-cell>
          <table:table-cell office:value-type="float" office:value="0.05151" calcext:value-type="float">
            <text:p>0.05151</text:p>
          </table:table-cell>
          <table:table-cell office:value-type="float" office:value="0.03983" calcext:value-type="float">
            <text:p>0.03983</text:p>
          </table:table-cell>
          <table:table-cell office:value-type="float" office:value="-0.23148" calcext:value-type="float">
            <text:p>-0.23148</text:p>
          </table:table-cell>
          <table:table-cell office:value-type="float" office:value="0.03171" calcext:value-type="float">
            <text:p>0.03171</text:p>
          </table:table-cell>
          <table:table-cell office:value-type="float" office:value="0.02527" calcext:value-type="float">
            <text:p>0.02527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13836" calcext:value-type="float">
            <text:p>0.13836</text:p>
          </table:table-cell>
          <table:table-cell office:value-type="float" office:value="-0.0062" calcext:value-type="float">
            <text:p>-0.0062</text:p>
          </table:table-cell>
          <table:table-cell office:value-type="float" office:value="-0.00336" calcext:value-type="float">
            <text:p>-0.00336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043" calcext:value-type="float">
            <text:p>-0.00043</text:p>
          </table:table-cell>
          <table:table-cell office:value-type="float" office:value="0.00011" calcext:value-type="float">
            <text:p>0.00011</text:p>
          </table:table-cell>
          <table:table-cell/>
          <table:table-cell table:style-name="ce66" table:formula="of:=SUM([.B40:.AQ40])" office:value-type="float" office:value="0.37974" calcext:value-type="float">
            <text:p>0.3797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erk-range</text:p>
          </table:table-cell>
          <table:table-cell office:value-type="float" office:value="0.13499" calcext:value-type="float">
            <text:p>0.13499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22802" calcext:value-type="float">
            <text:p>0.22802</text:p>
          </table:table-cell>
          <table:table-cell office:value-type="float" office:value="-0.24547" calcext:value-type="float">
            <text:p>-0.24547</text:p>
          </table:table-cell>
          <table:table-cell office:value-type="float" office:value="-0.29844" calcext:value-type="float">
            <text:p>-0.29844</text:p>
          </table:table-cell>
          <table:table-cell office:value-type="float" office:value="0.11246" calcext:value-type="float">
            <text:p>0.11246</text:p>
          </table:table-cell>
          <table:table-cell office:value-type="float" office:value="0.07108" calcext:value-type="float">
            <text:p>0.07108</text:p>
          </table:table-cell>
          <table:table-cell table:style-name="ce62" table:formula="of:=SUM([.B41:.H41])" office:value-type="percentage" office:value="0.02519" calcext:value-type="percentage">
            <text:p>2.52%</text:p>
          </table:table-cell>
          <table:table-cell office:value-type="float" office:value="0.09923" calcext:value-type="float">
            <text:p>0.09923</text:p>
          </table:table-cell>
          <table:table-cell office:value-type="float" office:value="-0.0517" calcext:value-type="float">
            <text:p>-0.0517</text:p>
          </table:table-cell>
          <table:table-cell office:value-type="float" office:value="-0.03364" calcext:value-type="float">
            <text:p>-0.03364</text:p>
          </table:table-cell>
          <table:table-cell office:value-type="float" office:value="0.00785" calcext:value-type="float">
            <text:p>0.00785</text:p>
          </table:table-cell>
          <table:table-cell office:value-type="float" office:value="-0.01022" calcext:value-type="float">
            <text:p>-0.01022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-0.04217" calcext:value-type="float">
            <text:p>-0.04217</text:p>
          </table:table-cell>
          <table:table-cell office:value-type="float" office:value="0.05256" calcext:value-type="float">
            <text:p>0.05256</text:p>
          </table:table-cell>
          <table:table-cell office:value-type="float" office:value="-0.11296" calcext:value-type="float">
            <text:p>-0.11296</text:p>
          </table:table-cell>
          <table:table-cell office:value-type="float" office:value="0.17954" calcext:value-type="float">
            <text:p>0.17954</text:p>
          </table:table-cell>
          <table:table-cell office:value-type="float" office:value="0.26154" calcext:value-type="float">
            <text:p>0.26154</text:p>
          </table:table-cell>
          <table:table-cell office:value-type="float" office:value="-0.05163" calcext:value-type="float">
            <text:p>-0.05163</text:p>
          </table:table-cell>
          <table:table-cell office:value-type="float" office:value="-0.0997" calcext:value-type="float">
            <text:p>-0.0997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0077" calcext:value-type="float">
            <text:p>-0.00077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-0.01958" calcext:value-type="float">
            <text:p>-0.01958</text:p>
          </table:table-cell>
          <table:table-cell office:value-type="float" office:value="-0.0145" calcext:value-type="float">
            <text:p>-0.0145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0.15014" calcext:value-type="float">
            <text:p>0.15014</text:p>
          </table:table-cell>
          <table:table-cell office:value-type="float" office:value="-0.10462" calcext:value-type="float">
            <text:p>-0.10462</text:p>
          </table:table-cell>
          <table:table-cell office:value-type="float" office:value="0.05151" calcext:value-type="float">
            <text:p>0.05151</text:p>
          </table:table-cell>
          <table:table-cell office:value-type="float" office:value="0.03983" calcext:value-type="float">
            <text:p>0.03983</text:p>
          </table:table-cell>
          <table:table-cell office:value-type="float" office:value="-0.23148" calcext:value-type="float">
            <text:p>-0.23148</text:p>
          </table:table-cell>
          <table:table-cell office:value-type="float" office:value="0.03171" calcext:value-type="float">
            <text:p>0.03171</text:p>
          </table:table-cell>
          <table:table-cell office:value-type="float" office:value="0.02527" calcext:value-type="float">
            <text:p>0.02527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0.13836" calcext:value-type="float">
            <text:p>0.13836</text:p>
          </table:table-cell>
          <table:table-cell office:value-type="float" office:value="-0.0062" calcext:value-type="float">
            <text:p>-0.0062</text:p>
          </table:table-cell>
          <table:table-cell office:value-type="float" office:value="-0.00336" calcext:value-type="float">
            <text:p>-0.00336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043" calcext:value-type="float">
            <text:p>-0.00043</text:p>
          </table:table-cell>
          <table:table-cell office:value-type="float" office:value="0.00011" calcext:value-type="float">
            <text:p>0.00011</text:p>
          </table:table-cell>
          <table:table-cell/>
          <table:table-cell table:style-name="ce66" table:formula="of:=SUM([.B41:.AQ41])" office:value-type="float" office:value="0.37974" calcext:value-type="float">
            <text:p>0.3797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heta-mean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2351" calcext:value-type="float">
            <text:p>0.02351</text:p>
          </table:table-cell>
          <table:table-cell office:value-type="float" office:value="0.29788" calcext:value-type="float">
            <text:p>0.29788</text:p>
          </table:table-cell>
          <table:table-cell office:value-type="float" office:value="0.19234" calcext:value-type="float">
            <text:p>0.19234</text:p>
          </table:table-cell>
          <table:table-cell office:value-type="float" office:value="0.22533" calcext:value-type="float">
            <text:p>0.22533</text:p>
          </table:table-cell>
          <table:table-cell office:value-type="float" office:value="0.16016" calcext:value-type="float">
            <text:p>0.16016</text:p>
          </table:table-cell>
          <table:table-cell office:value-type="float" office:value="0.37529" calcext:value-type="float">
            <text:p>0.37529</text:p>
          </table:table-cell>
          <table:table-cell table:style-name="ce63" table:formula="of:=SUM([.B42:.H42])" office:value-type="percentage" office:value="1.28402" calcext:value-type="percentage">
            <text:p>128.40%</text:p>
          </table:table-cell>
          <table:table-cell office:value-type="float" office:value="-0.03147" calcext:value-type="float">
            <text:p>-0.03147</text:p>
          </table:table-cell>
          <table:table-cell office:value-type="float" office:value="-0.16233" calcext:value-type="float">
            <text:p>-0.16233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-0.08268" calcext:value-type="float">
            <text:p>-0.08268</text:p>
          </table:table-cell>
          <table:table-cell office:value-type="float" office:value="-0.11262" calcext:value-type="float">
            <text:p>-0.11262</text:p>
          </table:table-cell>
          <table:table-cell office:value-type="float" office:value="-0.01508" calcext:value-type="float">
            <text:p>-0.01508</text:p>
          </table:table-cell>
          <table:table-cell office:value-type="float" office:value="0.08249" calcext:value-type="float">
            <text:p>0.08249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0.13761" calcext:value-type="float">
            <text:p>0.13761</text:p>
          </table:table-cell>
          <table:table-cell office:value-type="float" office:value="0.04112" calcext:value-type="float">
            <text:p>0.04112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1847" calcext:value-type="float">
            <text:p>0.01847</text:p>
          </table:table-cell>
          <table:table-cell office:value-type="float" office:value="-0.00675" calcext:value-type="float">
            <text:p>-0.00675</text:p>
          </table:table-cell>
          <table:table-cell office:value-type="float" office:value="0.07247" calcext:value-type="float">
            <text:p>0.07247</text:p>
          </table:table-cell>
          <table:table-cell office:value-type="float" office:value="0.07532" calcext:value-type="float">
            <text:p>0.07532</text:p>
          </table:table-cell>
          <table:table-cell office:value-type="float" office:value="0.19307" calcext:value-type="float">
            <text:p>0.19307</text:p>
          </table:table-cell>
          <table:table-cell office:value-type="float" office:value="0.07555" calcext:value-type="float">
            <text:p>0.07555</text:p>
          </table:table-cell>
          <table:table-cell office:value-type="float" office:value="-0.21681" calcext:value-type="float">
            <text:p>-0.21681</text:p>
          </table:table-cell>
          <table:table-cell office:value-type="float" office:value="-0.24866" calcext:value-type="float">
            <text:p>-0.24866</text:p>
          </table:table-cell>
          <table:table-cell office:value-type="float" office:value="-0.09474" calcext:value-type="float">
            <text:p>-0.09474</text:p>
          </table:table-cell>
          <table:table-cell office:value-type="float" office:value="-0.10164" calcext:value-type="float">
            <text:p>-0.10164</text:p>
          </table:table-cell>
          <table:table-cell office:value-type="float" office:value="-0.37084" calcext:value-type="float">
            <text:p>-0.37084</text:p>
          </table:table-cell>
          <table:table-cell office:value-type="float" office:value="0.47709" calcext:value-type="float">
            <text:p>0.47709</text:p>
          </table:table-cell>
          <table:table-cell office:value-type="float" office:value="-0.04292" calcext:value-type="float">
            <text:p>-0.04292</text:p>
          </table:table-cell>
          <table:table-cell office:value-type="float" office:value="-0.16711" calcext:value-type="float">
            <text:p>-0.16711</text:p>
          </table:table-cell>
          <table:table-cell office:value-type="float" office:value="-0.03936" calcext:value-type="float">
            <text:p>-0.03936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-0.00896" calcext:value-type="float">
            <text:p>-0.00896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05" calcext:value-type="float">
            <text:p>5E-05</text:p>
          </table:table-cell>
          <table:table-cell/>
          <table:table-cell table:style-name="ce66" table:formula="of:=SUM([.B42:.AQ42])" office:value-type="float" office:value="2.14703" calcext:value-type="float">
            <text:p>2.1470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heta-median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27734" calcext:value-type="float">
            <text:p>0.27734</text:p>
          </table:table-cell>
          <table:table-cell office:value-type="float" office:value="0.19624" calcext:value-type="float">
            <text:p>0.19624</text:p>
          </table:table-cell>
          <table:table-cell office:value-type="float" office:value="0.20216" calcext:value-type="float">
            <text:p>0.20216</text:p>
          </table:table-cell>
          <table:table-cell office:value-type="float" office:value="0.13764" calcext:value-type="float">
            <text:p>0.13764</text:p>
          </table:table-cell>
          <table:table-cell office:value-type="float" office:value="0.40151" calcext:value-type="float">
            <text:p>0.40151</text:p>
          </table:table-cell>
          <table:table-cell table:style-name="ce63" table:formula="of:=SUM([.B43:.H43])" office:value-type="percentage" office:value="1.26276" calcext:value-type="percentage">
            <text:p>126.28%</text:p>
          </table:table-cell>
          <table:table-cell office:value-type="float" office:value="-0.04505" calcext:value-type="float">
            <text:p>-0.04505</text:p>
          </table:table-cell>
          <table:table-cell office:value-type="float" office:value="-0.20835" calcext:value-type="float">
            <text:p>-0.20835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-0.07338" calcext:value-type="float">
            <text:p>-0.07338</text:p>
          </table:table-cell>
          <table:table-cell office:value-type="float" office:value="-0.13237" calcext:value-type="float">
            <text:p>-0.13237</text:p>
          </table:table-cell>
          <table:table-cell office:value-type="float" office:value="-0.03149" calcext:value-type="float">
            <text:p>-0.03149</text:p>
          </table:table-cell>
          <table:table-cell office:value-type="float" office:value="0.13325" calcext:value-type="float">
            <text:p>0.13325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13723" calcext:value-type="float">
            <text:p>0.13723</text:p>
          </table:table-cell>
          <table:table-cell office:value-type="float" office:value="0.06173" calcext:value-type="float">
            <text:p>0.06173</text:p>
          </table:table-cell>
          <table:table-cell office:value-type="float" office:value="0.00926" calcext:value-type="float">
            <text:p>0.00926</text:p>
          </table:table-cell>
          <table:table-cell office:value-type="float" office:value="-0.00269" calcext:value-type="float">
            <text:p>-0.00269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07603" calcext:value-type="float">
            <text:p>0.07603</text:p>
          </table:table-cell>
          <table:table-cell office:value-type="float" office:value="0.27831" calcext:value-type="float">
            <text:p>0.27831</text:p>
          </table:table-cell>
          <table:table-cell office:value-type="float" office:value="-0.18396" calcext:value-type="float">
            <text:p>-0.18396</text:p>
          </table:table-cell>
          <table:table-cell office:value-type="float" office:value="0.14452" calcext:value-type="float">
            <text:p>0.14452</text:p>
          </table:table-cell>
          <table:table-cell office:value-type="float" office:value="0.1762" calcext:value-type="float">
            <text:p>0.1762</text:p>
          </table:table-cell>
          <table:table-cell office:value-type="float" office:value="0.05634" calcext:value-type="float">
            <text:p>0.05634</text:p>
          </table:table-cell>
          <table:table-cell office:value-type="float" office:value="0.09665" calcext:value-type="float">
            <text:p>0.09665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-0.46455" calcext:value-type="float">
            <text:p>-0.46455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04462" calcext:value-type="float">
            <text:p>0.04462</text:p>
          </table:table-cell>
          <table:table-cell office:value-type="float" office:value="-0.01587" calcext:value-type="float">
            <text:p>-0.01587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-0.00457" calcext:value-type="float">
            <text:p>-0.00457</text:p>
          </table:table-cell>
          <table:table-cell office:value-type="float" office:value="-0.0004" calcext:value-type="float">
            <text:p>-0.0004</text:p>
          </table:table-cell>
          <table:table-cell table:number-columns-repeated="2" office:value-type="float" office:value="-0.00025" calcext:value-type="float">
            <text:p>-0.00025</text:p>
          </table:table-cell>
          <table:table-cell office:value-type="float" office:value="-0.00003" calcext:value-type="float">
            <text:p>-3E-05</text:p>
          </table:table-cell>
          <table:table-cell/>
          <table:table-cell table:style-name="ce66" table:formula="of:=SUM([.B43:.AQ43])" office:value-type="float" office:value="3.08306" calcext:value-type="float">
            <text:p>3.0830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heta-mode</text:p>
          </table:table-cell>
          <table:table-cell office:value-type="float" office:value="-0.02829" calcext:value-type="float">
            <text:p>-0.02829</text:p>
          </table:table-cell>
          <table:table-cell office:value-type="float" office:value="-0.09112" calcext:value-type="float">
            <text:p>-0.09112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-0.07458" calcext:value-type="float">
            <text:p>-0.07458</text:p>
          </table:table-cell>
          <table:table-cell office:value-type="float" office:value="0.17955" calcext:value-type="float">
            <text:p>0.17955</text:p>
          </table:table-cell>
          <table:table-cell office:value-type="float" office:value="0.31213" calcext:value-type="float">
            <text:p>0.31213</text:p>
          </table:table-cell>
          <table:table-cell office:value-type="float" office:value="-0.16514" calcext:value-type="float">
            <text:p>-0.16514</text:p>
          </table:table-cell>
          <table:table-cell table:style-name="ce62" table:formula="of:=SUM([.B44:.H44])" office:value-type="percentage" office:value="0.13927" calcext:value-type="percentage">
            <text:p>13.93%</text:p>
          </table:table-cell>
          <table:table-cell office:value-type="float" office:value="-0.00658" calcext:value-type="float">
            <text:p>-0.00658</text:p>
          </table:table-cell>
          <table:table-cell office:value-type="float" office:value="0.12991" calcext:value-type="float">
            <text:p>0.12991</text:p>
          </table:table-cell>
          <table:table-cell office:value-type="float" office:value="-0.12291" calcext:value-type="float">
            <text:p>-0.12291</text:p>
          </table:table-cell>
          <table:table-cell office:value-type="float" office:value="-0.10877" calcext:value-type="float">
            <text:p>-0.10877</text:p>
          </table:table-cell>
          <table:table-cell office:value-type="float" office:value="0.04633" calcext:value-type="float">
            <text:p>0.04633</text:p>
          </table:table-cell>
          <table:table-cell office:value-type="float" office:value="0.10414" calcext:value-type="float">
            <text:p>0.10414</text:p>
          </table:table-cell>
          <table:table-cell office:value-type="float" office:value="-0.37373" calcext:value-type="float">
            <text:p>-0.37373</text:p>
          </table:table-cell>
          <table:table-cell office:value-type="float" office:value="0.62149" calcext:value-type="float">
            <text:p>0.62149</text:p>
          </table:table-cell>
          <table:table-cell office:value-type="float" office:value="0.44741" calcext:value-type="float">
            <text:p>0.44741</text:p>
          </table:table-cell>
          <table:table-cell office:value-type="float" office:value="0.03097" calcext:value-type="float">
            <text:p>0.03097</text:p>
          </table:table-cell>
          <table:table-cell office:value-type="float" office:value="0.06946" calcext:value-type="float">
            <text:p>0.06946</text:p>
          </table:table-cell>
          <table:table-cell office:value-type="float" office:value="0.09371" calcext:value-type="float">
            <text:p>0.09371</text:p>
          </table:table-cell>
          <table:table-cell office:value-type="float" office:value="-0.02287" calcext:value-type="float">
            <text:p>-0.02287</text:p>
          </table:table-cell>
          <table:table-cell office:value-type="float" office:value="0.10555" calcext:value-type="float">
            <text:p>0.10555</text:p>
          </table:table-cell>
          <table:table-cell office:value-type="float" office:value="-0.00806" calcext:value-type="float">
            <text:p>-0.00806</text:p>
          </table:table-cell>
          <table:table-cell office:value-type="float" office:value="-0.06736" calcext:value-type="float">
            <text:p>-0.06736</text:p>
          </table:table-cell>
          <table:table-cell office:value-type="float" office:value="-0.02594" calcext:value-type="float">
            <text:p>-0.02594</text:p>
          </table:table-cell>
          <table:table-cell office:value-type="float" office:value="0.06142" calcext:value-type="float">
            <text:p>0.06142</text:p>
          </table:table-cell>
          <table:table-cell office:value-type="float" office:value="0.08041" calcext:value-type="float">
            <text:p>0.08041</text:p>
          </table:table-cell>
          <table:table-cell office:value-type="float" office:value="0.03913" calcext:value-type="float">
            <text:p>0.03913</text:p>
          </table:table-cell>
          <table:table-cell office:value-type="float" office:value="0.03024" calcext:value-type="float">
            <text:p>0.03024</text:p>
          </table:table-cell>
          <table:table-cell office:value-type="float" office:value="-0.02029" calcext:value-type="float">
            <text:p>-0.02029</text:p>
          </table:table-cell>
          <table:table-cell office:value-type="float" office:value="-0.02221" calcext:value-type="float">
            <text:p>-0.02221</text:p>
          </table:table-cell>
          <table:table-cell office:value-type="float" office:value="-0.00293" calcext:value-type="float">
            <text:p>-0.00293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-0.00157" calcext:value-type="float">
            <text:p>-0.0015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-0.00041" calcext:value-type="float">
            <text:p>-0.00041</text:p>
          </table:table-cell>
          <table:table-cell office:value-type="float" office:value="-0.00024" calcext:value-type="float">
            <text:p>-0.00024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-0.00002" calcext:value-type="float">
            <text:p>-2E-05</text:p>
          </table:table-cell>
          <table:table-cell/>
          <table:table-cell table:style-name="ce66" table:formula="of:=SUM([.B44:.AQ44])" office:value-type="float" office:value="1.37854" calcext:value-type="float">
            <text:p>1.3785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heta-iqr</text:p>
          </table:table-cell>
          <table:table-cell office:value-type="float" office:value="-0.03106" calcext:value-type="float">
            <text:p>-0.03106</text:p>
          </table:table-cell>
          <table:table-cell office:value-type="float" office:value="-0.07419" calcext:value-type="float">
            <text:p>-0.07419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30247" calcext:value-type="float">
            <text:p>0.30247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-0.07471" calcext:value-type="float">
            <text:p>-0.07471</text:p>
          </table:table-cell>
          <table:table-cell table:style-name="ce63" table:formula="of:=SUM([.B45:.H45])" office:value-type="percentage" office:value="0.69518" calcext:value-type="percentage">
            <text:p>69.52%</text:p>
          </table:table-cell>
          <table:table-cell office:value-type="float" office:value="0.10647" calcext:value-type="float">
            <text:p>0.10647</text:p>
          </table:table-cell>
          <table:table-cell office:value-type="float" office:value="0.24806" calcext:value-type="float">
            <text:p>0.24806</text:p>
          </table:table-cell>
          <table:table-cell office:value-type="float" office:value="0.07392" calcext:value-type="float">
            <text:p>0.07392</text:p>
          </table:table-cell>
          <table:table-cell office:value-type="float" office:value="0.01784" calcext:value-type="float">
            <text:p>0.01784</text:p>
          </table:table-cell>
          <table:table-cell office:value-type="float" office:value="0.11893" calcext:value-type="float">
            <text:p>0.11893</text:p>
          </table:table-cell>
          <table:table-cell office:value-type="float" office:value="0.01957" calcext:value-type="float">
            <text:p>0.01957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-0.1598" calcext:value-type="float">
            <text:p>-0.1598</text:p>
          </table:table-cell>
          <table:table-cell office:value-type="float" office:value="-0.34677" calcext:value-type="float">
            <text:p>-0.34677</text:p>
          </table:table-cell>
          <table:table-cell office:value-type="float" office:value="-0.04829" calcext:value-type="float">
            <text:p>-0.04829</text:p>
          </table:table-cell>
          <table:table-cell office:value-type="float" office:value="-0.04354" calcext:value-type="float">
            <text:p>-0.04354</text:p>
          </table:table-cell>
          <table:table-cell office:value-type="float" office:value="-0.03875" calcext:value-type="float">
            <text:p>-0.03875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833" calcext:value-type="float">
            <text:p>0.0833</text:p>
          </table:table-cell>
          <table:table-cell office:value-type="float" office:value="-0.09484" calcext:value-type="float">
            <text:p>-0.09484</text:p>
          </table:table-cell>
          <table:table-cell office:value-type="float" office:value="-0.04305" calcext:value-type="float">
            <text:p>-0.04305</text:p>
          </table:table-cell>
          <table:table-cell office:value-type="float" office:value="-0.07702" calcext:value-type="float">
            <text:p>-0.07702</text:p>
          </table:table-cell>
          <table:table-cell office:value-type="float" office:value="0.35235" calcext:value-type="float">
            <text:p>0.35235</text:p>
          </table:table-cell>
          <table:table-cell office:value-type="float" office:value="0.51216" calcext:value-type="float">
            <text:p>0.51216</text:p>
          </table:table-cell>
          <table:table-cell office:value-type="float" office:value="-0.05712" calcext:value-type="float">
            <text:p>-0.05712</text:p>
          </table:table-cell>
          <table:table-cell office:value-type="float" office:value="-0.06945" calcext:value-type="float">
            <text:p>-0.06945</text:p>
          </table:table-cell>
          <table:table-cell office:value-type="float" office:value="-0.22211" calcext:value-type="float">
            <text:p>-0.22211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-0.04895" calcext:value-type="float">
            <text:p>-0.04895</text:p>
          </table:table-cell>
          <table:table-cell office:value-type="float" office:value="-0.05655" calcext:value-type="float">
            <text:p>-0.05655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-0.00326" calcext:value-type="float">
            <text:p>-0.00326</text:p>
          </table:table-cell>
          <table:table-cell office:value-type="float" office:value="-0.00487" calcext:value-type="float">
            <text:p>-0.00487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-0.00129" calcext:value-type="float">
            <text:p>-0.00129</text:p>
          </table:table-cell>
          <table:table-cell office:value-type="float" office:value="-0.00077" calcext:value-type="float">
            <text:p>-0.00077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 table:formula="of:=SUM([.B45:.AQ45])" office:value-type="float" office:value="1.78843" calcext:value-type="float">
            <text:p>1.788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heta-stdev</text:p>
          </table:table-cell>
          <table:table-cell office:value-type="float" office:value="-0.03644" calcext:value-type="float">
            <text:p>-0.03644</text:p>
          </table:table-cell>
          <table:table-cell office:value-type="float" office:value="-0.06631" calcext:value-type="float">
            <text:p>-0.06631</text:p>
          </table:table-cell>
          <table:table-cell office:value-type="float" office:value="0.30397" calcext:value-type="float">
            <text:p>0.30397</text:p>
          </table:table-cell>
          <table:table-cell office:value-type="float" office:value="-0.00214" calcext:value-type="float">
            <text:p>-0.00214</text:p>
          </table:table-cell>
          <table:table-cell office:value-type="float" office:value="0.27089" calcext:value-type="float">
            <text:p>0.27089</text:p>
          </table:table-cell>
          <table:table-cell office:value-type="float" office:value="0.23884" calcext:value-type="float">
            <text:p>0.23884</text:p>
          </table:table-cell>
          <table:table-cell office:value-type="float" office:value="-0.18261" calcext:value-type="float">
            <text:p>-0.18261</text:p>
          </table:table-cell>
          <table:table-cell table:style-name="ce63" table:formula="of:=SUM([.B46:.H46])" office:value-type="percentage" office:value="0.5262" calcext:value-type="percentage">
            <text:p>52.62%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07749" calcext:value-type="float">
            <text:p>0.07749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.14827" calcext:value-type="float">
            <text:p>0.14827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-0.03329" calcext:value-type="float">
            <text:p>-0.03329</text:p>
          </table:table-cell>
          <table:table-cell office:value-type="float" office:value="-0.09529" calcext:value-type="float">
            <text:p>-0.09529</text:p>
          </table:table-cell>
          <table:table-cell office:value-type="float" office:value="-0.24764" calcext:value-type="float">
            <text:p>-0.24764</text:p>
          </table:table-cell>
          <table:table-cell office:value-type="float" office:value="-0.02106" calcext:value-type="float">
            <text:p>-0.02106</text:p>
          </table:table-cell>
          <table:table-cell office:value-type="float" office:value="-0.01113" calcext:value-type="float">
            <text:p>-0.01113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9741" calcext:value-type="float">
            <text:p>0.09741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-0.01342" calcext:value-type="float">
            <text:p>-0.01342</text:p>
          </table:table-cell>
          <table:table-cell office:value-type="float" office:value="0.1592" calcext:value-type="float">
            <text:p>0.1592</text:p>
          </table:table-cell>
          <table:table-cell office:value-type="float" office:value="-0.33173" calcext:value-type="float">
            <text:p>-0.33173</text:p>
          </table:table-cell>
          <table:table-cell office:value-type="float" office:value="-0.4765" calcext:value-type="float">
            <text:p>-0.4765</text:p>
          </table:table-cell>
          <table:table-cell office:value-type="float" office:value="0.12826" calcext:value-type="float">
            <text:p>0.12826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28399" calcext:value-type="float">
            <text:p>0.28399</text:p>
          </table:table-cell>
          <table:table-cell office:value-type="float" office:value="-0.13711" calcext:value-type="float">
            <text:p>-0.13711</text:p>
          </table:table-cell>
          <table:table-cell office:value-type="float" office:value="0.05896" calcext:value-type="float">
            <text:p>0.05896</text:p>
          </table:table-cell>
          <table:table-cell office:value-type="float" office:value="0.08373" calcext:value-type="float">
            <text:p>0.08373</text:p>
          </table:table-cell>
          <table:table-cell office:value-type="float" office:value="-0.01184" calcext:value-type="float">
            <text:p>-0.0118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-0.00219" calcext:value-type="float">
            <text:p>-0.00219</text:p>
          </table:table-cell>
          <table:table-cell office:value-type="float" office:value="-0.00162" calcext:value-type="float">
            <text:p>-0.00162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14" calcext:value-type="float">
            <text:p>0.00014</text:p>
          </table:table-cell>
          <table:table-cell/>
          <table:table-cell table:style-name="ce66" table:formula="of:=SUM([.B46:.AQ46])" office:value-type="float" office:value="1.36919" calcext:value-type="float">
            <text:p>1.3691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heta-min</text:p>
          </table:table-cell>
          <table:table-cell office:value-type="float" office:value="-0.00358" calcext:value-type="float">
            <text:p>-0.00358</text:p>
          </table:table-cell>
          <table:table-cell office:value-type="float" office:value="0.10154" calcext:value-type="float">
            <text:p>0.10154</text:p>
          </table:table-cell>
          <table:table-cell office:value-type="float" office:value="0.19098" calcext:value-type="float">
            <text:p>0.19098</text:p>
          </table:table-cell>
          <table:table-cell office:value-type="float" office:value="0.28948" calcext:value-type="float">
            <text:p>0.28948</text:p>
          </table:table-cell>
          <table:table-cell office:value-type="float" office:value="-0.14546" calcext:value-type="float">
            <text:p>-0.14546</text:p>
          </table:table-cell>
          <table:table-cell office:value-type="float" office:value="-0.35033" calcext:value-type="float">
            <text:p>-0.35033</text:p>
          </table:table-cell>
          <table:table-cell office:value-type="float" office:value="0.11281" calcext:value-type="float">
            <text:p>0.11281</text:p>
          </table:table-cell>
          <table:table-cell table:style-name="ce62" table:formula="of:=SUM([.B47:.H47])" office:value-type="percentage" office:value="0.19544" calcext:value-type="percentage">
            <text:p>19.54%</text:p>
          </table:table-cell>
          <table:table-cell office:value-type="float" office:value="0.07139" calcext:value-type="float">
            <text:p>0.07139</text:p>
          </table:table-cell>
          <table:table-cell office:value-type="float" office:value="0.26756" calcext:value-type="float">
            <text:p>0.26756</text:p>
          </table:table-cell>
          <table:table-cell office:value-type="float" office:value="-0.08492" calcext:value-type="float">
            <text:p>-0.08492</text:p>
          </table:table-cell>
          <table:table-cell office:value-type="float" office:value="-0.1114" calcext:value-type="float">
            <text:p>-0.1114</text:p>
          </table:table-cell>
          <table:table-cell office:value-type="float" office:value="-0.03785" calcext:value-type="float">
            <text:p>-0.03785</text:p>
          </table:table-cell>
          <table:table-cell office:value-type="float" office:value="0.15168" calcext:value-type="float">
            <text:p>0.15168</text:p>
          </table:table-cell>
          <table:table-cell office:value-type="float" office:value="-0.22688" calcext:value-type="float">
            <text:p>-0.22688</text:p>
          </table:table-cell>
          <table:table-cell office:value-type="float" office:value="0.13437" calcext:value-type="float">
            <text:p>0.13437</text:p>
          </table:table-cell>
          <table:table-cell office:value-type="float" office:value="-0.12244" calcext:value-type="float">
            <text:p>-0.12244</text:p>
          </table:table-cell>
          <table:table-cell office:value-type="float" office:value="-0.05152" calcext:value-type="float">
            <text:p>-0.05152</text:p>
          </table:table-cell>
          <table:table-cell office:value-type="float" office:value="-0.02526" calcext:value-type="float">
            <text:p>-0.02526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144" calcext:value-type="float">
            <text:p>-0.00144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4555" calcext:value-type="float">
            <text:p>0.04555</text:p>
          </table:table-cell>
          <table:table-cell office:value-type="float" office:value="-0.00095" calcext:value-type="float">
            <text:p>-0.00095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-0.00907" calcext:value-type="float">
            <text:p>-0.00907</text:p>
          </table:table-cell>
          <table:table-cell office:value-type="float" office:value="-0.01126" calcext:value-type="float">
            <text:p>-0.01126</text:p>
          </table:table-cell>
          <table:table-cell office:value-type="float" office:value="-0.00621" calcext:value-type="float">
            <text:p>-0.00621</text:p>
          </table:table-cell>
          <table:table-cell office:value-type="float" office:value="-0.01435" calcext:value-type="float">
            <text:p>-0.01435</text:p>
          </table:table-cell>
          <table:table-cell office:value-type="float" office:value="-0.00449" calcext:value-type="float">
            <text:p>-0.00449</text:p>
          </table:table-cell>
          <table:table-cell office:value-type="float" office:value="-0.00399" calcext:value-type="float">
            <text:p>-0.00399</text:p>
          </table:table-cell>
          <table:table-cell office:value-type="float" office:value="-0.00057" calcext:value-type="float">
            <text:p>-0.00057</text:p>
          </table:table-cell>
          <table:table-cell office:value-type="float" office:value="-0.00108" calcext:value-type="float">
            <text:p>-0.00108</text:p>
          </table:table-cell>
          <table:table-cell office:value-type="float" office:value="0.00007" calcext:value-type="float">
            <text:p>7E-05</text:p>
          </table:table-cell>
          <table:table-cell office:value-type="float" office:value="-0.00185" calcext:value-type="float">
            <text:p>-0.00185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-0.00002" calcext:value-type="float">
            <text:p>-2E-05</text:p>
          </table:table-cell>
          <table:table-cell office:value-type="float" office:value="-0.00014" calcext:value-type="float">
            <text:p>-0.00014</text:p>
          </table:table-cell>
          <table:table-cell office:value-type="float" office:value="-0.00002" calcext:value-type="float">
            <text:p>-2E-05</text:p>
          </table:table-cell>
          <table:table-cell/>
          <table:table-cell table:style-name="ce66" table:formula="of:=SUM([.B47:.AQ47])" office:value-type="float" office:value="0.40992" calcext:value-type="float">
            <text:p>0.409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heta-range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-0.10154" calcext:value-type="float">
            <text:p>-0.10154</text:p>
          </table:table-cell>
          <table:table-cell office:value-type="float" office:value="-0.19098" calcext:value-type="float">
            <text:p>-0.19098</text:p>
          </table:table-cell>
          <table:table-cell office:value-type="float" office:value="-0.28948" calcext:value-type="float">
            <text:p>-0.28948</text:p>
          </table:table-cell>
          <table:table-cell office:value-type="float" office:value="0.14546" calcext:value-type="float">
            <text:p>0.14546</text:p>
          </table:table-cell>
          <table:table-cell office:value-type="float" office:value="0.35033" calcext:value-type="float">
            <text:p>0.35033</text:p>
          </table:table-cell>
          <table:table-cell office:value-type="float" office:value="-0.11281" calcext:value-type="float">
            <text:p>-0.11281</text:p>
          </table:table-cell>
          <table:table-cell table:style-name="ce62" table:formula="of:=SUM([.B48:.H48])" office:value-type="percentage" office:value="-0.19544" calcext:value-type="percentage">
            <text:p>-19.54%</text:p>
          </table:table-cell>
          <table:table-cell office:value-type="float" office:value="-0.07139" calcext:value-type="float">
            <text:p>-0.07139</text:p>
          </table:table-cell>
          <table:table-cell office:value-type="float" office:value="-0.26756" calcext:value-type="float">
            <text:p>-0.26756</text:p>
          </table:table-cell>
          <table:table-cell office:value-type="float" office:value="0.08492" calcext:value-type="float">
            <text:p>0.08492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3785" calcext:value-type="float">
            <text:p>0.03785</text:p>
          </table:table-cell>
          <table:table-cell office:value-type="float" office:value="-0.15168" calcext:value-type="float">
            <text:p>-0.15168</text:p>
          </table:table-cell>
          <table:table-cell office:value-type="float" office:value="0.22688" calcext:value-type="float">
            <text:p>0.22688</text:p>
          </table:table-cell>
          <table:table-cell office:value-type="float" office:value="-0.13437" calcext:value-type="float">
            <text:p>-0.13437</text:p>
          </table:table-cell>
          <table:table-cell office:value-type="float" office:value="0.12244" calcext:value-type="float">
            <text:p>0.12244</text:p>
          </table:table-cell>
          <table:table-cell office:value-type="float" office:value="0.05152" calcext:value-type="float">
            <text:p>0.05152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-0.00023" calcext:value-type="float">
            <text:p>-0.0002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-0.02929" calcext:value-type="float">
            <text:p>-0.02929</text:p>
          </table:table-cell>
          <table:table-cell office:value-type="float" office:value="-0.00048" calcext:value-type="float">
            <text:p>-0.00048</text:p>
          </table:table-cell>
          <table:table-cell office:value-type="float" office:value="-0.04555" calcext:value-type="float">
            <text:p>-0.045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-0.00802" calcext:value-type="float">
            <text:p>-0.00802</text:p>
          </table:table-cell>
          <table:table-cell office:value-type="float" office:value="-0.02703" calcext:value-type="float">
            <text:p>-0.02703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.01435" calcext:value-type="float">
            <text:p>0.01435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-0.00007" calcext:value-type="float">
            <text:p>-7E-0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2" calcext:value-type="float">
            <text:p>2E-05</text:p>
          </table:table-cell>
          <table:table-cell/>
          <table:table-cell table:style-name="ce66" table:formula="of:=SUM([.B48:.AQ48])" office:value-type="float" office:value="-0.40992" calcext:value-type="float">
            <text:p>-0.40992</text:p>
          </table:table-cell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igenvalue</text:p>
          </table:table-cell>
          <table:table-cell office:value-type="float" office:value="14.4706" calcext:value-type="float">
            <text:p>14.4706</text:p>
          </table:table-cell>
          <table:table-cell office:value-type="float" office:value="8.9416" calcext:value-type="float">
            <text:p>8.9416</text:p>
          </table:table-cell>
          <table:table-cell office:value-type="float" office:value="3.7569" calcext:value-type="float">
            <text:p>3.7569</text:p>
          </table:table-cell>
          <table:table-cell office:value-type="float" office:value="3.0949" calcext:value-type="float">
            <text:p>3.0949</text:p>
          </table:table-cell>
          <table:table-cell office:value-type="float" office:value="2.7054" calcext:value-type="float">
            <text:p>2.7054</text:p>
          </table:table-cell>
          <table:table-cell office:value-type="float" office:value="1.9978" calcext:value-type="float">
            <text:p>1.9978</text:p>
          </table:table-cell>
          <table:table-cell office:value-type="float" office:value="1.9061" calcext:value-type="float">
            <text:p>1.9061</text:p>
          </table:table-cell>
          <table:table-cell/>
          <table:table-cell office:value-type="float" office:value="1.2234" calcext:value-type="float">
            <text:p>1.2234</text:p>
          </table:table-cell>
          <table:table-cell office:value-type="float" office:value="1.0943" calcext:value-type="float">
            <text:p>1.0943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36" calcext:value-type="float">
            <text:p>0.836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7641" calcext:value-type="float">
            <text:p>0.7641</text:p>
          </table:table-cell>
          <table:table-cell office:value-type="float" office:value="0.7494" calcext:value-type="float">
            <text:p>0.7494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2" calcext:value-type="float">
            <text:p>0.0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33" office:value-type="string" calcext:value-type="string">
            <text:p>percent</text:p>
          </table:table-cell>
          <table:table-cell table:style-name="ce36" table:formula="of:=[.B50]/47" office:value-type="percentage" office:value="0.307885106382979" calcext:value-type="percentage">
            <text:p>30.79%</text:p>
          </table:table-cell>
          <table:table-cell table:style-name="ce36" table:formula="of:=[.C50]/47" office:value-type="percentage" office:value="0.190246808510638" calcext:value-type="percentage">
            <text:p>19.02%</text:p>
          </table:table-cell>
          <table:table-cell table:style-name="ce36" table:formula="of:=[.D50]/47" office:value-type="percentage" office:value="0.0799340425531915" calcext:value-type="percentage">
            <text:p>7.99%</text:p>
          </table:table-cell>
          <table:table-cell table:style-name="ce36" table:formula="of:=[.E50]/47" office:value-type="percentage" office:value="0.0658489361702128" calcext:value-type="percentage">
            <text:p>6.58%</text:p>
          </table:table-cell>
          <table:table-cell table:style-name="ce36" table:formula="of:=[.F50]/47" office:value-type="percentage" office:value="0.0575617021276596" calcext:value-type="percentage">
            <text:p>5.76%</text:p>
          </table:table-cell>
          <table:table-cell table:style-name="ce36" table:formula="of:=[.G50]/47" office:value-type="percentage" office:value="0.0425063829787234" calcext:value-type="percentage">
            <text:p>4.25%</text:p>
          </table:table-cell>
          <table:table-cell table:style-name="ce36" table:formula="of:=[.H50]/47" office:value-type="percentage" office:value="0.0405553191489362" calcext:value-type="percentage">
            <text:p>4.06%</text:p>
          </table:table-cell>
          <table:table-cell table:style-name="ce36"/>
          <table:table-cell table:style-name="ce36" table:formula="of:=[.J50]/47" office:value-type="percentage" office:value="0.0260297872340426" calcext:value-type="percentage">
            <text:p>2.60%</text:p>
          </table:table-cell>
          <table:table-cell table:style-name="ce36" table:formula="of:=[.K50]/47" office:value-type="percentage" office:value="0.0232829787234043" calcext:value-type="percentage">
            <text:p>2.33%</text:p>
          </table:table-cell>
          <table:table-cell table:style-name="ce36" table:formula="of:=[.L50]/47" office:value-type="percentage" office:value="0.0201765957446809" calcext:value-type="percentage">
            <text:p>2.02%</text:p>
          </table:table-cell>
          <table:table-cell table:style-name="ce36" table:formula="of:=[.M50]/47" office:value-type="percentage" office:value="0.0184553191489362" calcext:value-type="percentage">
            <text:p>1.85%</text:p>
          </table:table-cell>
          <table:table-cell table:style-name="ce36" table:formula="of:=[.N50]/47" office:value-type="percentage" office:value="0.0177872340425532" calcext:value-type="percentage">
            <text:p>1.78%</text:p>
          </table:table-cell>
          <table:table-cell table:style-name="ce36" table:formula="of:=[.O50]/47" office:value-type="percentage" office:value="0.0172085106382979" calcext:value-type="percentage">
            <text:p>1.72%</text:p>
          </table:table-cell>
          <table:table-cell table:style-name="ce36" table:formula="of:=[.P50]/47" office:value-type="percentage" office:value="0.0162574468085106" calcext:value-type="percentage">
            <text:p>1.63%</text:p>
          </table:table-cell>
          <table:table-cell table:style-name="ce36" table:formula="of:=[.Q50]/47" office:value-type="percentage" office:value="0.0159446808510638" calcext:value-type="percentage">
            <text:p>1.59%</text:p>
          </table:table-cell>
          <table:table-cell table:style-name="ce36" table:formula="of:=[.R50]/47" office:value-type="percentage" office:value="0.0110468085106383" calcext:value-type="percentage">
            <text:p>1.10%</text:p>
          </table:table-cell>
          <table:table-cell table:style-name="ce36" table:formula="of:=[.S50]/47" office:value-type="percentage" office:value="0.00892553191489362" calcext:value-type="percentage">
            <text:p>0.89%</text:p>
          </table:table-cell>
          <table:table-cell table:style-name="ce36" table:formula="of:=[.T50]/47" office:value-type="percentage" office:value="0.00869148936170213" calcext:value-type="percentage">
            <text:p>0.87%</text:p>
          </table:table-cell>
          <table:table-cell table:style-name="ce36" table:formula="of:=[.U50]/47" office:value-type="percentage" office:value="0.00679787234042553" calcext:value-type="percentage">
            <text:p>0.68%</text:p>
          </table:table-cell>
          <table:table-cell table:style-name="ce36" table:formula="of:=[.V50]/47" office:value-type="percentage" office:value="0.00511276595744681" calcext:value-type="percentage">
            <text:p>0.51%</text:p>
          </table:table-cell>
          <table:table-cell table:style-name="ce36" table:formula="of:=[.W50]/47" office:value-type="percentage" office:value="0.00461063829787234" calcext:value-type="percentage">
            <text:p>0.46%</text:p>
          </table:table-cell>
          <table:table-cell table:style-name="ce36" table:formula="of:=[.X50]/47" office:value-type="percentage" office:value="0.00401489361702128" calcext:value-type="percentage">
            <text:p>0.40%</text:p>
          </table:table-cell>
          <table:table-cell table:style-name="ce36" table:formula="of:=[.Y50]/47" office:value-type="percentage" office:value="0.00312127659574468" calcext:value-type="percentage">
            <text:p>0.31%</text:p>
          </table:table-cell>
          <table:table-cell table:style-name="ce36" table:formula="of:=[.Z50]/47" office:value-type="percentage" office:value="0.00196595744680851" calcext:value-type="percentage">
            <text:p>0.20%</text:p>
          </table:table-cell>
          <table:table-cell table:style-name="ce36" table:formula="of:=[.AA50]/47" office:value-type="percentage" office:value="0.0013468085106383" calcext:value-type="percentage">
            <text:p>0.13%</text:p>
          </table:table-cell>
          <table:table-cell table:style-name="ce36" table:formula="of:=[.AB50]/47" office:value-type="percentage" office:value="0.00119148936170213" calcext:value-type="percentage">
            <text:p>0.12%</text:p>
          </table:table-cell>
          <table:table-cell table:style-name="ce36" table:formula="of:=[.AC50]/47" office:value-type="percentage" office:value="0.000765957446808511" calcext:value-type="percentage">
            <text:p>0.08%</text:p>
          </table:table-cell>
          <table:table-cell table:style-name="ce36" table:formula="of:=[.AD50]/47" office:value-type="percentage" office:value="0.000612765957446809" calcext:value-type="percentage">
            <text:p>0.06%</text:p>
          </table:table-cell>
          <table:table-cell table:style-name="ce36" table:formula="of:=[.AE50]/47" office:value-type="percentage" office:value="0.000548936170212766" calcext:value-type="percentage">
            <text:p>0.05%</text:p>
          </table:table-cell>
          <table:table-cell table:style-name="ce36" table:formula="of:=[.AF50]/47" office:value-type="percentage" office:value="0.000487234042553192" calcext:value-type="percentage">
            <text:p>0.05%</text:p>
          </table:table-cell>
          <table:table-cell table:style-name="ce36" table:formula="of:=[.AG50]/47" office:value-type="percentage" office:value="0.000417021276595745" calcext:value-type="percentage">
            <text:p>0.04%</text:p>
          </table:table-cell>
          <table:table-cell table:style-name="ce36" table:formula="of:=[.AH50]/47" office:value-type="percentage" office:value="0.000331914893617021" calcext:value-type="percentage">
            <text:p>0.03%</text:p>
          </table:table-cell>
          <table:table-cell table:style-name="ce36" table:formula="of:=[.AI50]/47" office:value-type="percentage" office:value="0.00018936170212766" calcext:value-type="percentage">
            <text:p>0.02%</text:p>
          </table:table-cell>
          <table:table-cell table:style-name="ce36" table:formula="of:=[.AJ50]/47" office:value-type="percentage" office:value="0.0000617021276595745" calcext:value-type="percentage">
            <text:p>0.01%</text:p>
          </table:table-cell>
          <table:table-cell table:style-name="ce36" table:formula="of:=[.AK50]/47" office:value-type="percentage" office:value="0.0000553191489361702" calcext:value-type="percentage">
            <text:p>0.01%</text:p>
          </table:table-cell>
          <table:table-cell table:style-name="ce36" table:formula="of:=[.AL50]/47" office:value-type="percentage" office:value="0.0000170212765957447" calcext:value-type="percentage">
            <text:p>0.00%</text:p>
          </table:table-cell>
          <table:table-cell table:style-name="ce36" table:formula="of:=[.AM50]/47" office:value-type="percentage" office:value="0.00000425531914893617" calcext:value-type="percentage">
            <text:p>0.00%</text:p>
          </table:table-cell>
          <table:table-cell table:style-name="ce36" table:formula="of:=[.AN50]/47" office:value-type="percentage" office:value="0" calcext:value-type="percentage">
            <text:p>0.00%</text:p>
          </table:table-cell>
          <table:table-cell table:style-name="ce36" table:formula="of:=[.AO50]/47" office:value-type="percentage" office:value="0" calcext:value-type="percentage">
            <text:p>0.00%</text:p>
          </table:table-cell>
          <table:table-cell table:style-name="ce36" table:formula="of:=[.AP50]/47" office:value-type="percentage" office:value="0" calcext:value-type="percentage">
            <text:p>0.00%</text:p>
          </table:table-cell>
          <table:table-cell table:style-name="ce36" table:formula="of:=[.AQ50]/47" office:value-type="percentage" office:value="0" calcext:value-type="percentage">
            <text:p>0.00%</text:p>
          </table:table-cell>
          <table:table-cell table:style-name="ce65" table:number-columns-repeated="4"/>
          <table:table-cell table:style-name="ce67"/>
          <table:table-cell table:style-name="ce65" table:number-columns-repeated="976"/>
        </table:table-row>
        <table:table-row table:style-name="ro1">
          <table:table-cell table:style-name="ce34" office:value-type="string" calcext:value-type="string">
            <text:p>cumpercent</text:p>
          </table:table-cell>
          <table:table-cell table:style-name="ce36" table:formula="of:=[.B51]" office:value-type="percentage" office:value="0.307885106382979" calcext:value-type="percentage">
            <text:p>30.79%</text:p>
          </table:table-cell>
          <table:table-cell table:style-name="ce36" table:formula="of:=[.B52]+[.C51]" office:value-type="percentage" office:value="0.498131914893617" calcext:value-type="percentage">
            <text:p>49.81%</text:p>
          </table:table-cell>
          <table:table-cell table:style-name="ce36" table:formula="of:=[.C52]+[.D51]" office:value-type="percentage" office:value="0.578065957446809" calcext:value-type="percentage">
            <text:p>57.81%</text:p>
          </table:table-cell>
          <table:table-cell table:style-name="ce36" table:formula="of:=[.D52]+[.E51]" office:value-type="percentage" office:value="0.643914893617021" calcext:value-type="percentage">
            <text:p>64.39%</text:p>
          </table:table-cell>
          <table:table-cell table:style-name="ce36" table:formula="of:=[.E52]+[.F51]" office:value-type="percentage" office:value="0.701476595744681" calcext:value-type="percentage">
            <text:p>70.15%</text:p>
          </table:table-cell>
          <table:table-cell table:style-name="ce36" table:formula="of:=[.F52]+[.G51]" office:value-type="percentage" office:value="0.743982978723404" calcext:value-type="percentage">
            <text:p>74.40%</text:p>
          </table:table-cell>
          <table:table-cell table:style-name="ce36" table:formula="of:=[.G52]+[.H51]" office:value-type="percentage" office:value="0.784538297872341" calcext:value-type="percentage">
            <text:p>78.45%</text:p>
          </table:table-cell>
          <table:table-cell table:style-name="ce36"/>
          <table:table-cell table:style-name="ce36" table:formula="of:=[.H52]+[.J51]" office:value-type="percentage" office:value="0.810568085106383" calcext:value-type="percentage">
            <text:p>81.06%</text:p>
          </table:table-cell>
          <table:table-cell table:style-name="ce36" table:formula="of:=[.J52]+[.K51]" office:value-type="percentage" office:value="0.833851063829787" calcext:value-type="percentage">
            <text:p>83.39%</text:p>
          </table:table-cell>
          <table:table-cell table:style-name="ce36" table:formula="of:=[.K52]+[.L51]" office:value-type="percentage" office:value="0.854027659574468" calcext:value-type="percentage">
            <text:p>85.40%</text:p>
          </table:table-cell>
          <table:table-cell table:style-name="ce36" table:formula="of:=[.L52]+[.M51]" office:value-type="percentage" office:value="0.872482978723405" calcext:value-type="percentage">
            <text:p>87.25%</text:p>
          </table:table-cell>
          <table:table-cell table:style-name="ce36" table:formula="of:=[.M52]+[.N51]" office:value-type="percentage" office:value="0.890270212765958" calcext:value-type="percentage">
            <text:p>89.03%</text:p>
          </table:table-cell>
          <table:table-cell table:style-name="ce36" table:formula="of:=[.N52]+[.O51]" office:value-type="percentage" office:value="0.907478723404256" calcext:value-type="percentage">
            <text:p>90.75%</text:p>
          </table:table-cell>
          <table:table-cell table:style-name="ce36" table:formula="of:=[.O52]+[.P51]" office:value-type="percentage" office:value="0.923736170212766" calcext:value-type="percentage">
            <text:p>92.37%</text:p>
          </table:table-cell>
          <table:table-cell table:style-name="ce36" table:formula="of:=[.P52]+[.Q51]" office:value-type="percentage" office:value="0.93968085106383" calcext:value-type="percentage">
            <text:p>93.97%</text:p>
          </table:table-cell>
          <table:table-cell table:style-name="ce36" table:formula="of:=[.Q52]+[.R51]" office:value-type="percentage" office:value="0.950727659574468" calcext:value-type="percentage">
            <text:p>95.07%</text:p>
          </table:table-cell>
          <table:table-cell table:style-name="ce36" table:formula="of:=[.R52]+[.S51]" office:value-type="percentage" office:value="0.959653191489362" calcext:value-type="percentage">
            <text:p>95.97%</text:p>
          </table:table-cell>
          <table:table-cell table:style-name="ce36" table:formula="of:=[.S52]+[.T51]" office:value-type="percentage" office:value="0.968344680851064" calcext:value-type="percentage">
            <text:p>96.83%</text:p>
          </table:table-cell>
          <table:table-cell table:style-name="ce36" table:formula="of:=[.T52]+[.U51]" office:value-type="percentage" office:value="0.97514255319149" calcext:value-type="percentage">
            <text:p>97.51%</text:p>
          </table:table-cell>
          <table:table-cell table:style-name="ce36" table:formula="of:=[.U52]+[.V51]" office:value-type="percentage" office:value="0.980255319148936" calcext:value-type="percentage">
            <text:p>98.03%</text:p>
          </table:table-cell>
          <table:table-cell table:style-name="ce36" table:formula="of:=[.V52]+[.W51]" office:value-type="percentage" office:value="0.984865957446809" calcext:value-type="percentage">
            <text:p>98.49%</text:p>
          </table:table-cell>
          <table:table-cell table:style-name="ce36" table:formula="of:=[.W52]+[.X51]" office:value-type="percentage" office:value="0.98888085106383" calcext:value-type="percentage">
            <text:p>98.89%</text:p>
          </table:table-cell>
          <table:table-cell table:style-name="ce36" table:formula="of:=[.X52]+[.Y51]" office:value-type="percentage" office:value="0.992002127659575" calcext:value-type="percentage">
            <text:p>99.20%</text:p>
          </table:table-cell>
          <table:table-cell table:style-name="ce36" table:formula="of:=[.Y52]+[.Z51]" office:value-type="percentage" office:value="0.993968085106383" calcext:value-type="percentage">
            <text:p>99.40%</text:p>
          </table:table-cell>
          <table:table-cell table:style-name="ce36" table:formula="of:=[.Z52]+[.AA51]" office:value-type="percentage" office:value="0.995314893617021" calcext:value-type="percentage">
            <text:p>99.53%</text:p>
          </table:table-cell>
          <table:table-cell table:style-name="ce36" table:formula="of:=[.AA52]+[.AB51]" office:value-type="percentage" office:value="0.996506382978724" calcext:value-type="percentage">
            <text:p>99.65%</text:p>
          </table:table-cell>
          <table:table-cell table:style-name="ce36" table:formula="of:=[.AB52]+[.AC51]" office:value-type="percentage" office:value="0.997272340425532" calcext:value-type="percentage">
            <text:p>99.73%</text:p>
          </table:table-cell>
          <table:table-cell table:style-name="ce36" table:formula="of:=[.AC52]+[.AD51]" office:value-type="percentage" office:value="0.997885106382979" calcext:value-type="percentage">
            <text:p>99.79%</text:p>
          </table:table-cell>
          <table:table-cell table:style-name="ce36" table:formula="of:=[.AD52]+[.AE51]" office:value-type="percentage" office:value="0.998434042553192" calcext:value-type="percentage">
            <text:p>99.84%</text:p>
          </table:table-cell>
          <table:table-cell table:style-name="ce36" table:formula="of:=[.AE52]+[.AF51]" office:value-type="percentage" office:value="0.998921276595745" calcext:value-type="percentage">
            <text:p>99.89%</text:p>
          </table:table-cell>
          <table:table-cell table:style-name="ce36" table:formula="of:=[.AF52]+[.AG51]" office:value-type="percentage" office:value="0.999338297872341" calcext:value-type="percentage">
            <text:p>99.93%</text:p>
          </table:table-cell>
          <table:table-cell table:style-name="ce36" table:formula="of:=[.AG52]+[.AH51]" office:value-type="percentage" office:value="0.999670212765958" calcext:value-type="percentage">
            <text:p>99.97%</text:p>
          </table:table-cell>
          <table:table-cell table:style-name="ce36" table:formula="of:=[.AH52]+[.AI51]" office:value-type="percentage" office:value="0.999859574468085" calcext:value-type="percentage">
            <text:p>99.99%</text:p>
          </table:table-cell>
          <table:table-cell table:style-name="ce36" table:formula="of:=[.AI52]+[.AJ51]" office:value-type="percentage" office:value="0.999921276595745" calcext:value-type="percentage">
            <text:p>99.99%</text:p>
          </table:table-cell>
          <table:table-cell table:style-name="ce36" table:formula="of:=[.AJ52]+[.AK51]" office:value-type="percentage" office:value="0.999976595744681" calcext:value-type="percentage">
            <text:p>100.00%</text:p>
          </table:table-cell>
          <table:table-cell table:style-name="ce36" table:formula="of:=[.AK52]+[.AL51]" office:value-type="percentage" office:value="0.999993617021277" calcext:value-type="percentage">
            <text:p>100.00%</text:p>
          </table:table-cell>
          <table:table-cell table:style-name="ce36" table:formula="of:=[.AL52]+[.AM51]" office:value-type="percentage" office:value="0.999997872340426" calcext:value-type="percentage">
            <text:p>100.00%</text:p>
          </table:table-cell>
          <table:table-cell table:style-name="ce36" table:formula="of:=[.AM52]+[.AN51]" office:value-type="percentage" office:value="0.999997872340426" calcext:value-type="percentage">
            <text:p>100.00%</text:p>
          </table:table-cell>
          <table:table-cell table:style-name="ce36" table:formula="of:=[.AN52]+[.AO51]" office:value-type="percentage" office:value="0.999997872340426" calcext:value-type="percentage">
            <text:p>100.00%</text:p>
          </table:table-cell>
          <table:table-cell table:style-name="ce36" table:formula="of:=[.AO52]+[.AP51]" office:value-type="percentage" office:value="0.999997872340426" calcext:value-type="percentage">
            <text:p>100.00%</text:p>
          </table:table-cell>
          <table:table-cell table:style-name="ce36" table:formula="of:=[.AP52]+[.AQ51]" office:value-type="percentage" office:value="0.999997872340426" calcext:value-type="percentage">
            <text:p>100.00%</text:p>
          </table:table-cell>
          <table:table-cell table:style-name="ce65" table:number-columns-repeated="4"/>
          <table:table-cell table:style-name="ce67"/>
          <table:table-cell table:style-name="ce65" table:number-columns-repeated="976"/>
        </table:table-row>
        <table:table-row table:style-name="ro1">
          <table:table-cell table:style-name="ce34"/>
          <table:table-cell table:style-name="ce37"/>
          <table:table-cell table:style-name="ce38"/>
          <table:table-cell table:style-name="ce43"/>
          <table:table-cell table:style-name="ce48"/>
          <table:table-cell table:style-name="ce37"/>
          <table:table-cell table:style-name="ce55"/>
          <table:table-cell table:style-name="ce37" table:number-columns-repeated="2"/>
          <table:table-cell table:style-name="ce64" table:number-columns-repeated="3"/>
          <table:table-cell table:style-name="ce65" table:number-columns-repeated="35"/>
          <table:table-cell table:style-name="ce67"/>
          <table:table-cell table:style-name="ce65" table:number-columns-repeated="976"/>
        </table:table-row>
        <table:table-row table:style-name="ro1">
          <table:table-cell table:style-name="ce34"/>
          <table:table-cell table:style-name="ce37" table:number-columns-repeated="2"/>
          <table:table-cell table:style-name="ce44"/>
          <table:table-cell table:style-name="ce37"/>
          <table:table-cell table:style-name="ce51"/>
          <table:table-cell table:style-name="ce37"/>
          <table:table-cell table:style-name="ce59" table:number-columns-repeated="2"/>
          <table:table-cell table:style-name="ce64" table:number-columns-repeated="3"/>
          <table:table-cell table:style-name="ce65" table:number-columns-repeated="35"/>
          <table:table-cell table:style-name="ce67"/>
          <table:table-cell table:style-name="ce65" table:number-columns-repeated="976"/>
        </table:table-row>
        <table:table-row table:style-name="ro1">
          <table:table-cell table:style-name="ce34"/>
          <table:table-cell table:style-name="ce37"/>
          <table:table-cell table:style-name="ce39"/>
          <table:table-cell table:style-name="ce37" table:number-columns-repeated="2"/>
          <table:table-cell table:style-name="ce52"/>
          <table:table-cell table:style-name="ce56"/>
          <table:table-cell table:style-name="ce60" table:number-columns-repeated="2"/>
          <table:table-cell table:style-name="ce64" table:number-columns-repeated="3"/>
          <table:table-cell table:style-name="ce65" table:number-columns-repeated="35"/>
          <table:table-cell table:style-name="ce67"/>
          <table:table-cell table:style-name="ce65" table:number-columns-repeated="976"/>
        </table:table-row>
        <table:table-row table:style-name="ro1">
          <table:table-cell table:style-name="ce34"/>
          <table:table-cell table:style-name="ce37" table:number-columns-repeated="2"/>
          <table:table-cell table:style-name="ce45"/>
          <table:table-cell table:style-name="ce49"/>
          <table:table-cell table:style-name="ce45"/>
          <table:table-cell table:style-name="ce37"/>
          <table:table-cell table:style-name="ce48" table:number-columns-repeated="2"/>
          <table:table-cell table:style-name="ce64" table:number-columns-repeated="3"/>
          <table:table-cell table:style-name="ce65" table:number-columns-repeated="35"/>
          <table:table-cell table:style-name="ce67"/>
          <table:table-cell table:style-name="ce65" table:number-columns-repeated="976"/>
        </table:table-row>
        <table:table-row table:style-name="ro1">
          <table:table-cell table:style-name="ce34"/>
          <table:table-cell table:style-name="ce37"/>
          <table:table-cell table:style-name="ce40"/>
          <table:table-cell table:style-name="ce46"/>
          <table:table-cell table:style-name="ce50"/>
          <table:table-cell table:style-name="ce53"/>
          <table:table-cell table:style-name="ce57"/>
          <table:table-cell table:style-name="ce37" table:number-columns-repeated="2"/>
          <table:table-cell table:style-name="ce64" table:number-columns-repeated="3"/>
          <table:table-cell table:style-name="ce65" table:number-columns-repeated="35"/>
          <table:table-cell table:style-name="ce67"/>
          <table:table-cell table:style-name="ce65" table:number-columns-repeated="976"/>
        </table:table-row>
        <table:table-row table:style-name="ro1">
          <table:table-cell table:style-name="ce34"/>
          <table:table-cell table:style-name="ce37"/>
          <table:table-cell table:style-name="ce41"/>
          <table:table-cell table:style-name="ce37" table:number-columns-repeated="2"/>
          <table:table-cell table:style-name="ce54"/>
          <table:table-cell table:style-name="ce58"/>
          <table:table-cell table:style-name="ce47" table:number-columns-repeated="2"/>
          <table:table-cell table:style-name="ce64" table:number-columns-repeated="3"/>
          <table:table-cell table:style-name="ce65" table:number-columns-repeated="35"/>
          <table:table-cell table:style-name="ce67"/>
          <table:table-cell table:style-name="ce65" table:number-columns-repeated="976"/>
        </table:table-row>
        <table:table-row table:style-name="ro1">
          <table:table-cell table:style-name="ce34"/>
          <table:table-cell table:style-name="ce37"/>
          <table:table-cell table:style-name="ce42"/>
          <table:table-cell table:style-name="ce47"/>
          <table:table-cell table:style-name="ce48"/>
          <table:table-cell table:style-name="ce37"/>
          <table:table-cell table:style-name="ce57"/>
          <table:table-cell table:style-name="ce61" table:number-columns-repeated="2"/>
          <table:table-cell table:style-name="ce64" table:number-columns-repeated="3"/>
          <table:table-cell table:style-name="ce65" table:number-columns-repeated="35"/>
          <table:table-cell table:style-name="ce67"/>
          <table:table-cell table:style-name="ce65" table:number-columns-repeated="976"/>
        </table:table-row>
        <table:table-row table:style-name="ro1">
          <table:table-cell table:style-name="ce34"/>
          <table:table-cell table:style-name="ce37"/>
          <table:table-cell table:style-name="ce42"/>
          <table:table-cell table:style-name="ce47"/>
          <table:table-cell table:style-name="ce48"/>
          <table:table-cell table:style-name="ce37"/>
          <table:table-cell table:style-name="ce57"/>
          <table:table-cell table:style-name="ce61" table:number-columns-repeated="2"/>
          <table:table-cell table:style-name="ce35" table:number-columns-repeated="3"/>
          <table:table-cell table:number-columns-repeated="1012"/>
        </table:table-row>
        <table:table-row table:style-name="ro1" table:number-rows-repeated="2">
          <table:table-cell table:style-name="ce35"/>
          <table:table-cell table:style-name="ce37"/>
          <table:table-cell table:style-name="ce35" table:number-columns-repeated="10"/>
          <table:table-cell table:number-columns-repeated="1012"/>
        </table:table-row>
        <table:table-row table:style-name="ro1" table:number-rows-repeated="30">
          <table:table-cell/>
          <table:table-cell table:style-name="ce37"/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ll_features_pca.AV2:all_features_pca.AV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22:23:41.9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16T23:03:34.232000000</dc:date>
    <meta:editing-duration>PT34M26S</meta:editing-duration>
    <meta:editing-cycles>5</meta:editing-cycles>
    <meta:generator>LibreOffice/6.4.7.2$Windows_X86_64 LibreOffice_project/639b8ac485750d5696d7590a72ef1b496725cfb5</meta:generator>
    <meta:document-statistic meta:table-count="1" meta:cell-count="2237" meta:object-count="0"/>
  </office:meta>
</office:document-meta>
</file>